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71cm"/>
    </style:style>
    <style:style style:name="co10" style:family="table-column">
      <style:table-column-properties fo:break-before="auto" style:column-width="3.069cm"/>
    </style:style>
    <style:style style:name="co11" style:family="table-column">
      <style:table-column-properties fo:break-before="auto" style:column-width="0.356cm"/>
    </style:style>
    <style:style style:name="co12" style:family="table-column">
      <style:table-column-properties fo:break-before="auto" style:column-width="0.33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2.937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3.113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0.904cm"/>
    </style:style>
    <style:style style:name="co22" style:family="table-column">
      <style:table-column-properties fo:break-before="auto" style:column-width="3.974cm"/>
    </style:style>
    <style:style style:name="co23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4.249cm"/>
    </style:style>
    <style:style style:name="co25" style:family="table-column">
      <style:table-column-properties fo:break-before="auto" style:column-width="0.586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3.0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7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c9211e" style:font-name="Arial2" fo:font-size="10pt" style:font-name-asian="Arial2" style:font-size-asian="10pt" style:font-name-complex="Arial2" style:font-size-complex="10pt"/>
    </style:style>
    <style:style style:name="ce1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47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49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5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3" style:font-size-asian="10pt" style:font-name-complex="Arial3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ackground-color="#ffffff" fo:border="0.06pt solid #000000"/>
    </style:style>
    <style:style style:name="ce6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72" style:family="table-cell" style:parent-style-name="Excel_20_Built-in_20_Comma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3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0" style:family="table-cell" style:parent-style-name="Default" style:data-style-name="N0">
      <style:table-cell-properties fo:background-color="#ffffff" style:vertical-align="middle"/>
    </style:style>
    <style:style style:name="ce1" style:family="table-cell" style:parent-style-name="Default" style:data-style-name="N0"/>
    <style:style style:name="ce6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 style:data-style-name="N0"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89" style:family="table-cell" style:parent-style-name="Normal_20_2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5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">
      <style:text-properties fo:font-weight="bold" style:font-weight-asian="bold" style:font-weight-complex="bold"/>
    </style:style>
    <style:style style:name="ce69" style:family="table-cell" style:parent-style-name="Default" style:data-style-name="N2"/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90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use-window-font-color="true" style:font-name="Arial" fo:font-size="10pt" style:font-name-asian="Arial" style:font-size-asian="10pt" style:font-name-complex="Arial" style:font-size-complex="10pt"/>
    </style:style>
    <style:style style:name="ce105" style:family="table-cell" style:parent-style-name="Normal_20_2" style:data-style-name="N2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2">
      <style:table-cell-properties fo:border="0.06pt solid #000000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1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1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</style:style>
    <style:style style:name="ce206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use-window-font-color="true"/>
    </style:style>
    <style:style style:name="ce112" style:family="table-cell" style:parent-style-name="Comma" style:data-style-name="N2">
      <style:table-cell-properties fo:background-color="transparent" fo:border="0.06pt solid #000000" style:vertical-align="automatic"/>
    </style:style>
    <style:style style:name="ce114" style:family="table-cell" style:parent-style-name="Comma" style:data-style-name="N2">
      <style:table-cell-properties fo:background-color="transparent" style:vertical-align="automatic"/>
    </style:style>
    <style:style style:name="ce106" style:family="table-cell" style:parent-style-name="Comma" style:data-style-name="N2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88" style:family="table-cell" style:parent-style-name="Default" style:data-style-name="N2">
      <style:table-cell-properties fo:border-bottom="none" fo:background-color="#ffff00" fo:border-left="0.06pt solid #000000" fo:border-right="0.06pt solid #000000" fo:border-top="0.06pt solid #000000"/>
    </style:style>
    <style:style style:name="ce92" style:family="table-cell" style:parent-style-name="Comma" style:data-style-name="N2">
      <style:table-cell-properties fo:border-bottom="none" fo:background-color="#ffff00" fo:border-left="0.06pt solid #000000" fo:border-right="0.06pt solid #000000" fo:border-top="none" style:vertical-align="automatic"/>
    </style:style>
    <style:style style:name="ce107" style:family="table-cell" style:parent-style-name="Comma" style:data-style-name="N2">
      <style:table-cell-properties fo:border-bottom="0.06pt solid #000000" fo:background-color="#ffff00" fo:border-left="0.06pt solid #000000" fo:border-right="0.06pt solid #000000" fo:border-top="none" style:vertical-align="automatic"/>
    </style:style>
    <style:style style:name="ce113" style:family="table-cell" style:parent-style-name="Comma" style:data-style-name="N2">
      <style:table-cell-properties fo:background-color="#ffff00" fo:border="0.06pt solid #000000" style:vertical-align="automatic"/>
    </style:style>
    <style:style style:name="ce7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0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8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2" style:family="table-cell" style:parent-style-name="Percent" style:data-style-name="N107">
      <style:table-cell-properties fo:border-bottom="0.06pt solid #000000" fo:background-color="transparent" fo:border-left="none" fo:border-right="none" fo:border-top="0.06pt solid #000000" style:vertical-align="automatic"/>
    </style:style>
    <style:style style:name="ce10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0" style:family="table-cell" style:parent-style-name="Default" style:data-style-name="N3"/>
    <style:style style:name="ce7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95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00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04" style:family="table-cell" style:parent-style-name="Default" style:data-style-name="N3">
      <style:table-cell-properties fo:border="0.06pt solid #000000"/>
    </style:style>
    <style:style style:name="ce2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double-thin #000000" style:border-line-width-top="0.018cm 0.026cm 0.018cm"/>
    </style:style>
    <style:style style:name="ce23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40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0.74pt solid #000000" style:rotation-align="none" fo:border-top="none"/>
    </style:style>
    <style:style style:name="ce241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43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0.74pt solid #000000" style:rotation-align="none" fo:border-top="none"/>
    </style:style>
    <style:style style:name="ce244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245" style:family="table-cell" style:parent-style-name="Default">
      <style:table-cell-properties fo:background-color="#ffffff" style:rotation-align="none"/>
    </style:style>
    <style:style style:name="ce246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 style:data-style-name="N2">
      <style:table-cell-properties style:rotation-align="none"/>
    </style:style>
    <style:style style:name="ce251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252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 style:data-style-name="N2">
      <style:table-cell-properties style:rotation-align="none"/>
      <style:text-properties style:use-window-font-color="true"/>
    </style:style>
    <style:style style:name="ce254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/>
    </style:style>
    <style:style style:name="ce255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7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58" style:family="table-cell" style:parent-style-name="Pivot_20_Table_20_Category" style:data-style-name="N0">
      <style:table-cell-properties fo:border-bottom="none" fo:border-left="0.06pt solid #000000" fo:border-right="0.06pt solid #000000" fo:border-top="0.06pt solid #000000"/>
    </style:style>
    <style:style style:name="ce259" style:family="table-cell" style:parent-style-name="Pivot_20_Table_20_Category" style:data-style-name="N0">
      <style:table-cell-properties fo:border-bottom="none" fo:border-left="0.06pt solid #000000" fo:border-right="0.06pt solid #000000" fo:border-top="none"/>
    </style:style>
    <style:style style:name="ce260" style:family="table-cell" style:parent-style-name="Pivot_20_Table_20_Category" style:data-style-name="N0">
      <style:table-cell-properties fo:border-bottom="0.06pt solid #000000" fo:border-left="0.06pt solid #000000" fo:border-right="0.06pt solid #000000" fo:border-top="none"/>
    </style:style>
    <style:style style:name="ce261" style:family="table-cell" style:parent-style-name="Default" style:data-style-name="N4"/>
    <style:style style:name="ce262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263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64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65" style:family="table-cell" style:parent-style-name="Pivot_20_Table_20_Value" style:data-style-name="N4">
      <style:table-cell-properties fo:border-bottom="none" fo:border-left="0.06pt solid #000000" fo:border-right="0.06pt solid #000000" fo:border-top="0.06pt solid #000000"/>
    </style:style>
    <style:style style:name="ce266" style:family="table-cell" style:parent-style-name="Pivot_20_Table_20_Value" style:data-style-name="N4">
      <style:table-cell-properties fo:border-bottom="none" fo:border-left="0.06pt solid #000000" fo:border-right="0.06pt solid #000000" fo:border-top="none"/>
    </style:style>
    <style:style style:name="ce267" style:family="table-cell" style:parent-style-name="Pivot_20_Table_20_Value" style:data-style-name="N4">
      <style:table-cell-properties fo:border-bottom="0.06pt solid #000000" fo:border-left="0.06pt solid #000000" fo:border-right="0.06pt solid #000000" fo:border-top="none"/>
    </style:style>
    <style:style style:name="ce268" style:family="table-cell" style:parent-style-name="Default">
      <style:table-cell-properties fo:border-bottom="none" fo:border-left="0.06pt solid #000000" fo:border-right="0.06pt solid #000000" fo:border-top="none"/>
    </style:style>
    <style:style style:name="ce26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0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71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27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7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278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279" style:family="table-cell" style:parent-style-name="Pivot_20_Table_20_Value" style:data-style-name="N2">
      <style:table-cell-properties fo:border-bottom="0.99pt solid #000000" fo:border-left="0.99pt solid #000000" fo:border-right="2.01pt solid #000000" fo:border-top="none"/>
    </style:style>
    <style:style style:name="ce280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1011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59" office:value-type="string" calcext:value-type="string" table:number-columns-spanned="7" table:number-rows-spanned="1">
            <text:p>LINKOTEL S.A.</text:p>
          </table:table-cell>
          <table:covered-table-cell table:number-columns-repeated="6" table:style-name="ce62"/>
          <table:table-cell table:style-name="ce3" office:value-type="string" calcext:value-type="string">
            <text:p>P/T:</text:p>
          </table:table-cell>
          <table:table-cell table:style-name="ce60" table:number-columns-spanned="2" table:number-rows-spanned="1"/>
          <table:covered-table-cell table:style-name="ce6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5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62"/>
          <table:table-cell table:style-name="ce3" office:value-type="string" calcext:value-type="string">
            <text:p>Preparado por:</text:p>
          </table:table-cell>
          <table:table-cell table:style-name="ce61" office:value-type="string" calcext:value-type="string" table:number-columns-spanned="2" table:number-rows-spanned="1">
            <text:p>César León</text:p>
          </table:table-cell>
          <table:covered-table-cell table:style-name="ce6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59" office:value-type="string" calcext:value-type="string" table:number-columns-spanned="7" table:number-rows-spanned="1">
            <text:p>Ventas e Ingresos</text:p>
          </table:table-cell>
          <table:covered-table-cell table:number-columns-repeated="6" table:style-name="ce62"/>
          <table:table-cell table:style-name="ce3" office:value-type="string" calcext:value-type="string">
            <text:p>Fecha:</text:p>
          </table:table-cell>
          <table:table-cell table:style-name="ce60" table:number-columns-spanned="2" table:number-rows-spanned="1"/>
          <table:covered-table-cell table:style-name="ce6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5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62"/>
          <table:table-cell table:style-name="ce3" office:value-type="string" calcext:value-type="string">
            <text:p>Revisado por:</text:p>
          </table:table-cell>
          <table:table-cell table:style-name="ce60" table:number-columns-spanned="2" table:number-rows-spanned="1"/>
          <table:covered-table-cell table:style-name="ce6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5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62"/>
          <table:table-cell table:style-name="ce3" office:value-type="string" calcext:value-type="string">
            <text:p>Fecha:</text:p>
          </table:table-cell>
          <table:table-cell table:style-name="ce60" table:number-columns-spanned="2" table:number-rows-spanned="1"/>
          <table:covered-table-cell table:style-name="ce62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62" table:number-columns-spanned="11" table:number-rows-spanned="1"/>
          <table:covered-table-cell table:number-columns-repeated="10" table:style-name="ce62"/>
          <table:table-cell table:number-columns-repeated="1013"/>
        </table:table-row>
        <table:table-row table:style-name="ro2"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4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65" office:value-type="string" calcext:value-type="string" table:number-columns-spanned="2" table:number-rows-spanned="1">
            <text:p>Movimientos</text:p>
          </table:table-cell>
          <table:covered-table-cell table:style-name="ce62"/>
          <table:table-cell table:style-name="ce7" office:value-type="string" calcext:value-type="string">
            <text:p>Saldos auditados al</text:p>
          </table:table-cell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7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80" table:number-columns-repeated="963"/>
        </table:table-row>
        <table:table-row table:style-name="ro1">
          <table:covered-table-cell table:number-columns-repeated="3" table:style-name="ce62"/>
          <table:table-cell table:style-name="ce9" office:value-type="date" office:date-value="2021-08-31" calcext:value-type="date">
            <text:p>31-ago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62"/>
          <table:table-cell table:style-name="ce9" office:value-type="date" office:date-value="2020-12-31" calcext:value-type="date">
            <text:p>31-dic-20</text:p>
          </table:table-cell>
          <table:covered-table-cell table:style-name="ce62"/>
          <table:table-cell table:style-name="ce4" table:number-columns-repeated="50"/>
          <table:table-cell table:style-name="ce180" table:number-columns-repeated="963"/>
        </table:table-row>
        <table:table-row table:style-name="ro1">
          <table:table-cell table:style-name="ce18"/>
          <table:table-cell table:style-name="ce127"/>
          <table:table-cell table:style-name="ce141"/>
          <table:table-cell table:style-name="ce148"/>
          <table:table-cell table:style-name="ce159"/>
          <table:table-cell table:style-name="ce148"/>
          <table:table-cell table:style-name="ce15"/>
          <table:table-cell table:style-name="ce18"/>
          <table:table-cell table:style-name="ce127"/>
          <table:table-cell table:style-name="ce171"/>
          <table:table-cell table:style-name="ce1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1.01" calcext:value-type="string">
            <text:p><text:s/>4.1.01.01.01 </text:p>
          </table:table-cell>
          <table:table-cell table:style-name="ce19" office:value-type="string" office:string-value="Servicios Especializado de mantenimiento" calcext:value-type="string">
            <text:p><text:s/>Servicios Especializado de mantenimiento </text:p>
          </table:table-cell>
          <table:table-cell table:style-name="ce142" office:value-type="string" calcext:value-type="string" table:number-columns-spanned="1" table:number-rows-spanned="6">
            <text:p>Prueba de Ventas</text:p>
          </table:table-cell>
          <table:table-cell table:style-name="ce21" office:value-type="float" office:value="840" calcext:value-type="float">
            <text:p>84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44.5" calcext:value-type="float">
            <text:p>45</text:p>
          </table:table-cell>
          <table:table-cell table:style-name="ce23" table:formula="of:=[.D10]-[.E10]+[.F10]" office:value-type="float" office:value="884.5" calcext:value-type="float">
            <text:p>885</text:p>
          </table:table-cell>
          <table:table-cell table:style-name="ce18" office:value-type="string" office:string-value="4.1.01.01.01" calcext:value-type="string">
            <text:p><text:s/>4.1.01.01.01 </text:p>
          </table:table-cell>
          <table:table-cell table:style-name="ce19" office:value-type="string" office:string-value="Servicios Especializado de mantenimiento" calcext:value-type="string">
            <text:p><text:s/>Servicios Especializado de mantenimiento 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+[.G10]-[.J10]" office:value-type="float" office:value="884.5" calcext:value-type="float">
            <text:p>885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1" calcext:value-type="string">
            <text:p><text:s/>4.1.01.02.01 </text:p>
          </table:table-cell>
          <table:table-cell table:style-name="ce19" office:value-type="string" office:string-value="Pensión Básica" calcext:value-type="string">
            <text:p><text:s/>Pensión Básica </text:p>
          </table:table-cell>
          <table:covered-table-cell table:style-name="ce143"/>
          <table:table-cell table:style-name="ce21" office:value-type="float" office:value="101984.64" calcext:value-type="float">
            <text:p>101,985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52976.71" calcext:value-type="float">
            <text:p>52,977</text:p>
          </table:table-cell>
          <table:table-cell table:style-name="ce23" table:formula="of:=[.D11]-[.E11]+[.F11]" office:value-type="float" office:value="154958.35" calcext:value-type="float">
            <text:p>154,958</text:p>
          </table:table-cell>
          <table:table-cell table:style-name="ce18" office:value-type="string" office:string-value="4.1.01.02.01" calcext:value-type="string">
            <text:p><text:s/>4.1.01.02.01 </text:p>
          </table:table-cell>
          <table:table-cell table:style-name="ce19" office:value-type="string" office:string-value="Pensión Básica" calcext:value-type="string">
            <text:p><text:s/>Pensión Básica </text:p>
          </table:table-cell>
          <table:table-cell table:style-name="ce21" office:value-type="float" office:value="151904.19" calcext:value-type="float">
            <text:p>151,904</text:p>
          </table:table-cell>
          <table:table-cell table:style-name="ce24" table:formula="of:=+[.G11]-[.J11]" office:value-type="float" office:value="3054.16" calcext:value-type="float">
            <text:p>3054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5" calcext:value-type="string">
            <text:p><text:s/>4.1.01.02.05 </text:p>
          </table:table-cell>
          <table:table-cell table:style-name="ce19" office:value-type="string" office:string-value="Consumo Celular" calcext:value-type="string">
            <text:p><text:s/>Consumo Celular </text:p>
          </table:table-cell>
          <table:covered-table-cell table:style-name="ce143"/>
          <table:table-cell table:style-name="ce21" office:value-type="float" office:value="266884.58" calcext:value-type="float">
            <text:p>266,885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10808.41" calcext:value-type="float">
            <text:p>110,808</text:p>
          </table:table-cell>
          <table:table-cell table:style-name="ce23" table:formula="of:=[.D12]-[.E12]+[.F12]" office:value-type="float" office:value="377692.99" calcext:value-type="float">
            <text:p>377,693</text:p>
          </table:table-cell>
          <table:table-cell table:style-name="ce18" office:value-type="string" office:string-value="4.1.01.02.05" calcext:value-type="string">
            <text:p><text:s/>4.1.01.02.05 </text:p>
          </table:table-cell>
          <table:table-cell table:style-name="ce19" office:value-type="string" office:string-value="Consumo Celular" calcext:value-type="string">
            <text:p><text:s/>Consumo Celular </text:p>
          </table:table-cell>
          <table:table-cell table:style-name="ce21" office:value-type="float" office:value="237998.87" calcext:value-type="float">
            <text:p>237,999</text:p>
          </table:table-cell>
          <table:table-cell table:style-name="ce24" table:formula="of:=+[.G12]-[.J12]" office:value-type="float" office:value="139694.12" calcext:value-type="float">
            <text:p>139694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2" calcext:value-type="string">
            <text:p><text:s/>4.1.01.02.02 </text:p>
          </table:table-cell>
          <table:table-cell table:style-name="ce19" office:value-type="string" office:string-value="Consumo Local" calcext:value-type="string">
            <text:p><text:s/>Consumo Local </text:p>
          </table:table-cell>
          <table:covered-table-cell table:style-name="ce143"/>
          <table:table-cell table:style-name="ce21" office:value-type="float" office:value="21117.13" calcext:value-type="float">
            <text:p>21,117</text:p>
          </table:table-cell>
          <table:table-cell table:style-name="ce22" office:value-type="float" office:value="11.25" calcext:value-type="float">
            <text:p>11</text:p>
          </table:table-cell>
          <table:table-cell table:style-name="ce21" office:value-type="float" office:value="9375.25" calcext:value-type="float">
            <text:p>9,375</text:p>
          </table:table-cell>
          <table:table-cell table:style-name="ce23" table:formula="of:=[.D13]-[.E13]+[.F13]" office:value-type="float" office:value="30481.13" calcext:value-type="float">
            <text:p>30,481</text:p>
          </table:table-cell>
          <table:table-cell table:style-name="ce18" office:value-type="string" office:string-value="4.1.01.02.02" calcext:value-type="string">
            <text:p><text:s/>4.1.01.02.02 </text:p>
          </table:table-cell>
          <table:table-cell table:style-name="ce19" office:value-type="string" office:string-value="Consumo Local" calcext:value-type="string">
            <text:p><text:s/>Consumo Local </text:p>
          </table:table-cell>
          <table:table-cell table:style-name="ce21" office:value-type="float" office:value="39129.12" calcext:value-type="float">
            <text:p>39,129</text:p>
          </table:table-cell>
          <table:table-cell table:style-name="ce24" table:formula="of:=+[.G13]-[.J13]" office:value-type="float" office:value="-8647.99" calcext:value-type="float">
            <text:p>(864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4" calcext:value-type="string">
            <text:p><text:s/>4.1.01.02.04 </text:p>
          </table:table-cell>
          <table:table-cell table:style-name="ce19" office:value-type="string" office:string-value="Consumo Nacional" calcext:value-type="string">
            <text:p><text:s/>Consumo Nacional </text:p>
          </table:table-cell>
          <table:covered-table-cell table:style-name="ce143"/>
          <table:table-cell table:style-name="ce21" office:value-type="float" office:value="10220.36" calcext:value-type="float">
            <text:p>10,220</text:p>
          </table:table-cell>
          <table:table-cell table:style-name="ce22" office:value-type="float" office:value="0.7" calcext:value-type="float">
            <text:p>1</text:p>
          </table:table-cell>
          <table:table-cell table:style-name="ce21" office:value-type="float" office:value="4491.17" calcext:value-type="float">
            <text:p>4,491</text:p>
          </table:table-cell>
          <table:table-cell table:style-name="ce23" table:formula="of:=[.D14]-[.E14]+[.F14]" office:value-type="float" office:value="14710.83" calcext:value-type="float">
            <text:p>14,711</text:p>
          </table:table-cell>
          <table:table-cell table:style-name="ce18" office:value-type="string" office:string-value="4.1.01.02.04" calcext:value-type="string">
            <text:p><text:s/>4.1.01.02.04 </text:p>
          </table:table-cell>
          <table:table-cell table:style-name="ce19" office:value-type="string" office:string-value="Consumo Nacional" calcext:value-type="string">
            <text:p><text:s/>Consumo Nacional </text:p>
          </table:table-cell>
          <table:table-cell table:style-name="ce21" office:value-type="float" office:value="16383.91" calcext:value-type="float">
            <text:p>16,384</text:p>
          </table:table-cell>
          <table:table-cell table:style-name="ce24" table:formula="of:=+[.G14]-[.J14]" office:value-type="float" office:value="-1673.08" calcext:value-type="float">
            <text:p>(167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6" calcext:value-type="string">
            <text:p><text:s/>4.1.01.02.06 </text:p>
          </table:table-cell>
          <table:table-cell table:style-name="ce19" office:value-type="string" office:string-value="Consumo Internacional" calcext:value-type="string">
            <text:p><text:s/>Consumo Internacional </text:p>
          </table:table-cell>
          <table:covered-table-cell table:style-name="ce143"/>
          <table:table-cell table:style-name="ce21" office:value-type="float" office:value="1143.74" calcext:value-type="float">
            <text:p>1,144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869.44" calcext:value-type="float">
            <text:p>869</text:p>
          </table:table-cell>
          <table:table-cell table:style-name="ce23" table:formula="of:=[.D15]-[.E15]+[.F15]" office:value-type="float" office:value="2013.18" calcext:value-type="float">
            <text:p>2,013</text:p>
          </table:table-cell>
          <table:table-cell table:style-name="ce18" office:value-type="string" office:string-value="4.1.01.02.06" calcext:value-type="string">
            <text:p><text:s/>4.1.01.02.06 </text:p>
          </table:table-cell>
          <table:table-cell table:style-name="ce19" office:value-type="string" office:string-value="Consumo Internacional" calcext:value-type="string">
            <text:p><text:s/>Consumo Internacional </text:p>
          </table:table-cell>
          <table:table-cell table:style-name="ce21" office:value-type="float" office:value="2235.39" calcext:value-type="float">
            <text:p>2,235</text:p>
          </table:table-cell>
          <table:table-cell table:style-name="ce24" table:formula="of:=+[.G15]-[.J15]" office:value-type="float" office:value="-222.21" calcext:value-type="float">
            <text:p>(22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5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5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6" office:value-type="string" office:string-value="Interconexión" calcext:value-type="string">
            <text:p><text:s/>Interconexión 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6" office:value-type="string" office:string-value="Interconexión" calcext:value-type="string">
            <text:p><text:s/>Interconexión </text:p>
          </table:table-cell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2" calcext:value-type="string">
            <text:p><text:s/>4.2.01.02 </text:p>
          </table:table-cell>
          <table:table-cell table:style-name="ce25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142" office:value-type="string" calcext:value-type="string" table:number-columns-spanned="1" table:number-rows-spanned="6">
            <text:p>Interconexiones</text:p>
          </table:table-cell>
          <table:table-cell table:style-name="ce21" office:value-type="float" office:value="43512.46" calcext:value-type="float">
            <text:p>43,51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8973.24" calcext:value-type="float">
            <text:p>18,973</text:p>
          </table:table-cell>
          <table:table-cell table:style-name="ce23" table:formula="of:=[.D18]-[.E18]+[.F18]" office:value-type="float" office:value="62485.7" calcext:value-type="float">
            <text:p>62,486</text:p>
          </table:table-cell>
          <table:table-cell table:style-name="ce18" office:value-type="string" office:string-value="4.2.01.02" calcext:value-type="string">
            <text:p><text:s/>4.2.01.02 </text:p>
          </table:table-cell>
          <table:table-cell table:style-name="ce25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21" office:value-type="float" office:value="88612.57" calcext:value-type="float">
            <text:p>88,613</text:p>
          </table:table-cell>
          <table:table-cell table:style-name="ce24" table:formula="of:=+[.G18]-[.J18]" office:value-type="float" office:value="-26126.87" calcext:value-type="float">
            <text:p>(2612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3" calcext:value-type="string">
            <text:p><text:s/>4.2.01.03 </text:p>
          </table:table-cell>
          <table:table-cell table:style-name="ce25" office:value-type="string" office:string-value="CONECEL ' PORTA '" calcext:value-type="string">
            <text:p><text:s/>CONECEL ' PORTA ' </text:p>
          </table:table-cell>
          <table:covered-table-cell table:style-name="ce143"/>
          <table:table-cell table:style-name="ce21" office:value-type="float" office:value="58366.69" calcext:value-type="float">
            <text:p>58,367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0276.05" calcext:value-type="float">
            <text:p>20,276</text:p>
          </table:table-cell>
          <table:table-cell table:style-name="ce23" table:formula="of:=[.D19]-[.E19]+[.F19]" office:value-type="float" office:value="78642.74" calcext:value-type="float">
            <text:p>78,643</text:p>
          </table:table-cell>
          <table:table-cell table:style-name="ce18" office:value-type="string" office:string-value="4.2.01.03" calcext:value-type="string">
            <text:p><text:s/>4.2.01.03 </text:p>
          </table:table-cell>
          <table:table-cell table:style-name="ce25" office:value-type="string" office:string-value="CONECEL ' PORTA '" calcext:value-type="string">
            <text:p><text:s/>CONECEL ' PORTA ' </text:p>
          </table:table-cell>
          <table:table-cell table:style-name="ce21" office:value-type="float" office:value="83469.61" calcext:value-type="float">
            <text:p>83,470</text:p>
          </table:table-cell>
          <table:table-cell table:style-name="ce24" table:formula="of:=+[.G19]-[.J19]" office:value-type="float" office:value="-4826.87" calcext:value-type="float">
            <text:p>(482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4" calcext:value-type="string">
            <text:p><text:s/>4.2.01.04 </text:p>
          </table:table-cell>
          <table:table-cell table:style-name="ce25" office:value-type="string" office:string-value="OTECEL S.A. ' MOVISTAR'" calcext:value-type="string">
            <text:p><text:s/>OTECEL S.A. ' MOVISTAR' </text:p>
          </table:table-cell>
          <table:covered-table-cell table:style-name="ce143"/>
          <table:table-cell table:style-name="ce21" office:value-type="float" office:value="36372.46" calcext:value-type="float">
            <text:p>36,37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0065.65" calcext:value-type="float">
            <text:p>20,066</text:p>
          </table:table-cell>
          <table:table-cell table:style-name="ce23" table:formula="of:=[.D20]-[.E20]+[.F20]" office:value-type="float" office:value="56438.11" calcext:value-type="float">
            <text:p>56,438</text:p>
          </table:table-cell>
          <table:table-cell table:style-name="ce18" office:value-type="string" office:string-value="4.2.01.04" calcext:value-type="string">
            <text:p><text:s/>4.2.01.04 </text:p>
          </table:table-cell>
          <table:table-cell table:style-name="ce25" office:value-type="string" office:string-value="OTECEL S.A. ' MOVISTAR'" calcext:value-type="string">
            <text:p><text:s/>OTECEL S.A. ' MOVISTAR' </text:p>
          </table:table-cell>
          <table:table-cell table:style-name="ce21" office:value-type="float" office:value="51770.16" calcext:value-type="float">
            <text:p>51,770</text:p>
          </table:table-cell>
          <table:table-cell table:style-name="ce24" table:formula="of:=+[.G20]-[.J20]" office:value-type="float" office:value="4667.95" calcext:value-type="float">
            <text:p>4668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5" calcext:value-type="string">
            <text:p><text:s/>4.2.01.05 </text:p>
          </table:table-cell>
          <table:table-cell table:style-name="ce25" office:value-type="string" office:string-value="TELECSA S.A. 'ALEGRO'" calcext:value-type="string">
            <text:p><text:s/>TELECSA S.A. 'ALEGRO' </text:p>
          </table:table-cell>
          <table:covered-table-cell table:style-name="ce143"/>
          <table:table-cell table:style-name="ce21" office:value-type="float" office:value="6303.52" calcext:value-type="float">
            <text:p>6,304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783.26" calcext:value-type="float">
            <text:p>2,783</text:p>
          </table:table-cell>
          <table:table-cell table:style-name="ce23" table:formula="of:=[.D21]-[.E21]+[.F21]" office:value-type="float" office:value="9086.78" calcext:value-type="float">
            <text:p>9,087</text:p>
          </table:table-cell>
          <table:table-cell table:style-name="ce18" office:value-type="string" office:string-value="4.2.01.05" calcext:value-type="string">
            <text:p><text:s/>4.2.01.05 </text:p>
          </table:table-cell>
          <table:table-cell table:style-name="ce25" office:value-type="string" office:string-value="TELECSA S.A. 'ALEGRO'" calcext:value-type="string">
            <text:p><text:s/>TELECSA S.A. 'ALEGRO' </text:p>
          </table:table-cell>
          <table:table-cell table:style-name="ce21" office:value-type="float" office:value="13143.91" calcext:value-type="float">
            <text:p>13,144</text:p>
          </table:table-cell>
          <table:table-cell table:style-name="ce24" table:formula="of:=+[.G21]-[.J21]" office:value-type="float" office:value="-4057.13" calcext:value-type="float">
            <text:p>(405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6" calcext:value-type="string">
            <text:p><text:s/>4.2.01.06 </text:p>
          </table:table-cell>
          <table:table-cell table:style-name="ce25" office:value-type="string" office:string-value="SETEL &quot; TV CABLE &quot;" calcext:value-type="string">
            <text:p><text:s/>SETEL " TV CABLE " </text:p>
          </table:table-cell>
          <table:covered-table-cell table:style-name="ce143"/>
          <table:table-cell table:style-name="ce21" office:value-type="float" office:value="2144.64" calcext:value-type="float">
            <text:p>2,145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74.77" calcext:value-type="float">
            <text:p>975</text:p>
          </table:table-cell>
          <table:table-cell table:style-name="ce23" table:formula="of:=[.D22]-[.E22]+[.F22]" office:value-type="float" office:value="3119.41" calcext:value-type="float">
            <text:p>3,119</text:p>
          </table:table-cell>
          <table:table-cell table:style-name="ce18" office:value-type="string" office:string-value="4.2.01.06" calcext:value-type="string">
            <text:p><text:s/>4.2.01.06 </text:p>
          </table:table-cell>
          <table:table-cell table:style-name="ce25" office:value-type="string" office:string-value="SETEL &quot; TV CABLE &quot;" calcext:value-type="string">
            <text:p><text:s/>SETEL " TV CABLE " </text:p>
          </table:table-cell>
          <table:table-cell table:style-name="ce21" office:value-type="float" office:value="4165.82" calcext:value-type="float">
            <text:p>4,166</text:p>
          </table:table-cell>
          <table:table-cell table:style-name="ce24" table:formula="of:=+[.G22]-[.J22]" office:value-type="float" office:value="-1046.41" calcext:value-type="float">
            <text:p>(104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11" calcext:value-type="string">
            <text:p><text:s/>4.2.01.11 </text:p>
          </table:table-cell>
          <table:table-cell table:style-name="ce25" office:value-type="string" office:string-value="ETAPA EP." calcext:value-type="string">
            <text:p><text:s/>ETAPA EP. </text:p>
          </table:table-cell>
          <table:covered-table-cell table:style-name="ce143"/>
          <table:table-cell table:style-name="ce21" office:value-type="float" office:value="491.72" calcext:value-type="float">
            <text:p>49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29.09" calcext:value-type="float">
            <text:p>229</text:p>
          </table:table-cell>
          <table:table-cell table:style-name="ce23" table:formula="of:=[.D23]-[.E23]+[.F23]" office:value-type="float" office:value="720.81" calcext:value-type="float">
            <text:p>721</text:p>
          </table:table-cell>
          <table:table-cell table:style-name="ce18" office:value-type="string" office:string-value="4.2.01.11" calcext:value-type="string">
            <text:p><text:s/>4.2.01.11 </text:p>
          </table:table-cell>
          <table:table-cell table:style-name="ce25" office:value-type="string" office:string-value="ETAPA EP." calcext:value-type="string">
            <text:p><text:s/>ETAPA EP. </text:p>
          </table:table-cell>
          <table:table-cell table:style-name="ce21" office:value-type="float" office:value="1163.8" calcext:value-type="float">
            <text:p>1,164</text:p>
          </table:table-cell>
          <table:table-cell table:style-name="ce24" table:formula="of:=+[.G23]-[.J23]" office:value-type="float" office:value="-442.99" calcext:value-type="float">
            <text:p>(44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5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5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3" calcext:value-type="string">
            <text:p><text:s/>4.1.01.03 </text:p>
          </table:table-cell>
          <table:table-cell table:style-name="ce19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20"/>
          <table:table-cell table:style-name="ce21" table:formula="of:=53.58+125.93" office:value-type="float" office:value="179.51" calcext:value-type="float">
            <text:p>180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formula="of:=180+557.69+80.37+8.93" office:value-type="float" office:value="826.99" calcext:value-type="float">
            <text:p>827</text:p>
          </table:table-cell>
          <table:table-cell table:style-name="ce23" table:formula="of:=[.D25]-[.E25]+[.F25]" office:value-type="float" office:value="1006.5" calcext:value-type="float">
            <text:p>1,007</text:p>
          </table:table-cell>
          <table:table-cell table:style-name="ce18" office:value-type="string" office:string-value="4.1.01.03" calcext:value-type="string">
            <text:p><text:s/>4.1.01.03 </text:p>
          </table:table-cell>
          <table:table-cell table:style-name="ce19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21" office:value-type="float" office:value="254.49" calcext:value-type="float">
            <text:p>254</text:p>
          </table:table-cell>
          <table:table-cell table:style-name="ce24" table:formula="of:=+[.G25]-[.J25]" office:value-type="float" office:value="752.01" calcext:value-type="float">
            <text:p>752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6" calcext:value-type="string">
            <text:p><text:s/>4.1.01.06 </text:p>
          </table:table-cell>
          <table:table-cell table:style-name="ce19" office:value-type="string" office:string-value="Consumo regional" calcext:value-type="string">
            <text:p><text:s/>Consumo regional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D26]-[.E26]+[.F26]" office:value-type="float" office:value="0" calcext:value-type="float">
            <text:p>0</text:p>
          </table:table-cell>
          <table:table-cell table:style-name="ce18" office:value-type="string" office:string-value="4.1.01.06" calcext:value-type="string">
            <text:p><text:s/>4.1.01.06 </text:p>
          </table:table-cell>
          <table:table-cell table:style-name="ce19" office:value-type="string" office:string-value="Consumo regional" calcext:value-type="string">
            <text:p><text:s/>Consumo regional </text:p>
          </table:table-cell>
          <table:table-cell table:style-name="ce21" office:value-type="float" office:value="0.5" calcext:value-type="float">
            <text:p>1</text:p>
          </table:table-cell>
          <table:table-cell table:style-name="ce24" table:formula="of:=+[.G26]-[.J26]" office:value-type="float" office:value="-0.5" calcext:value-type="float">
            <text:p>(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 office:value-type="string" office:string-value="Otros servicios" calcext:value-type="string">
            <text:p><text:s/>Otros servicios </text:p>
          </table:table-cell>
          <table:table-cell table:style-name="ce20"/>
          <table:table-cell table:style-name="ce21" office:value-type="float" office:value="66511.3" calcext:value-type="float">
            <text:p>66,51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31003.36" calcext:value-type="float">
            <text:p>31,003</text:p>
          </table:table-cell>
          <table:table-cell table:style-name="ce23" table:formula="of:=[.D27]-[.E27]+[.F27]" office:value-type="float" office:value="97514.66" calcext:value-type="float">
            <text:p>97,515</text:p>
          </table:table-cell>
          <table:table-cell table:style-name="ce18"/>
          <table:table-cell table:style-name="ce19" office:value-type="string" office:string-value="Otros servicios" calcext:value-type="string">
            <text:p><text:s/>Otros servicios </text:p>
          </table:table-cell>
          <table:table-cell table:style-name="ce21" office:value-type="float" office:value="92804.95" calcext:value-type="float">
            <text:p>92,805</text:p>
          </table:table-cell>
          <table:table-cell table:style-name="ce24" table:formula="of:=+[.G27]-[.J27]" office:value-type="float" office:value="4709.71000000001" calcext:value-type="float">
            <text:p>4710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3.01.01" calcext:value-type="string">
            <text:p><text:s/>4.3.01.01 </text:p>
          </table:table-cell>
          <table:table-cell table:style-name="ce19" office:value-type="string" office:string-value="Otros Ingresos" calcext:value-type="string">
            <text:p><text:s/>Otros Ingresos </text:p>
          </table:table-cell>
          <table:table-cell table:style-name="ce20"/>
          <table:table-cell table:style-name="ce21" table:formula="of:=2573+553.6" office:value-type="float" office:value="3126.6" calcext:value-type="float">
            <text:p>3,127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formula="of:=0+222.06" office:value-type="float" office:value="222.06" calcext:value-type="float">
            <text:p>222</text:p>
          </table:table-cell>
          <table:table-cell table:style-name="ce23" table:formula="of:=[.D28]-[.E28]+[.F28]" office:value-type="float" office:value="3348.66" calcext:value-type="float">
            <text:p>3,349</text:p>
          </table:table-cell>
          <table:table-cell table:style-name="ce18" office:value-type="string" office:string-value="4.3.01.01" calcext:value-type="string">
            <text:p><text:s/>4.3.01.01 </text:p>
          </table:table-cell>
          <table:table-cell table:style-name="ce19" office:value-type="string" office:string-value="Otros Ingresos" calcext:value-type="string">
            <text:p><text:s/>Otros Ingresos </text:p>
          </table:table-cell>
          <table:table-cell table:style-name="ce21" office:value-type="float" office:value="456.33" calcext:value-type="float">
            <text:p>456</text:p>
          </table:table-cell>
          <table:table-cell table:style-name="ce24" table:formula="of:=+[.G28]-[.J28]" office:value-type="float" office:value="2892.33" calcext:value-type="float">
            <text:p>2892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19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6" office:value-type="string" office:string-value="DESCUENTOS" calcext:value-type="string">
            <text:p><text:s/>DESCUENTOS 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6" office:value-type="string" office:string-value="DESCUENTOS" calcext:value-type="string">
            <text:p><text:s/>DESCUENTOS </text:p>
          </table:table-cell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4.01.01" calcext:value-type="string">
            <text:p><text:s/>4.4.01.01 </text:p>
          </table:table-cell>
          <table:table-cell table:style-name="ce25" office:value-type="string" office:string-value="Descuento por tercera edad" calcext:value-type="string">
            <text:p><text:s/>Descuento por tercera edad </text:p>
          </table:table-cell>
          <table:table-cell table:style-name="ce20"/>
          <table:table-cell table:style-name="ce21" office:value-type="float" office:value="-1497.95" calcext:value-type="float">
            <text:p>-1,498</text:p>
          </table:table-cell>
          <table:table-cell table:style-name="ce22" office:value-type="float" office:value="782.18" calcext:value-type="float">
            <text:p>78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D31]-[.E31]+[.F31]" office:value-type="float" office:value="-2280.13" calcext:value-type="float">
            <text:p>-2,280</text:p>
          </table:table-cell>
          <table:table-cell table:style-name="ce18" office:value-type="string" office:string-value="4.4.01.01" calcext:value-type="string">
            <text:p><text:s/>4.4.01.01 </text:p>
          </table:table-cell>
          <table:table-cell table:style-name="ce25" office:value-type="string" office:string-value="Descuento por tercera edad" calcext:value-type="string">
            <text:p><text:s/>Descuento por tercera edad </text:p>
          </table:table-cell>
          <table:table-cell table:style-name="ce21" office:value-type="float" office:value="-2394.13" calcext:value-type="float">
            <text:p>-2,394</text:p>
          </table:table-cell>
          <table:table-cell table:style-name="ce24" table:formula="of:=+[.G31]-[.J31]" office:value-type="float" office:value="114" calcext:value-type="float">
            <text:p>114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4.01.02" calcext:value-type="string">
            <text:p><text:s/>4.4.01.02 </text:p>
          </table:table-cell>
          <table:table-cell table:style-name="ce25" office:value-type="string" office:string-value="Descuento en ventas / servicios" calcext:value-type="string">
            <text:p><text:s/>Descuento en ventas / servicios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D32]-[.E32]+[.F32]" office:value-type="float" office:value="0" calcext:value-type="float">
            <text:p>0</text:p>
          </table:table-cell>
          <table:table-cell table:style-name="ce18" office:value-type="string" office:string-value="4.4.01.02" calcext:value-type="string">
            <text:p><text:s/>4.4.01.02 </text:p>
          </table:table-cell>
          <table:table-cell table:style-name="ce25" office:value-type="string" office:string-value="Descuento en ventas / servicios" calcext:value-type="string">
            <text:p><text:s/>Descuento en ventas / servicios 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+[.G32]-[.J32]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19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27"/>
          <table:table-cell table:style-name="ce28" office:value-type="string" office:string-value="Total" calcext:value-type="string">
            <text:p><text:s/>Total </text:p>
          </table:table-cell>
          <table:table-cell table:style-name="ce28"/>
          <table:table-cell table:style-name="ce29" table:formula="of:=SUM([.D9:.D33])" office:value-type="float" office:value="617701.4" calcext:value-type="float">
            <text:p>617,701</text:p>
          </table:table-cell>
          <table:table-cell table:style-name="ce29" table:formula="of:=SUM([.E9:.E33])" office:value-type="float" office:value="797.13" calcext:value-type="float">
            <text:p>797</text:p>
          </table:table-cell>
          <table:table-cell table:style-name="ce29" table:formula="of:=SUM([.F9:.F33])" office:value-type="float" office:value="273919.95" calcext:value-type="float">
            <text:p>273,920</text:p>
          </table:table-cell>
          <table:table-cell table:style-name="ce29" table:formula="of:=SUM([.G9:.G33])" office:value-type="float" office:value="890824.22" calcext:value-type="float">
            <text:p>890,824</text:p>
          </table:table-cell>
          <table:table-cell table:style-name="ce30" table:number-columns-repeated="2"/>
          <table:table-cell table:style-name="ce29" table:formula="of:=SUM([.J9:.J33])" office:value-type="float" office:value="781099.49" calcext:value-type="float">
            <text:p>781,099</text:p>
          </table:table-cell>
          <table:table-cell table:style-name="ce31" table:formula="of:=SUM([.K9:.K33])" office:value-type="float" office:value="109724.73" calcext:value-type="float">
            <text:p>109725 </text:p>
          </table:table-cell>
          <table:table-cell table:style-name="ce3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number-columns-repeated="2"/>
          <table:table-cell table:style-name="ce35" office:value-type="string" calcext:value-type="string">
            <text:p>Saldo al</text:p>
          </table:table-cell>
          <table:table-cell table:style-name="ce36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Nota a los estados financieros:</text:p>
          </table:table-cell>
          <table:table-cell table:style-name="ce37"/>
          <table:table-cell table:style-name="ce38" office:value-type="date" office:date-value="2021-12-31" calcext:value-type="date">
            <text:p>31/12/2021</text:p>
          </table:table-cell>
          <table:table-cell table:style-name="ce39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40" table:number-columns-repeated="2"/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/>
          <table:table-cell table:style-name="ce40" office:value-type="string" calcext:value-type="string">
            <text:p>Ventas e Ingresos</text:p>
          </table:table-cell>
          <table:table-cell table:style-name="ce40"/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Servicios especializados de Mantenimiento</text:p>
          </table:table-cell>
          <table:table-cell table:style-name="ce40"/>
          <table:table-cell table:style-name="ce44" table:formula="of:=[.G10]" office:value-type="float" office:value="884.5" calcext:value-type="float">
            <text:p>885</text:p>
          </table:table-cell>
          <table:table-cell table:style-name="ce44" table:formula="of:=[.J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Pensión Básica</text:p>
          </table:table-cell>
          <table:table-cell table:style-name="ce40"/>
          <table:table-cell table:style-name="ce44" table:formula="of:=[.G11]" office:value-type="float" office:value="154958.35" calcext:value-type="float">
            <text:p>154,958</text:p>
          </table:table-cell>
          <table:table-cell table:style-name="ce44" table:formula="of:=[.J11]" office:value-type="float" office:value="151904.19" calcext:value-type="float">
            <text:p>151,904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Consumo Celular</text:p>
          </table:table-cell>
          <table:table-cell table:style-name="ce46"/>
          <table:table-cell table:style-name="ce47" table:formula="of:=[.G12]" office:value-type="float" office:value="377692.99" calcext:value-type="float">
            <text:p>377,693</text:p>
          </table:table-cell>
          <table:table-cell table:style-name="ce47" table:formula="of:=[.J12]" office:value-type="float" office:value="237998.87" calcext:value-type="float">
            <text:p>237,999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Consumo Local</text:p>
          </table:table-cell>
          <table:table-cell table:style-name="ce46"/>
          <table:table-cell table:style-name="ce47" table:formula="of:=[.G13]" office:value-type="float" office:value="30481.13" calcext:value-type="float">
            <text:p>30,481</text:p>
          </table:table-cell>
          <table:table-cell table:style-name="ce47" table:formula="of:=[.J13]" office:value-type="float" office:value="39129.12" calcext:value-type="float">
            <text:p>39,129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Interconexión</text:p>
          </table:table-cell>
          <table:table-cell table:style-name="ce46"/>
          <table:table-cell table:style-name="ce47" table:formula="of:=SUM([.G17:.G24])" office:value-type="float" office:value="210493.55" calcext:value-type="float">
            <text:p>210,494</text:p>
          </table:table-cell>
          <table:table-cell table:style-name="ce47" table:formula="of:=SUM([.J17:.J24])" office:value-type="float" office:value="242325.87" calcext:value-type="float">
            <text:p>242,326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Consumo Nacional e Internacional</text:p>
          </table:table-cell>
          <table:table-cell table:style-name="ce46"/>
          <table:table-cell table:style-name="ce47" table:formula="of:=[.G14]+[.G15]" office:value-type="float" office:value="16724.01" calcext:value-type="float">
            <text:p>16,724</text:p>
          </table:table-cell>
          <table:table-cell table:style-name="ce47" table:formula="of:=[.J14]+[.J15]" office:value-type="float" office:value="18619.3" calcext:value-type="float">
            <text:p>18,619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Otros Servicios</text:p>
          </table:table-cell>
          <table:table-cell table:style-name="ce46"/>
          <table:table-cell table:style-name="ce47" table:formula="of:=SUM([.G25:.G27])" office:value-type="float" office:value="98521.16" calcext:value-type="float">
            <text:p>98,521</text:p>
          </table:table-cell>
          <table:table-cell table:style-name="ce47" table:formula="of:=SUM([.J25:.J27])" office:value-type="float" office:value="93059.94" calcext:value-type="float">
            <text:p>93,060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Sub-Total</text:p>
          </table:table-cell>
          <table:table-cell table:style-name="ce46"/>
          <table:table-cell table:style-name="ce49" table:formula="of:=SUM([.D40:.D46])" office:value-type="float" office:value="889755.69" calcext:value-type="float">
            <text:p>889,756</text:p>
          </table:table-cell>
          <table:table-cell table:style-name="ce49" table:formula="of:=SUM([.E40:.E46])" office:value-type="float" office:value="783037.29" calcext:value-type="float">
            <text:p>783,037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47" table:number-columns-repeated="2"/>
          <table:table-cell table:number-columns-repeated="1019"/>
        </table:table-row>
        <table:table-row table:style-name="ro1">
          <table:table-cell/>
          <table:table-cell table:style-name="ce46" office:value-type="string" calcext:value-type="string">
            <text:p>Menos Descuentos Concedidos</text:p>
          </table:table-cell>
          <table:table-cell table:style-name="ce46"/>
          <table:table-cell table:style-name="ce47" table:formula="of:=SUM([.G30:.G33])" office:value-type="float" office:value="-2280.13" calcext:value-type="float">
            <text:p>-2,280</text:p>
          </table:table-cell>
          <table:table-cell table:style-name="ce47" table:formula="of:=SUM([.J30:.J33])" office:value-type="float" office:value="-2394.13" calcext:value-type="float">
            <text:p>-2,394</text:p>
          </table:table-cell>
          <table:table-cell table:number-columns-repeated="1019"/>
        </table:table-row>
        <table:table-row table:style-name="ro1">
          <table:table-cell/>
          <table:table-cell table:style-name="ce46" office:value-type="string" calcext:value-type="string">
            <text:p>Otros Ingresos</text:p>
          </table:table-cell>
          <table:table-cell table:style-name="ce46"/>
          <table:table-cell table:style-name="ce47" table:formula="of:=[.G28]" office:value-type="float" office:value="3348.66" calcext:value-type="float">
            <text:p>3,349</text:p>
          </table:table-cell>
          <table:table-cell table:style-name="ce47" table:formula="of:=[.J28]" office:value-type="float" office:value="456.33" calcext:value-type="float">
            <text:p>456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50" table:number-columns-repeated="2"/>
          <table:table-cell table:number-columns-repeated="1019"/>
        </table:table-row>
        <table:table-row table:style-name="ro1">
          <table:table-cell/>
          <table:table-cell table:style-name="ce51" office:value-type="string" calcext:value-type="string">
            <text:p>Total</text:p>
          </table:table-cell>
          <table:table-cell table:style-name="ce52"/>
          <table:table-cell table:style-name="ce29" table:formula="of:=SUM([.D47:.D51])" office:value-type="float" office:value="890824.22" calcext:value-type="float">
            <text:p>890,824</text:p>
          </table:table-cell>
          <table:table-cell table:style-name="ce29" table:formula="of:=SUM([.E47:.E51])" office:value-type="float" office:value="781099.49" calcext:value-type="float">
            <text:p>781,0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Fuente:</text:p>
          </table:table-cell>
          <table:table-cell table:style-name="ce54" table:number-columns-repeated="9"/>
          <table:table-cell table:style-name="ce55"/>
          <table:table-cell table:number-columns-repeated="1013"/>
        </table:table-row>
        <table:table-row table:style-name="ro1">
          <table:table-cell table:style-name="ce56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6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6"/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8" office:value-type="string" calcext:value-type="string">
            <text:p>Trabajo realizado: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 table:number-rows-repeated="3">
          <table:table-cell table:style-name="ce56"/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8" office:value-type="string" calcext:value-type="string">
            <text:p>Conclusiones: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57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ueba_de_Ventas" table:style-name="ta2">
        <table:table-column table:style-name="co9" table:default-cell-style-name="ce1"/>
        <table:table-column table:style-name="co8" table:default-cell-style-name="ce1"/>
        <table:table-column table:style-name="co1" table:number-columns-repeated="4" table:default-cell-style-name="ce69"/>
        <table:table-column table:style-name="co10" table:default-cell-style-name="ce69"/>
        <table:table-column table:style-name="co1" table:default-cell-style-name="ce69"/>
        <table:table-column table:style-name="co11" table:default-cell-style-name="ce69"/>
        <table:table-column table:style-name="co12" table:default-cell-style-name="ce69"/>
        <table:table-column table:style-name="co1" table:number-columns-repeated="2" table:default-cell-style-name="ce69"/>
        <table:table-column table:style-name="co13" table:default-cell-style-name="ce69"/>
        <table:table-column table:style-name="co1" table:number-columns-repeated="2" table:default-cell-style-name="ce69"/>
        <table:table-column table:style-name="co8" table:number-columns-repeated="6" table:default-cell-style-name="ce1"/>
        <table:table-column table:style-name="co14" table:default-cell-style-name="ce70"/>
        <table:table-column table:style-name="co8" table:number-columns-repeated="1002" table:default-cell-style-name="ce1"/>
        <table:table-row table:style-name="ro1">
          <table:table-cell/>
          <table:table-cell table:style-name="ce67" office:value-type="string" calcext:value-type="string">
            <text:p>LINKOTEL S.A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/>
          <table:table-cell table:style-name="ce71" office:value-type="string" calcext:value-type="string">
            <text:p>PRUEBA DE VENTAS</text:p>
          </table:table-cell>
          <table:table-cell table:style-name="ce72" table:number-columns-repeated="3"/>
          <table:table-cell table:number-columns-repeated="1019"/>
        </table:table-row>
        <table:table-row table:style-name="ro1">
          <table:table-cell/>
          <table:table-cell table:style-name="ce71" office:value-type="string" calcext:value-type="string">
            <text:p>Al 31 de diciembre del 2021 (Importes en US dolares)</text:p>
          </table:table-cell>
          <table:table-cell table:style-name="ce7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3"/>
          <table:table-cell table:number-columns-repeated="2" table:style-name="ce74" office:value-type="string" calcext:value-type="string">
            <text:p>Total</text:p>
          </table:table-cell>
          <table:table-cell table:style-name="ce75" office:value-type="string" calcext:value-type="string">
            <text:p>Total</text:p>
          </table:table-cell>
          <table:table-cell table:style-name="ce74" office:value-type="string" calcext:value-type="string">
            <text:p>Mayor</text:p>
          </table:table-cell>
          <table:table-cell table:style-name="ce74" office:value-type="string" calcext:value-type="string">
            <text:p>Declaraciones</text:p>
          </table:table-cell>
          <table:table-cell table:style-name="ce74"/>
          <table:table-cell table:style-name="ce76" table:number-columns-repeated="2"/>
          <table:table-cell table:style-name="ce218" office:value-type="string" calcext:value-type="string" table:number-columns-spanned="2" table:number-rows-spanned="1">
            <text:p>Respuesta</text:p>
          </table:table-cell>
          <table:covered-table-cell table:style-name="ce218"/>
          <table:table-cell table:style-name="ce76"/>
          <table:table-cell table:style-name="ce74" office:value-type="string" calcext:value-type="string">
            <text:p>Reportes</text:p>
          </table:table-cell>
          <table:table-cell table:style-name="ce74"/>
          <table:table-cell/>
          <table:table-cell table:style-name="ce77" office:value-type="string" calcext:value-type="string">
            <text:p>CONCILIACION CON DEPOSITOS EN BANCOS:</text:p>
          </table:table-cell>
          <table:table-cell table:style-name="ce78" table:number-columns-repeated="4"/>
          <table:table-cell table:style-name="ce79" office:value-type="string" calcext:value-type="string">
            <text:p>US$</text:p>
          </table:table-cell>
          <table:table-cell table:number-columns-repeated="1002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Ventas</text:p>
          </table:table-cell>
          <table:table-cell table:style-name="ce81" office:value-type="string" calcext:value-type="string">
            <text:p>Interconexiones</text:p>
          </table:table-cell>
          <table:table-cell table:style-name="ce82" office:value-type="string" calcext:value-type="string">
            <text:p>Descuentos</text:p>
          </table:table-cell>
          <table:table-cell table:style-name="ce81" office:value-type="string" calcext:value-type="string">
            <text:p>general</text:p>
          </table:table-cell>
          <table:table-cell table:style-name="ce81" office:value-type="string" calcext:value-type="string">
            <text:p>de IVA</text:p>
          </table:table-cell>
          <table:table-cell table:style-name="ce81" office:value-type="string" calcext:value-type="string">
            <text:p>Diferencia</text:p>
          </table:table-cell>
          <table:table-cell table:style-name="ce76" table:number-columns-repeated="2"/>
          <table:table-cell table:style-name="ce218" office:value-type="string" calcext:value-type="string">
            <text:p>ICE</text:p>
          </table:table-cell>
          <table:table-cell table:style-name="ce218" office:value-type="string" calcext:value-type="string">
            <text:p>Dif</text:p>
          </table:table-cell>
          <table:table-cell table:style-name="ce76"/>
          <table:table-cell table:style-name="ce81" office:value-type="string" calcext:value-type="string">
            <text:p>de ventas</text:p>
          </table:table-cell>
          <table:table-cell table:style-name="ce81" office:value-type="string" calcext:value-type="string">
            <text:p>Diferencia</text:p>
          </table:table-cell>
          <table:table-cell/>
          <table:table-cell table:style-name="ce83"/>
          <table:table-cell table:number-columns-repeated="4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5"/>
          <table:table-cell table:style-name="ce86" table:number-columns-repeated="3"/>
          <table:table-cell table:style-name="ce87" table:number-columns-repeated="2"/>
          <table:table-cell table:style-name="ce88"/>
          <table:table-cell table:style-name="ce86" table:number-columns-repeated="5"/>
          <table:table-cell table:style-name="ce87"/>
          <table:table-cell table:style-name="ce88"/>
          <table:table-cell/>
          <table:table-cell table:style-name="ce83" office:value-type="string" calcext:value-type="string">
            <text:p>Saldo inicial de clientes en-20</text:p>
          </table:table-cell>
          <table:table-cell table:number-columns-repeated="4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Enero</text:p>
          </table:table-cell>
          <table:table-cell table:style-name="ce90" table:formula="of:=50230.11-8.1" office:value-type="float" office:value="50222.01" calcext:value-type="float">
            <text:p>50222.01</text:p>
          </table:table-cell>
          <table:table-cell table:style-name="ce90" office:value-type="float" office:value="23701.91" calcext:value-type="float">
            <text:p>23701.91</text:p>
          </table:table-cell>
          <table:table-cell table:style-name="ce90" office:value-type="float" office:value="-185.47" calcext:value-type="float">
            <text:p>-185.47</text:p>
          </table:table-cell>
          <table:table-cell table:style-name="ce91" table:formula="of:=SUM([.C8:.E8])" office:value-type="float" office:value="73738.45" calcext:value-type="float">
            <text:p>73738.45</text:p>
          </table:table-cell>
          <table:table-cell table:style-name="ce91" office:value-type="float" office:value="78770.71" calcext:value-type="float">
            <text:p>78770.71</text:p>
          </table:table-cell>
          <table:table-cell table:style-name="ce92" table:formula="of:=[.F8]-[.G8]" office:value-type="float" office:value="-5032.26000000001" calcext:value-type="float">
            <text:p>-5032.26</text:p>
          </table:table-cell>
          <table:table-cell table:style-name="ce93" table:number-columns-repeated="2"/>
          <table:table-cell table:style-name="ce93" office:value-type="float" office:value="5032.26" calcext:value-type="float">
            <text:p>5032.26</text:p>
          </table:table-cell>
          <table:table-cell table:style-name="ce93" table:formula="of:=SUM([.H8:.K8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73738.45" calcext:value-type="float">
            <text:p>73738.45</text:p>
          </table:table-cell>
          <table:table-cell table:style-name="ce92" table:formula="of:=[.F8]-[.N8]" office:value-type="float" office:value="0" calcext:value-type="float">
            <text:p>0.00</text:p>
          </table:table-cell>
          <table:table-cell/>
          <table:table-cell table:style-name="ce83" office:value-type="string" calcext:value-type="string">
            <text:p>Mas Ventas netas</text:p>
          </table:table-cell>
          <table:table-cell table:number-columns-repeated="4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Febrero</text:p>
          </table:table-cell>
          <table:table-cell table:style-name="ce90" table:formula="of:=57342.06-82.07" office:value-type="float" office:value="57259.99" calcext:value-type="float">
            <text:p>57259.99</text:p>
          </table:table-cell>
          <table:table-cell table:style-name="ce90" office:value-type="float" office:value="16509.19" calcext:value-type="float">
            <text:p>16509.19</text:p>
          </table:table-cell>
          <table:table-cell table:style-name="ce90" office:value-type="float" office:value="-186.72" calcext:value-type="float">
            <text:p>-186.72</text:p>
          </table:table-cell>
          <table:table-cell table:style-name="ce91" table:formula="of:=SUM([.C9:.E9])" office:value-type="float" office:value="73582.46" calcext:value-type="float">
            <text:p>73582.46</text:p>
          </table:table-cell>
          <table:table-cell table:style-name="ce91" office:value-type="float" office:value="79635.71" calcext:value-type="float">
            <text:p>79635.71</text:p>
          </table:table-cell>
          <table:table-cell table:style-name="ce92" table:formula="of:=[.F9]-[.G9]" office:value-type="float" office:value="-6053.25000000001" calcext:value-type="float">
            <text:p>-6053.25</text:p>
          </table:table-cell>
          <table:table-cell table:style-name="ce93" table:number-columns-repeated="2"/>
          <table:table-cell table:style-name="ce93" office:value-type="float" office:value="6053.31" calcext:value-type="float">
            <text:p>6053.31</text:p>
          </table:table-cell>
          <table:table-cell table:style-name="ce93" table:formula="of:=SUM([.H9:.K9])" office:value-type="float" office:value="0.0599999999858483" calcext:value-type="float">
            <text:p>0.06</text:p>
          </table:table-cell>
          <table:table-cell table:style-name="ce93"/>
          <table:table-cell table:style-name="ce91" office:value-type="float" office:value="73582.46" calcext:value-type="float">
            <text:p>73582.46</text:p>
          </table:table-cell>
          <table:table-cell table:style-name="ce92" table:formula="of:=[.F9]-[.N9]" office:value-type="float" office:value="0" calcext:value-type="float">
            <text:p>0.00</text:p>
          </table:table-cell>
          <table:table-cell/>
          <table:table-cell table:style-name="ce83" office:value-type="string" calcext:value-type="string">
            <text:p>Menos saldo final de clientes oct-20</text:p>
          </table:table-cell>
          <table:table-cell table:number-columns-repeated="4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Marzo</text:p>
          </table:table-cell>
          <table:table-cell table:style-name="ce90" table:formula="of:=65341.79" office:value-type="float" office:value="65341.79" calcext:value-type="float">
            <text:p>65341.79</text:p>
          </table:table-cell>
          <table:table-cell table:style-name="ce90" office:value-type="float" office:value="14514.77" calcext:value-type="float">
            <text:p>14514.77</text:p>
          </table:table-cell>
          <table:table-cell table:style-name="ce90" office:value-type="float" office:value="-184.36" calcext:value-type="float">
            <text:p>-184.36</text:p>
          </table:table-cell>
          <table:table-cell table:style-name="ce91" table:formula="of:=SUM([.C10:.E10])" office:value-type="float" office:value="79672.2" calcext:value-type="float">
            <text:p>79672.20</text:p>
          </table:table-cell>
          <table:table-cell table:style-name="ce91" office:value-type="float" office:value="86952.48" calcext:value-type="float">
            <text:p>86952.48</text:p>
          </table:table-cell>
          <table:table-cell table:style-name="ce92" table:formula="of:=[.F10]-[.G10]" office:value-type="float" office:value="-7280.28" calcext:value-type="float">
            <text:p>-7280.28</text:p>
          </table:table-cell>
          <table:table-cell table:style-name="ce93" table:number-columns-repeated="2"/>
          <table:table-cell table:style-name="ce93" office:value-type="float" office:value="7281.78" calcext:value-type="float">
            <text:p>7281.78</text:p>
          </table:table-cell>
          <table:table-cell table:style-name="ce93" table:formula="of:=SUM([.H10:.K10])" office:value-type="float" office:value="1.50000000000091" calcext:value-type="float">
            <text:p>1.50</text:p>
          </table:table-cell>
          <table:table-cell table:style-name="ce93"/>
          <table:table-cell table:style-name="ce91" office:value-type="float" office:value="79672.2" calcext:value-type="float">
            <text:p>79672.20</text:p>
          </table:table-cell>
          <table:table-cell table:style-name="ce92" table:formula="of:=[.F10]-[.N10]" office:value-type="float" office:value="0" calcext:value-type="float">
            <text:p>0.00</text:p>
          </table:table-cell>
          <table:table-cell/>
          <table:table-cell table:style-name="ce83"/>
          <table:table-cell table:number-columns-repeated="4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Abril</text:p>
          </table:table-cell>
          <table:table-cell table:style-name="ce90" table:formula="of:=56591.69-5.17" office:value-type="float" office:value="56586.52" calcext:value-type="float">
            <text:p>56586.52</text:p>
          </table:table-cell>
          <table:table-cell table:style-name="ce90" office:value-type="float" office:value="17969.95" calcext:value-type="float">
            <text:p>17969.95</text:p>
          </table:table-cell>
          <table:table-cell table:style-name="ce90" office:value-type="float" office:value="-179.98" calcext:value-type="float">
            <text:p>-179.98</text:p>
          </table:table-cell>
          <table:table-cell table:style-name="ce91" table:formula="of:=SUM([.C11:.E11])" office:value-type="float" office:value="74376.49" calcext:value-type="float">
            <text:p>74376.49</text:p>
          </table:table-cell>
          <table:table-cell table:style-name="ce91" office:value-type="float" office:value="80280.37" calcext:value-type="float">
            <text:p>80280.37</text:p>
          </table:table-cell>
          <table:table-cell table:style-name="ce92" table:formula="of:=[.F11]-[.G11]" office:value-type="float" office:value="-5903.87999999999" calcext:value-type="float">
            <text:p>-5903.88</text:p>
          </table:table-cell>
          <table:table-cell table:style-name="ce93" table:number-columns-repeated="2"/>
          <table:table-cell table:style-name="ce93" office:value-type="float" office:value="5903.88" calcext:value-type="float">
            <text:p>5903.88</text:p>
          </table:table-cell>
          <table:table-cell table:style-name="ce93" table:formula="of:=SUM([.H11:.K11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74376.49" calcext:value-type="float">
            <text:p>74376.49</text:p>
          </table:table-cell>
          <table:table-cell table:style-name="ce92" table:formula="of:=[.F11]-[.N11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Cobranzas de enero a octubre 2020</text:p>
          </table:table-cell>
          <table:table-cell table:style-name="ce78" table:number-columns-repeated="3"/>
          <table:table-cell table:style-name="ce94"/>
          <table:table-cell table:style-name="ce95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Mayo</text:p>
          </table:table-cell>
          <table:table-cell table:style-name="ce90" table:formula="of:=86804.12-0.61" office:value-type="float" office:value="86803.51" calcext:value-type="float">
            <text:p>86803.51</text:p>
          </table:table-cell>
          <table:table-cell table:style-name="ce90" office:value-type="float" office:value="18837.47" calcext:value-type="float">
            <text:p>18837.47</text:p>
          </table:table-cell>
          <table:table-cell table:style-name="ce90" office:value-type="float" office:value="-180.99" calcext:value-type="float">
            <text:p>-180.99</text:p>
          </table:table-cell>
          <table:table-cell table:style-name="ce91" table:formula="of:=SUM([.C12:.E12])" office:value-type="float" office:value="105459.99" calcext:value-type="float">
            <text:p>105459.99</text:p>
          </table:table-cell>
          <table:table-cell table:style-name="ce91" office:value-type="float" office:value="115793.18" calcext:value-type="float">
            <text:p>115793.18</text:p>
          </table:table-cell>
          <table:table-cell table:style-name="ce92" table:formula="of:=[.F12]-[.G12]" office:value-type="float" office:value="-10333.19" calcext:value-type="float">
            <text:p>-10333.19</text:p>
          </table:table-cell>
          <table:table-cell table:style-name="ce93" table:number-columns-repeated="2"/>
          <table:table-cell table:style-name="ce93" office:value-type="float" office:value="10333.19" calcext:value-type="float">
            <text:p>10333.19</text:p>
          </table:table-cell>
          <table:table-cell table:style-name="ce93" table:formula="of:=SUM([.H12:.K12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105459.99" calcext:value-type="float">
            <text:p>105459.99</text:p>
          </table:table-cell>
          <table:table-cell table:style-name="ce92" table:formula="of:=[.F12]-[.N12]" office:value-type="float" office:value="0" calcext:value-type="float">
            <text:p>0.00</text:p>
          </table:table-cell>
          <table:table-cell/>
          <table:table-cell table:style-name="ce83" office:value-type="string" calcext:value-type="string">
            <text:p>Depósitos según reportes de Servicio al Cliente</text:p>
          </table:table-cell>
          <table:table-cell table:number-columns-repeated="3"/>
          <table:table-cell table:style-name="ce96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Junio</text:p>
          </table:table-cell>
          <table:table-cell table:style-name="ce90" office:value-type="float" office:value="48654.9" calcext:value-type="float">
            <text:p>48654.90</text:p>
          </table:table-cell>
          <table:table-cell table:style-name="ce90" office:value-type="float" office:value="20943.37" calcext:value-type="float">
            <text:p>20943.37</text:p>
          </table:table-cell>
          <table:table-cell table:style-name="ce90" office:value-type="float" office:value="-184.74" calcext:value-type="float">
            <text:p>-184.74</text:p>
          </table:table-cell>
          <table:table-cell table:style-name="ce91" table:formula="of:=SUM([.C13:.E13])" office:value-type="float" office:value="69413.53" calcext:value-type="float">
            <text:p>69413.53</text:p>
          </table:table-cell>
          <table:table-cell table:style-name="ce91" office:value-type="float" office:value="74191.05" calcext:value-type="float">
            <text:p>74191.05</text:p>
          </table:table-cell>
          <table:table-cell table:style-name="ce92" table:formula="of:=[.F13]-[.G13]" office:value-type="float" office:value="-4777.52" calcext:value-type="float">
            <text:p>-4777.52</text:p>
          </table:table-cell>
          <table:table-cell table:style-name="ce93" table:number-columns-repeated="2"/>
          <table:table-cell table:style-name="ce93" office:value-type="float" office:value="4777.52" calcext:value-type="float">
            <text:p>4777.52</text:p>
          </table:table-cell>
          <table:table-cell table:style-name="ce93" table:formula="of:=SUM([.H13:.K13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69413.53" calcext:value-type="float">
            <text:p>69413.53</text:p>
          </table:table-cell>
          <table:table-cell table:style-name="ce92" table:formula="of:=[.F13]-[.N13]" office:value-type="float" office:value="0" calcext:value-type="float">
            <text:p>0.00</text:p>
          </table:table-cell>
          <table:table-cell/>
          <table:table-cell table:style-name="ce83" office:value-type="string" calcext:value-type="string">
            <text:p>Pagos realizados por Telconet</text:p>
          </table:table-cell>
          <table:table-cell table:number-columns-repeated="3"/>
          <table:table-cell table:style-name="ce96"/>
          <table:table-cell table:style-name="ce8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Julio</text:p>
          </table:table-cell>
          <table:table-cell table:style-name="ce90" table:formula="of:=52720.66" office:value-type="float" office:value="52720.66" calcext:value-type="float">
            <text:p>52720.66</text:p>
          </table:table-cell>
          <table:table-cell table:style-name="ce90" office:value-type="float" office:value="11939.77" calcext:value-type="float">
            <text:p>11939.77</text:p>
          </table:table-cell>
          <table:table-cell table:style-name="ce90" office:value-type="float" office:value="-197.47" calcext:value-type="float">
            <text:p>-197.47</text:p>
          </table:table-cell>
          <table:table-cell table:style-name="ce91" table:formula="of:=SUM([.C14:.E14])" office:value-type="float" office:value="64462.96" calcext:value-type="float">
            <text:p>64462.96</text:p>
          </table:table-cell>
          <table:table-cell table:style-name="ce91" office:value-type="float" office:value="69304.49" calcext:value-type="float">
            <text:p>69304.49</text:p>
          </table:table-cell>
          <table:table-cell table:style-name="ce92" table:formula="of:=[.F14]-[.G14]" office:value-type="float" office:value="-4841.53" calcext:value-type="float">
            <text:p>-4841.53</text:p>
          </table:table-cell>
          <table:table-cell table:style-name="ce93" table:number-columns-repeated="2"/>
          <table:table-cell table:style-name="ce93" office:value-type="float" office:value="4841.53" calcext:value-type="float">
            <text:p>4841.53</text:p>
          </table:table-cell>
          <table:table-cell table:style-name="ce93" table:formula="of:=SUM([.H14:.K14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64462.96" calcext:value-type="float">
            <text:p>64462.96</text:p>
          </table:table-cell>
          <table:table-cell table:style-name="ce92" table:formula="of:=[.F14]-[.N14]" office:value-type="float" office:value="0" calcext:value-type="float">
            <text:p>0.00</text:p>
          </table:table-cell>
          <table:table-cell/>
          <table:table-cell table:style-name="ce97"/>
          <table:table-cell table:style-name="ce98" table:number-columns-repeated="3"/>
          <table:table-cell table:style-name="ce99"/>
          <table:table-cell table:style-name="ce100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Agosto</text:p>
          </table:table-cell>
          <table:table-cell table:style-name="ce90" office:value-type="float" office:value="51309.87" calcext:value-type="float">
            <text:p>51309.87</text:p>
          </table:table-cell>
          <table:table-cell table:style-name="ce90" office:value-type="float" office:value="22775.06" calcext:value-type="float">
            <text:p>22775.06</text:p>
          </table:table-cell>
          <table:table-cell table:style-name="ce90" office:value-type="float" office:value="-196.72" calcext:value-type="float">
            <text:p>-196.72</text:p>
          </table:table-cell>
          <table:table-cell table:style-name="ce91" table:formula="of:=SUM([.C15:.E15])" office:value-type="float" office:value="73888.21" calcext:value-type="float">
            <text:p>73888.21</text:p>
          </table:table-cell>
          <table:table-cell table:style-name="ce91" office:value-type="float" office:value="79046.73" calcext:value-type="float">
            <text:p>79046.73</text:p>
          </table:table-cell>
          <table:table-cell table:style-name="ce92" table:formula="of:=[.F15]-[.G15]" office:value-type="float" office:value="-5158.51999999999" calcext:value-type="float">
            <text:p>-5158.52</text:p>
          </table:table-cell>
          <table:table-cell table:style-name="ce93" table:number-columns-repeated="2"/>
          <table:table-cell table:style-name="ce93" office:value-type="float" office:value="5158.52" calcext:value-type="float">
            <text:p>5158.52</text:p>
          </table:table-cell>
          <table:table-cell table:style-name="ce93" table:formula="of:=SUM([.H15:.K15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73888.21" calcext:value-type="float">
            <text:p>73888.21</text:p>
          </table:table-cell>
          <table:table-cell table:style-name="ce92" table:formula="of:=[.F15]-[.N15]" office:value-type="float" office:value="0" calcext:value-type="float">
            <text:p>0.00</text:p>
          </table:table-cell>
          <table:table-cell/>
          <table:table-cell table:style-name="ce101" office:value-type="string" calcext:value-type="string">
            <text:p>Diferencia</text:p>
          </table:table-cell>
          <table:table-cell table:style-name="ce102"/>
          <table:table-cell table:style-name="ce103" table:number-columns-repeated="3"/>
          <table:table-cell table:style-name="ce104"/>
          <table:table-cell table:number-columns-repeated="1002"/>
        </table:table-row>
        <table:table-row table:style-name="ro1">
          <table:table-cell/>
          <table:table-cell table:style-name="ce89" office:value-type="string" calcext:value-type="string">
            <text:p>Septiembre</text:p>
          </table:table-cell>
          <table:table-cell table:style-name="ce90" office:value-type="float" office:value="54001.56" calcext:value-type="float">
            <text:p>54001.56</text:p>
          </table:table-cell>
          <table:table-cell table:style-name="ce90" office:value-type="float" office:value="18222.34" calcext:value-type="float">
            <text:p>18222.34</text:p>
          </table:table-cell>
          <table:table-cell table:style-name="ce90" office:value-type="float" office:value="-195.23" calcext:value-type="float">
            <text:p>-195.23</text:p>
          </table:table-cell>
          <table:table-cell table:style-name="ce91" table:formula="of:=SUM([.C16:.E16])" office:value-type="float" office:value="72028.67" calcext:value-type="float">
            <text:p>72028.67</text:p>
          </table:table-cell>
          <table:table-cell table:style-name="ce91" office:value-type="float" office:value="77229.73" calcext:value-type="float">
            <text:p>77229.73</text:p>
          </table:table-cell>
          <table:table-cell table:style-name="ce92" table:formula="of:=[.F16]-[.G16]" office:value-type="float" office:value="-5201.06" calcext:value-type="float">
            <text:p>-5201.06</text:p>
          </table:table-cell>
          <table:table-cell table:style-name="ce93" table:number-columns-repeated="2"/>
          <table:table-cell table:style-name="ce93" office:value-type="float" office:value="5201.06" calcext:value-type="float">
            <text:p>5201.06</text:p>
          </table:table-cell>
          <table:table-cell table:style-name="ce93" table:formula="of:=SUM([.H16:.K16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72028.67" calcext:value-type="float">
            <text:p>72028.67</text:p>
          </table:table-cell>
          <table:table-cell table:style-name="ce92" table:formula="of:=[.F16]-[.N16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table:style-name="ce89" office:value-type="string" calcext:value-type="string">
            <text:p>Octubre</text:p>
          </table:table-cell>
          <table:table-cell table:style-name="ce90" office:value-type="float" office:value="53554.11" calcext:value-type="float">
            <text:p>53554.11</text:p>
          </table:table-cell>
          <table:table-cell table:style-name="ce90" office:value-type="float" office:value="18465.48" calcext:value-type="float">
            <text:p>18465.48</text:p>
          </table:table-cell>
          <table:table-cell table:style-name="ce90" office:value-type="float" office:value="-195.98" calcext:value-type="float">
            <text:p>-195.98</text:p>
          </table:table-cell>
          <table:table-cell table:style-name="ce91" table:formula="of:=SUM([.C17:.E17])" office:value-type="float" office:value="71823.61" calcext:value-type="float">
            <text:p>71823.61</text:p>
          </table:table-cell>
          <table:table-cell table:style-name="ce91" office:value-type="float" office:value="77415.07" calcext:value-type="float">
            <text:p>77415.07</text:p>
          </table:table-cell>
          <table:table-cell table:style-name="ce92" table:formula="of:=[.F17]-[.G17]" office:value-type="float" office:value="-5591.46000000001" calcext:value-type="float">
            <text:p>-5591.46</text:p>
          </table:table-cell>
          <table:table-cell table:style-name="ce93" table:number-columns-repeated="2"/>
          <table:table-cell table:style-name="ce93" office:value-type="float" office:value="5591.46" calcext:value-type="float">
            <text:p>5591.46</text:p>
          </table:table-cell>
          <table:table-cell table:style-name="ce93" table:formula="of:=SUM([.H17:.K17])" office:value-type="float" office:value="0" calcext:value-type="float">
            <text:p>0.00</text:p>
          </table:table-cell>
          <table:table-cell table:style-name="ce93"/>
          <table:table-cell table:style-name="ce91" office:value-type="float" office:value="71856.25" calcext:value-type="float">
            <text:p>71856.25</text:p>
          </table:table-cell>
          <table:table-cell table:style-name="ce92" table:formula="of:=[.F17]-[.N17]" office:value-type="float" office:value="-32.6399999999994" calcext:value-type="float">
            <text:p>-32.64</text:p>
          </table:table-cell>
          <table:table-cell table:number-columns-repeated="1009"/>
        </table:table-row>
        <table:table-row table:style-name="ro1">
          <table:table-cell/>
          <table:table-cell table:style-name="ce89" office:value-type="string" calcext:value-type="string">
            <text:p>Noviembre</text:p>
          </table:table-cell>
          <table:table-cell table:style-name="ce198" office:value-type="float" office:value="38195.1" calcext:value-type="float">
            <text:p>38195.10</text:p>
          </table:table-cell>
          <table:table-cell table:style-name="ce198" table:formula="of:=17178.9" office:value-type="float" office:value="17178.9" calcext:value-type="float">
            <text:p>17178.90</text:p>
          </table:table-cell>
          <table:table-cell table:style-name="ce198" table:formula="of:=-198.98" office:value-type="float" office:value="-198.98" calcext:value-type="float">
            <text:p>-198.98</text:p>
          </table:table-cell>
          <table:table-cell table:style-name="ce206" table:formula="of:=SUM([.C18:.E18])" office:value-type="float" office:value="55175.02" calcext:value-type="float">
            <text:p>55175.02</text:p>
          </table:table-cell>
          <table:table-cell table:style-name="ce206" office:value-type="float" office:value="68901.75" calcext:value-type="float">
            <text:p>68901.75</text:p>
          </table:table-cell>
          <table:table-cell table:style-name="ce92" table:formula="of:=[.F18]-[.G18]" office:value-type="float" office:value="-13726.73" calcext:value-type="float">
            <text:p>-13726.73</text:p>
          </table:table-cell>
          <table:table-cell table:style-name="ce93" table:number-columns-repeated="2"/>
          <table:table-cell table:style-name="ce93" office:value-type="float" office:value="3258.64" calcext:value-type="float">
            <text:p>3258.64</text:p>
          </table:table-cell>
          <table:table-cell table:style-name="ce93" table:formula="of:=SUM([.H18:.K18])" office:value-type="float" office:value="-10468.09" calcext:value-type="float">
            <text:p>-10468.09</text:p>
          </table:table-cell>
          <table:table-cell table:style-name="ce93"/>
          <table:table-cell table:style-name="ce91" office:value-type="float" office:value="55175.02" calcext:value-type="float">
            <text:p>55175.02</text:p>
          </table:table-cell>
          <table:table-cell table:style-name="ce92" table:formula="of:=[.F18]-[.N18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table:style-name="ce89" office:value-type="string" calcext:value-type="string">
            <text:p>Diciembre</text:p>
          </table:table-cell>
          <table:table-cell table:style-name="ce90" office:value-type="float" office:value="64611.77" calcext:value-type="float">
            <text:p>64611.77</text:p>
          </table:table-cell>
          <table:table-cell table:style-name="ce90" office:value-type="float" office:value="9435.35" calcext:value-type="float">
            <text:p>9435.35</text:p>
          </table:table-cell>
          <table:table-cell table:style-name="ce90" office:value-type="float" office:value="-191.99" calcext:value-type="float">
            <text:p>-191.99</text:p>
          </table:table-cell>
          <table:table-cell table:style-name="ce91" table:formula="of:=SUM([.C19:.E19])" office:value-type="float" office:value="73855.13" calcext:value-type="float">
            <text:p>73855.13</text:p>
          </table:table-cell>
          <table:table-cell table:style-name="ce91" office:value-type="float" office:value="81088.52" calcext:value-type="float">
            <text:p>81088.52</text:p>
          </table:table-cell>
          <table:table-cell table:style-name="ce92" table:formula="of:=[.F19]-[.G19]" office:value-type="float" office:value="-7233.39" calcext:value-type="float">
            <text:p>-7233.39</text:p>
          </table:table-cell>
          <table:table-cell table:style-name="ce93" table:number-columns-repeated="2"/>
          <table:table-cell table:style-name="ce93" office:value-type="float" office:value="6584.57" calcext:value-type="float">
            <text:p>6584.57</text:p>
          </table:table-cell>
          <table:table-cell table:style-name="ce93" table:formula="of:=SUM([.H19:.K19])" office:value-type="float" office:value="-648.82" calcext:value-type="float">
            <text:p>-648.82</text:p>
          </table:table-cell>
          <table:table-cell table:style-name="ce93"/>
          <table:table-cell table:style-name="ce91" office:value-type="float" office:value="62387.17" calcext:value-type="float">
            <text:p>62387.17</text:p>
          </table:table-cell>
          <table:table-cell table:style-name="ce92" table:formula="of:=[.F19]-[.N19]" office:value-type="float" office:value="11467.96" calcext:value-type="float">
            <text:p>11467.96</text:p>
          </table:table-cell>
          <table:table-cell table:number-columns-repeated="1009"/>
        </table:table-row>
        <table:table-row table:style-name="ro1">
          <table:table-cell/>
          <table:table-cell table:style-name="ce89"/>
          <table:table-cell table:style-name="ce105" table:number-columns-repeated="3"/>
          <table:table-cell table:style-name="ce91"/>
          <table:table-cell table:style-name="ce106"/>
          <table:table-cell table:style-name="ce107"/>
          <table:table-cell table:style-name="ce108" table:number-columns-repeated="5"/>
          <table:table-cell table:style-name="ce106"/>
          <table:table-cell table:style-name="ce107"/>
          <table:table-cell table:number-columns-repeated="1009"/>
        </table:table-row>
        <table:table-row table:style-name="ro1">
          <table:table-cell/>
          <table:table-cell table:style-name="ce109" office:value-type="string" calcext:value-type="string">
            <text:p>TOTAL</text:p>
          </table:table-cell>
          <table:table-cell table:style-name="ce110" table:formula="of:=SUM([.C8:.C17])" office:value-type="float" office:value="576454.92" calcext:value-type="float">
            <text:p>576454.92</text:p>
          </table:table-cell>
          <table:table-cell table:style-name="ce110" table:formula="of:=SUM([.D8:.D17])" office:value-type="float" office:value="183879.31" calcext:value-type="float">
            <text:p>183879.31</text:p>
          </table:table-cell>
          <table:table-cell table:style-name="ce111" table:formula="of:=SUM([.E8:.E17])" office:value-type="float" office:value="-1887.66" calcext:value-type="float">
            <text:p>-1887.66</text:p>
          </table:table-cell>
          <table:table-cell table:style-name="ce112" table:formula="of:=SUM([.F8:.F17])" office:value-type="float" office:value="758446.57" calcext:value-type="float">
            <text:p>758446.57</text:p>
          </table:table-cell>
          <table:table-cell table:style-name="ce112" table:formula="of:=SUM([.G8:.G17])" office:value-type="float" office:value="818619.52" calcext:value-type="float">
            <text:p>818619.52</text:p>
          </table:table-cell>
          <table:table-cell table:style-name="ce113" table:formula="of:=SUM([.H8:.H17])" office:value-type="float" office:value="-60172.95" calcext:value-type="float">
            <text:p>-60172.95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table:style-name="ce106" table:formula="of:=SUM([.N7:.N20])" office:value-type="float" office:value="876041.4" calcext:value-type="float">
            <text:p>876041.40</text:p>
          </table:table-cell>
          <table:table-cell table:style-name="ce106" table:formula="of:=SUM([.O7:.O20])" office:value-type="float" office:value="11435.32" calcext:value-type="float">
            <text:p>11435.3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a Diferencia de 10400, es debido a la venta de activos fijos a telconet s.a.</text:p>
          </table:table-cell>
          <table:table-cell table:number-columns-repeated="3"/>
          <table:table-cell table:style-name="ce11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tros Ingresos No Operaciona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4"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1" office:value-type="string" calcext:value-type="string">
            <text:p>Ventas</text:p>
          </table:table-cell>
          <table:table-cell/>
          <table:table-cell office:value-type="string" calcext:value-type="string">
            <text:p>En su mayoria son notas de Debito realizadas por el banco centavo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6"/>
          <table:table-cell/>
          <table:table-cell office:value-type="string" calcext:value-type="string">
            <text:p>o por acreditacion de saldo por parte del banco por cuentas de ahorros</text:p>
          </table:table-cell>
          <table:table-cell table:number-columns-repeated="1019"/>
        </table:table-row>
        <table:table-row table:style-name="ro1">
          <table:table-cell/>
          <table:table-cell table:style-name="ce115" office:value-type="string" calcext:value-type="string">
            <text:p>Enero</text:p>
          </table:table-cell>
          <table:table-cell table:style-name="ce90" office:value-type="float" office:value="2116.6" calcext:value-type="float">
            <text:p>2116.60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Febrero</text:p>
          </table:table-cell>
          <table:table-cell table:style-name="ce90" office:value-type="float" office:value="806.51" calcext:value-type="float">
            <text:p>806.51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Marzo</text:p>
          </table:table-cell>
          <table:table-cell table:style-name="ce90" office:value-type="float" office:value="60.67" calcext:value-type="float">
            <text:p>60.67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Abril</text:p>
          </table:table-cell>
          <table:table-cell table:style-name="ce90" office:value-type="float" office:value="13.98" calcext:value-type="float">
            <text:p>13.98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Mayo</text:p>
          </table:table-cell>
          <table:table-cell table:style-name="ce90" office:value-type="float" office:value="120.25" calcext:value-type="float">
            <text:p>120.25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Junio</text:p>
          </table:table-cell>
          <table:table-cell table:style-name="ce90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Julio</text:p>
          </table:table-cell>
          <table:table-cell table:style-name="ce90" office:value-type="float" office:value="1.06" calcext:value-type="float">
            <text:p>1.06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Agosto</text:p>
          </table:table-cell>
          <table:table-cell table:style-name="ce90" office:value-type="float" office:value="6.28" calcext:value-type="float">
            <text:p>6.28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Septiembre</text:p>
          </table:table-cell>
          <table:table-cell table:style-name="ce90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Octubre</text:p>
          </table:table-cell>
          <table:table-cell table:style-name="ce90" office:value-type="float" office:value="0.79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Noviembre</text:p>
          </table:table-cell>
          <table:table-cell table:style-name="ce90" office:value-type="float" office:value="210.53" calcext:value-type="float">
            <text:p>210.53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Diciembre</text:p>
          </table:table-cell>
          <table:table-cell table:style-name="ce90"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/>
          <table:table-cell table:style-name="ce115"/>
          <table:table-cell table:style-name="ce105"/>
          <table:table-cell table:number-columns-repeated="1021"/>
        </table:table-row>
        <table:table-row table:style-name="ro1">
          <table:table-cell/>
          <table:table-cell table:style-name="ce115" office:value-type="string" calcext:value-type="string">
            <text:p>TOTAL</text:p>
          </table:table-cell>
          <table:table-cell table:style-name="ce110" table:formula="of:=SUM([.C32:.C43])" office:value-type="float" office:value="3348.66" calcext:value-type="float">
            <text:p>3348.66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onexiones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1"/>
        <table:table-column table:style-name="co23" table:default-cell-style-name="Default"/>
        <table:table-column table:style-name="co24" table:default-cell-style-name="ce261"/>
        <table:table-column table:style-name="co25" table:default-cell-style-name="Default"/>
        <table:table-column table:style-name="co20" table:default-cell-style-name="ce261"/>
        <table:table-row table:style-name="ro1">
          <table:table-cell table:style-name="ce236" office:value-type="string" calcext:value-type="string">
            <text:p>INTERCONEXIONES</text:p>
          </table:table-cell>
          <table:table-cell table:number-columns-repeated="13"/>
        </table:table-row>
        <table:table-row table:style-name="ro1">
          <table:table-cell table:style-name="ce236" office:value-type="string" calcext:value-type="string">
            <text:p>AÑO 2021</text:p>
          </table:table-cell>
          <table:table-cell table:number-columns-repeated="13"/>
        </table:table-row>
        <table:table-row table:style-name="ro1">
          <table:table-cell table:style-name="ce236"/>
          <table:table-cell table:number-columns-repeated="13"/>
        </table:table-row>
        <table:table-row table:style-name="ro1">
          <table:table-cell table:style-name="ce236" office:value-type="string" calcext:value-type="string">
            <text:p>Resumen de Facturas emitidas y Recibidas de las Interconexiones </text:p>
          </table:table-cell>
          <table:table-cell table:number-columns-repeated="13"/>
        </table:table-row>
        <table:table-row table:style-name="ro1">
          <table:table-cell table:style-name="ce236"/>
          <table:table-cell table:number-columns-repeated="13"/>
        </table:table-row>
        <table:table-row table:style-name="ro1">
          <table:table-cell table:style-name="ce236"/>
          <table:table-cell table:number-columns-repeated="8"/>
          <table:table-cell office:value-type="string" calcext:value-type="string">
            <text:p>Según Contabilidad</text:p>
          </table:table-cell>
          <table:table-cell/>
          <table:table-cell office:value-type="string" calcext:value-type="string">
            <text:p>Según Auditoria</text:p>
          </table:table-cell>
          <table:table-cell/>
          <table:table-cell office:value-type="string" calcext:value-type="string">
            <text:p>Diferencia</text:p>
          </table:table-cell>
        </table:table-row>
        <table:table-row table:style-name="ro1">
          <table:table-cell table:number-columns-repeated="3"/>
          <table:table-cell table:style-name="ce248" office:value-type="string" calcext:value-type="string">
            <text:p>VALORES SIN IMPUESTOS</text:p>
          </table:table-cell>
          <table:table-cell table:style-name="ce248"/>
          <table:table-cell table:number-columns-repeated="3"/>
          <table:table-cell table:style-name="ce256"/>
          <table:table-cell table:style-name="ce262"/>
          <table:table-cell table:style-name="ce256"/>
          <table:table-cell table:style-name="ce262"/>
          <table:table-cell table:style-name="ce256"/>
          <table:table-cell table:style-name="ce262"/>
        </table:table-row>
        <table:table-row table:style-name="ro1">
          <table:table-cell table:number-columns-repeated="2"/>
          <table:table-cell table:style-name="ce247" office:value-type="string" calcext:value-type="string" table:number-columns-spanned="2" table:number-rows-spanned="1">
            <text:p>OPERADORA</text:p>
          </table:table-cell>
          <table:covered-table-cell table:style-name="ce249"/>
          <table:table-cell table:style-name="ce247" office:value-type="string" calcext:value-type="string" table:number-columns-spanned="2" table:number-rows-spanned="1">
            <text:p>LINKOTEL</text:p>
          </table:table-cell>
          <table:covered-table-cell table:style-name="ce249"/>
          <table:table-cell table:number-columns-repeated="2"/>
          <table:table-cell table:style-name="ce25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263" office:value-type="float" office:value="62485.7" calcext:value-type="float">
            <text:p>62,485.70</text:p>
          </table:table-cell>
          <table:table-cell table:style-name="ce268"/>
          <table:table-cell table:style-name="ce270" table:formula="of:=[.J19]" office:value-type="float" office:value="60384.75112475" calcext:value-type="float">
            <text:p>60,384.75</text:p>
          </table:table-cell>
          <table:table-cell table:style-name="ce268"/>
          <table:table-cell table:style-name="ce270" table:formula="of:=[.J8]-[.L8]" office:value-type="float" office:value="2100.94887525" calcext:value-type="float">
            <text:p>2,100.95</text:p>
          </table:table-cell>
        </table:table-row>
        <table:table-row table:style-name="ro1">
          <table:table-cell table:style-name="ce237" office:value-type="string" calcext:value-type="string">
            <text:p>Mes</text:p>
          </table:table-cell>
          <table:table-cell table:style-name="ce237" office:value-type="string" calcext:value-type="string">
            <text:p>operadora</text:p>
          </table:table-cell>
          <table:table-cell table:style-name="ce237" office:value-type="string" calcext:value-type="string">
            <text:p>minutos </text:p>
          </table:table-cell>
          <table:table-cell table:style-name="ce237" office:value-type="string" calcext:value-type="string">
            <text:p>valor</text:p>
          </table:table-cell>
          <table:table-cell table:style-name="ce237" office:value-type="string" calcext:value-type="string">
            <text:p>minutos </text:p>
          </table:table-cell>
          <table:table-cell table:style-name="ce237" office:value-type="string" calcext:value-type="string">
            <text:p>valor</text:p>
          </table:table-cell>
          <table:table-cell table:style-name="ce237" office:value-type="string" calcext:value-type="string">
            <text:p>diferencia</text:p>
          </table:table-cell>
          <table:table-cell/>
          <table:table-cell table:style-name="ce25" office:value-type="string" office:string-value="CONECEL ' PORTA '" calcext:value-type="string">
            <text:p><text:s/>CONECEL ' PORTA ' </text:p>
          </table:table-cell>
          <table:table-cell table:style-name="ce263" office:value-type="float" office:value="78642.74" calcext:value-type="float">
            <text:p>78,642.74</text:p>
          </table:table-cell>
          <table:table-cell table:style-name="ce268"/>
          <table:table-cell table:style-name="ce270" table:formula="of:=[.J20]+[.J21]" office:value-type="float" office:value="78003.6652600833" calcext:value-type="float">
            <text:p>78,003.67</text:p>
          </table:table-cell>
          <table:table-cell table:style-name="ce268"/>
          <table:table-cell table:style-name="ce270" table:formula="of:=[.J9]-[.L9]" office:value-type="float" office:value="639.074739916672" calcext:value-type="float">
            <text:p>639.07</text:p>
          </table:table-cell>
        </table:table-row>
        <table:table-row table:style-name="ro1">
          <table:table-cell table:style-name="ce238" office:value-type="string" calcext:value-type="string">
            <text:p>Enero</text:p>
          </table:table-cell>
          <table:table-cell office:value-type="string" calcext:value-type="string">
            <text:p>CNT Móvil</text:p>
          </table:table-cell>
          <table:table-cell office:value-type="float" office:value="32234.47" calcext:value-type="float">
            <text:p>32234.47</text:p>
          </table:table-cell>
          <table:table-cell table:style-name="ce250" office:value-type="float" office:value="434.1983109" calcext:value-type="float">
            <text:p>434.20</text:p>
          </table:table-cell>
          <table:table-cell table:style-name="ce250" office:value-type="float" office:value="87743.1166666667" calcext:value-type="float">
            <text:p>87743.12</text:p>
          </table:table-cell>
          <table:table-cell table:style-name="ce253" office:value-type="float" office:value="781.352453916667" calcext:value-type="float">
            <text:p>781.35</text:p>
          </table:table-cell>
          <table:table-cell table:style-name="ce250" office:value-type="float" office:value="347.154143016667" calcext:value-type="float">
            <text:p>347.15</text:p>
          </table:table-cell>
          <table:table-cell/>
          <table:table-cell table:style-name="ce25" office:value-type="string" office:string-value="OTECEL S.A. ' MOVISTAR'" calcext:value-type="string">
            <text:p><text:s/>OTECEL S.A. ' MOVISTAR' </text:p>
          </table:table-cell>
          <table:table-cell table:style-name="ce263" office:value-type="float" office:value="56438.11" calcext:value-type="float">
            <text:p>56,438.11</text:p>
          </table:table-cell>
          <table:table-cell table:style-name="ce268"/>
          <table:table-cell table:style-name="ce270" table:formula="of:=[.J23]" office:value-type="float" office:value="57132.1043983083" calcext:value-type="float">
            <text:p>57,132.10</text:p>
          </table:table-cell>
          <table:table-cell table:style-name="ce268"/>
          <table:table-cell table:style-name="ce270" table:formula="of:=[.J10]-[.L10]" office:value-type="float" office:value="-693.994398308329" calcext:value-type="float">
            <text:p>-693.99</text:p>
          </table:table-cell>
        </table:table-row>
        <table:table-row table:style-name="ro1">
          <table:table-cell table:style-name="ce239" office:value-type="string" calcext:value-type="string">
            <text:p>Enero</text:p>
          </table:table-cell>
          <table:table-cell office:value-type="string" calcext:value-type="string">
            <text:p>Conecel Móvil</text:p>
          </table:table-cell>
          <table:table-cell office:value-type="float" office:value="449147.57" calcext:value-type="float">
            <text:p>449147.57</text:p>
          </table:table-cell>
          <table:table-cell table:style-name="ce250" office:value-type="float" office:value="4558.8478355" calcext:value-type="float">
            <text:p>4558.85</text:p>
          </table:table-cell>
          <table:table-cell table:style-name="ce250" office:value-type="float" office:value="658492.85" calcext:value-type="float">
            <text:p>658492.85</text:p>
          </table:table-cell>
          <table:table-cell table:style-name="ce253" office:value-type="float" office:value="5863.87882925" calcext:value-type="float">
            <text:p>5863.88</text:p>
          </table:table-cell>
          <table:table-cell table:style-name="ce250" office:value-type="float" office:value="1305.03099375" calcext:value-type="float">
            <text:p>1305.03</text:p>
          </table:table-cell>
          <table:table-cell/>
          <table:table-cell table:style-name="ce25" office:value-type="string" office:string-value="TELECSA S.A. 'ALEGRO'" calcext:value-type="string">
            <text:p><text:s/>TELECSA S.A. 'ALEGRO' </text:p>
          </table:table-cell>
          <table:table-cell table:style-name="ce263" office:value-type="float" office:value="9086.78" calcext:value-type="float">
            <text:p>9,086.78</text:p>
          </table:table-cell>
          <table:table-cell table:style-name="ce268"/>
          <table:table-cell table:style-name="ce270" table:formula="of:=[.J18]" office:value-type="float" office:value="8840.7584395" calcext:value-type="float">
            <text:p>8,840.76</text:p>
          </table:table-cell>
          <table:table-cell table:style-name="ce268"/>
          <table:table-cell table:style-name="ce270" table:formula="of:=[.J11]-[.L11]" office:value-type="float" office:value="246.021560500001" calcext:value-type="float">
            <text:p>246.02</text:p>
          </table:table-cell>
        </table:table-row>
        <table:table-row table:style-name="ro1">
          <table:table-cell table:style-name="ce239" office:value-type="string" calcext:value-type="string">
            <text:p>Enero</text:p>
          </table:table-cell>
          <table:table-cell office:value-type="string" calcext:value-type="string">
            <text:p>Otecel</text:p>
          </table:table-cell>
          <table:table-cell office:value-type="float" office:value="189730.9" calcext:value-type="float">
            <text:p>189730.9</text:p>
          </table:table-cell>
          <table:table-cell table:style-name="ce250" office:value-type="float" office:value="1914.58487441667" calcext:value-type="float">
            <text:p>1914.58</text:p>
          </table:table-cell>
          <table:table-cell table:style-name="ce250" office:value-type="float" office:value="455974.133333333" calcext:value-type="float">
            <text:p>455974.13</text:p>
          </table:table-cell>
          <table:table-cell table:style-name="ce253" office:value-type="float" office:value="4066.85968411667" calcext:value-type="float">
            <text:p>4066.86</text:p>
          </table:table-cell>
          <table:table-cell table:style-name="ce250" office:value-type="float" office:value="2152.2748097" calcext:value-type="float">
            <text:p>2152.27</text:p>
          </table:table-cell>
          <table:table-cell/>
          <table:table-cell table:style-name="ce25" office:value-type="string" office:string-value="SETEL &quot; TV CABLE &quot;" calcext:value-type="string">
            <text:p><text:s/>SETEL " TV CABLE " </text:p>
          </table:table-cell>
          <table:table-cell table:style-name="ce263" office:value-type="float" office:value="3119.41" calcext:value-type="float">
            <text:p>3,119.41</text:p>
          </table:table-cell>
          <table:table-cell table:style-name="ce268"/>
          <table:table-cell table:style-name="ce270" table:formula="of:=[.J24]" office:value-type="float" office:value="3072.17148095" calcext:value-type="float">
            <text:p>3,072.17</text:p>
          </table:table-cell>
          <table:table-cell table:style-name="ce268"/>
          <table:table-cell table:style-name="ce270" table:formula="of:=[.J12]-[.L12]" office:value-type="float" office:value="47.2385190499999" calcext:value-type="float">
            <text:p>47.24</text:p>
          </table:table-cell>
        </table:table-row>
        <table:table-row table:style-name="ro1">
          <table:table-cell table:style-name="ce239" office:value-type="string" calcext:value-type="string">
            <text:p>Enero</text:p>
          </table:table-cell>
          <table:table-cell office:value-type="string" calcext:value-type="string">
            <text:p>Conecel Fijo</text:p>
          </table:table-cell>
          <table:table-cell office:value-type="float" office:value="12694.58" calcext:value-type="float">
            <text:p>12694.58</text:p>
          </table:table-cell>
          <table:table-cell table:style-name="ce250" office:value-type="float" office:value="112.73418325" calcext:value-type="float">
            <text:p>112.73</text:p>
          </table:table-cell>
          <table:table-cell table:style-name="ce250" office:value-type="float" office:value="20116.2" calcext:value-type="float">
            <text:p>20116.20</text:p>
          </table:table-cell>
          <table:table-cell table:style-name="ce253" office:value-type="float" office:value="178.59912525" calcext:value-type="float">
            <text:p>178.60</text:p>
          </table:table-cell>
          <table:table-cell table:style-name="ce250" office:value-type="float" office:value="65.864942" calcext:value-type="float">
            <text:p>65.86</text:p>
          </table:table-cell>
          <table:table-cell/>
          <table:table-cell table:style-name="ce257" office:value-type="string" office:string-value="ETAPA EP." calcext:value-type="string">
            <text:p><text:s/>ETAPA EP. </text:p>
          </table:table-cell>
          <table:table-cell table:style-name="ce264" office:value-type="float" office:value="720.81" calcext:value-type="float">
            <text:p>720.81</text:p>
          </table:table-cell>
          <table:table-cell table:style-name="ce269"/>
          <table:table-cell table:style-name="ce271" table:formula="of:=[.J22]" office:value-type="float" office:value="697.738065916667" calcext:value-type="float">
            <text:p>697.74</text:p>
          </table:table-cell>
          <table:table-cell table:style-name="ce269"/>
          <table:table-cell table:style-name="ce271" table:formula="of:=[.J13]-[.L13]" office:value-type="float" office:value="23.0719340833333" calcext:value-type="float">
            <text:p>23.07</text:p>
          </table:table-cell>
        </table:table-row>
        <table:table-row table:style-name="ro1">
          <table:table-cell table:style-name="ce239" office:value-type="string" calcext:value-type="string">
            <text:p>Enero</text:p>
          </table:table-cell>
          <table:table-cell office:value-type="string" calcext:value-type="string">
            <text:p>Etapa</text:p>
          </table:table-cell>
          <table:table-cell office:value-type="float" office:value="2019.35" calcext:value-type="float">
            <text:p>2019.35</text:p>
          </table:table-cell>
          <table:table-cell table:style-name="ce250" office:value-type="float" office:value="17.98231175" calcext:value-type="float">
            <text:p>17.98</text:p>
          </table:table-cell>
          <table:table-cell table:style-name="ce250" office:value-type="float" office:value="6397.3" calcext:value-type="float">
            <text:p>6397.30</text:p>
          </table:table-cell>
          <table:table-cell table:style-name="ce253" office:value-type="float" office:value="56.9679565" calcext:value-type="float">
            <text:p>56.97</text:p>
          </table:table-cell>
          <table:table-cell table:style-name="ce250" office:value-type="float" office:value="38.98564475" calcext:value-type="float">
            <text:p>38.99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Enero</text:p>
          </table:table-cell>
          <table:table-cell office:value-type="string" calcext:value-type="string">
            <text:p>Setel</text:p>
          </table:table-cell>
          <table:table-cell office:value-type="float" office:value="14105.4" calcext:value-type="float">
            <text:p>14105.4</text:p>
          </table:table-cell>
          <table:table-cell table:style-name="ce250" office:value-type="float" office:value="125.608587" calcext:value-type="float">
            <text:p>125.61</text:p>
          </table:table-cell>
          <table:table-cell table:style-name="ce250" office:value-type="float" office:value="29916.2" calcext:value-type="float">
            <text:p>29916.20</text:p>
          </table:table-cell>
          <table:table-cell table:style-name="ce253" office:value-type="float" office:value="266.403761" calcext:value-type="float">
            <text:p>266.40</text:p>
          </table:table-cell>
          <table:table-cell table:style-name="ce250" office:value-type="float" office:value="140.795174" calcext:value-type="float">
            <text:p>140.80</text:p>
          </table:table-cell>
          <table:table-cell table:number-columns-repeated="2"/>
          <table:table-cell table:formula="of:=SUM([.J8:.J13])" office:value-type="float" office:value="210493.55" calcext:value-type="float">
            <text:p>210,493.55</text:p>
          </table:table-cell>
          <table:table-cell/>
          <table:table-cell table:formula="of:=SUM([.L8:.L13])" office:value-type="float" office:value="208131.188769508" calcext:value-type="float">
            <text:p>208,131.19</text:p>
          </table:table-cell>
          <table:table-cell/>
          <table:table-cell table:formula="of:=SUM([.N8:.N13])" office:value-type="float" office:value="2362.36123049168" calcext:value-type="float">
            <text:p>2,362.36</text:p>
          </table:table-cell>
        </table:table-row>
        <table:table-row table:style-name="ro1">
          <table:table-cell table:style-name="ce240" office:value-type="string" calcext:value-type="string">
            <text:p>Ener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78261.45" calcext:value-type="float">
            <text:p>178261.45</text:p>
          </table:table-cell>
          <table:table-cell table:style-name="ce251" office:value-type="float" office:value="2122.20256225" calcext:value-type="float">
            <text:p>2122.20</text:p>
          </table:table-cell>
          <table:table-cell table:style-name="ce251" office:value-type="float" office:value="594629.35" calcext:value-type="float">
            <text:p>594629.35</text:p>
          </table:table-cell>
          <table:table-cell table:style-name="ce254" office:value-type="float" office:value="5295.17436175" calcext:value-type="float">
            <text:p>5295.17</text:p>
          </table:table-cell>
          <table:table-cell table:style-name="ce251" office:value-type="float" office:value="3172.9717995" calcext:value-type="float">
            <text:p>3172.9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Febrero</text:p>
          </table:table-cell>
          <table:table-cell office:value-type="string" calcext:value-type="string">
            <text:p>CNT Móvil</text:p>
          </table:table-cell>
          <table:table-cell office:value-type="float" office:value="24428.48" calcext:value-type="float">
            <text:p>24428.48</text:p>
          </table:table-cell>
          <table:table-cell table:style-name="ce250" office:value-type="float" office:value="329.0516256" calcext:value-type="float">
            <text:p>329.05</text:p>
          </table:table-cell>
          <table:table-cell table:style-name="ce250" office:value-type="float" office:value="73324.35" calcext:value-type="float">
            <text:p>73324.35</text:p>
          </table:table-cell>
          <table:table-cell table:style-name="ce253" office:value-type="float" office:value="652.95333675" calcext:value-type="float">
            <text:p>652.95</text:p>
          </table:table-cell>
          <table:table-cell table:style-name="ce250" office:value-type="float" office:value="323.90171115" calcext:value-type="float">
            <text:p>323.90</text:p>
          </table:table-cell>
          <table:table-cell/>
          <table:table-cell office:value-type="string" calcext:value-type="string">
            <text:p>Resumen Anual de Facturas emitidas según revisión Físic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39" office:value-type="string" calcext:value-type="string">
            <text:p>Febrero</text:p>
          </table:table-cell>
          <table:table-cell office:value-type="string" calcext:value-type="string">
            <text:p>Conecel Móvil</text:p>
          </table:table-cell>
          <table:table-cell office:value-type="float" office:value="214509.58" calcext:value-type="float">
            <text:p>214509.58</text:p>
          </table:table-cell>
          <table:table-cell table:style-name="ce250" office:value-type="float" office:value="2177.272237" calcext:value-type="float">
            <text:p>2177.27</text:p>
          </table:table-cell>
          <table:table-cell table:style-name="ce250" office:value-type="float" office:value="582471.55" calcext:value-type="float">
            <text:p>582471.55</text:p>
          </table:table-cell>
          <table:table-cell table:style-name="ce253" office:value-type="float" office:value="5186.90915275" calcext:value-type="float">
            <text:p>5186.91</text:p>
          </table:table-cell>
          <table:table-cell table:style-name="ce250" office:value-type="float" office:value="3009.63691575" calcext:value-type="float">
            <text:p>3009.64</text:p>
          </table:table-cell>
          <table:table-cell/>
          <table:table-cell table:style-name="ce258" office:value-type="string" calcext:value-type="string">
            <text:p>CNT Móvil</text:p>
          </table:table-cell>
          <table:table-cell table:style-name="ce265" office:value-type="float" office:value="8840.7584395" calcext:value-type="float">
            <text:p>8,840.76</text:p>
          </table:table-cell>
          <table:table-cell table:number-columns-repeated="4"/>
        </table:table-row>
        <table:table-row table:style-name="ro1">
          <table:table-cell table:style-name="ce239" office:value-type="string" calcext:value-type="string">
            <text:p>Febrero</text:p>
          </table:table-cell>
          <table:table-cell office:value-type="string" calcext:value-type="string">
            <text:p>Otecel</text:p>
          </table:table-cell>
          <table:table-cell office:value-type="float" office:value="115716.49" calcext:value-type="float">
            <text:p>115716.49</text:p>
          </table:table-cell>
          <table:table-cell table:style-name="ce250" office:value-type="float" office:value="1167.6349895" calcext:value-type="float">
            <text:p>1167.63</text:p>
          </table:table-cell>
          <table:table-cell table:style-name="ce250" office:value-type="float" office:value="409874.55" calcext:value-type="float">
            <text:p>409874.55</text:p>
          </table:table-cell>
          <table:table-cell table:style-name="ce253" office:value-type="float" office:value="3655.156763375" calcext:value-type="float">
            <text:p>3655.16</text:p>
          </table:table-cell>
          <table:table-cell table:style-name="ce250" office:value-type="float" office:value="2487.521773875" calcext:value-type="float">
            <text:p>2487.52</text:p>
          </table:table-cell>
          <table:table-cell/>
          <table:table-cell table:style-name="ce259" office:value-type="string" calcext:value-type="string">
            <text:p>CNT-EP Fijo</text:p>
          </table:table-cell>
          <table:table-cell table:style-name="ce266" office:value-type="float" office:value="60384.75112475" calcext:value-type="float">
            <text:p>60,384.75</text:p>
          </table:table-cell>
          <table:table-cell table:number-columns-repeated="4"/>
        </table:table-row>
        <table:table-row table:style-name="ro1">
          <table:table-cell table:style-name="ce239" office:value-type="string" calcext:value-type="string">
            <text:p>Febrero</text:p>
          </table:table-cell>
          <table:table-cell office:value-type="string" calcext:value-type="string">
            <text:p>Conecel Fijo</text:p>
          </table:table-cell>
          <table:table-cell office:value-type="float" office:value="12770.57" calcext:value-type="float">
            <text:p>12770.57</text:p>
          </table:table-cell>
          <table:table-cell table:style-name="ce250" office:value-type="float" office:value="113.091570583333" calcext:value-type="float">
            <text:p>113.09</text:p>
          </table:table-cell>
          <table:table-cell table:style-name="ce250" office:value-type="float" office:value="11565.7" calcext:value-type="float">
            <text:p>11565.70</text:p>
          </table:table-cell>
          <table:table-cell table:style-name="ce253" office:value-type="float" office:value="102.578476" calcext:value-type="float">
            <text:p>102.58</text:p>
          </table:table-cell>
          <table:table-cell table:style-name="ce250" office:value-type="float" office:value="-10.5130945833333" calcext:value-type="float">
            <text:p>-10.51</text:p>
          </table:table-cell>
          <table:table-cell/>
          <table:table-cell table:style-name="ce259" office:value-type="string" calcext:value-type="string">
            <text:p>Conecel Fijo</text:p>
          </table:table-cell>
          <table:table-cell table:style-name="ce266" office:value-type="float" office:value="2892.08501291667" calcext:value-type="float">
            <text:p>2,892.09</text:p>
          </table:table-cell>
          <table:table-cell table:number-columns-repeated="4"/>
        </table:table-row>
        <table:table-row table:style-name="ro1">
          <table:table-cell table:style-name="ce239" office:value-type="string" calcext:value-type="string">
            <text:p>Febrero</text:p>
          </table:table-cell>
          <table:table-cell office:value-type="string" calcext:value-type="string">
            <text:p>Etapa</text:p>
          </table:table-cell>
          <table:table-cell office:value-type="float" office:value="1801.25" calcext:value-type="float">
            <text:p>1801.25</text:p>
          </table:table-cell>
          <table:table-cell table:style-name="ce250" office:value-type="float" office:value="16.04013125" calcext:value-type="float">
            <text:p>16.04</text:p>
          </table:table-cell>
          <table:table-cell table:style-name="ce250" office:value-type="float" office:value="4904.35" calcext:value-type="float">
            <text:p>4904.35</text:p>
          </table:table-cell>
          <table:table-cell table:style-name="ce253" office:value-type="float" office:value="43.67323675" calcext:value-type="float">
            <text:p>43.67</text:p>
          </table:table-cell>
          <table:table-cell table:style-name="ce250" office:value-type="float" office:value="27.6331055" calcext:value-type="float">
            <text:p>27.63</text:p>
          </table:table-cell>
          <table:table-cell/>
          <table:table-cell table:style-name="ce259" office:value-type="string" calcext:value-type="string">
            <text:p>Conecel Móvil</text:p>
          </table:table-cell>
          <table:table-cell table:style-name="ce266" office:value-type="float" office:value="75111.5802471667" calcext:value-type="float">
            <text:p>75,111.58</text:p>
          </table:table-cell>
          <table:table-cell table:number-columns-repeated="4"/>
        </table:table-row>
        <table:table-row table:style-name="ro1">
          <table:table-cell table:style-name="ce239" office:value-type="string" calcext:value-type="string">
            <text:p>Febrero</text:p>
          </table:table-cell>
          <table:table-cell office:value-type="string" calcext:value-type="string">
            <text:p>Setel</text:p>
          </table:table-cell>
          <table:table-cell office:value-type="float" office:value="13600.5" calcext:value-type="float">
            <text:p>13600.5</text:p>
          </table:table-cell>
          <table:table-cell table:style-name="ce250" office:value-type="float" office:value="121.1124525" calcext:value-type="float">
            <text:p>121.11</text:p>
          </table:table-cell>
          <table:table-cell table:style-name="ce250" office:value-type="float" office:value="25856.6333333333" calcext:value-type="float">
            <text:p>25856.63</text:p>
          </table:table-cell>
          <table:table-cell table:style-name="ce253" office:value-type="float" office:value="230.253319833333" calcext:value-type="float">
            <text:p>230.25</text:p>
          </table:table-cell>
          <table:table-cell table:style-name="ce250" office:value-type="float" office:value="109.140867333333" calcext:value-type="float">
            <text:p>109.14</text:p>
          </table:table-cell>
          <table:table-cell/>
          <table:table-cell table:style-name="ce259" office:value-type="string" calcext:value-type="string">
            <text:p>Etapa</text:p>
          </table:table-cell>
          <table:table-cell table:style-name="ce266" office:value-type="float" office:value="697.738065916667" calcext:value-type="float">
            <text:p>697.74</text:p>
          </table:table-cell>
          <table:table-cell table:number-columns-repeated="4"/>
        </table:table-row>
        <table:table-row table:style-name="ro1">
          <table:table-cell table:style-name="ce240" office:value-type="string" calcext:value-type="string">
            <text:p>Febrer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61291.07" calcext:value-type="float">
            <text:p>161291.07</text:p>
          </table:table-cell>
          <table:table-cell table:style-name="ce251" office:value-type="float" office:value="1920.17018835" calcext:value-type="float">
            <text:p>1920.17</text:p>
          </table:table-cell>
          <table:table-cell table:style-name="ce251" office:value-type="float" office:value="521424.43" calcext:value-type="float">
            <text:p>521424.43</text:p>
          </table:table-cell>
          <table:table-cell table:style-name="ce254" office:value-type="float" office:value="4643.28454915" calcext:value-type="float">
            <text:p>4643.28</text:p>
          </table:table-cell>
          <table:table-cell table:style-name="ce251" office:value-type="float" office:value="2723.1143608" calcext:value-type="float">
            <text:p>2723.11</text:p>
          </table:table-cell>
          <table:table-cell/>
          <table:table-cell table:style-name="ce259" office:value-type="string" calcext:value-type="string">
            <text:p>Otecel</text:p>
          </table:table-cell>
          <table:table-cell table:style-name="ce266" office:value-type="float" office:value="57132.1043983083" calcext:value-type="float">
            <text:p>57,132.10</text:p>
          </table:table-cell>
          <table:table-cell table:number-columns-repeated="4"/>
        </table:table-row>
        <table:table-row table:style-name="ro1">
          <table:table-cell table:style-name="ce239" office:value-type="string" calcext:value-type="string">
            <text:p>Marzo</text:p>
          </table:table-cell>
          <table:table-cell office:value-type="string" calcext:value-type="string">
            <text:p>CNT Móvil</text:p>
          </table:table-cell>
          <table:table-cell office:value-type="float" office:value="36277.63" calcext:value-type="float">
            <text:p>36277.63</text:p>
          </table:table-cell>
          <table:table-cell table:style-name="ce250" office:value-type="float" office:value="488.6596761" calcext:value-type="float">
            <text:p>488.66</text:p>
          </table:table-cell>
          <table:table-cell table:style-name="ce250" office:value-type="float" office:value="88738.4666666667" calcext:value-type="float">
            <text:p>88738.47</text:p>
          </table:table-cell>
          <table:table-cell table:style-name="ce253" office:value-type="float" office:value="790.216045666667" calcext:value-type="float">
            <text:p>790.22</text:p>
          </table:table-cell>
          <table:table-cell table:style-name="ce250" office:value-type="float" office:value="301.556369566667" calcext:value-type="float">
            <text:p>301.56</text:p>
          </table:table-cell>
          <table:table-cell/>
          <table:table-cell table:style-name="ce260" office:value-type="string" calcext:value-type="string">
            <text:p>Setel</text:p>
          </table:table-cell>
          <table:table-cell table:style-name="ce267" office:value-type="float" office:value="3072.17148095" calcext:value-type="float">
            <text:p>3,072.17</text:p>
          </table:table-cell>
          <table:table-cell table:number-columns-repeated="4"/>
        </table:table-row>
        <table:table-row table:style-name="ro1">
          <table:table-cell table:style-name="ce239" office:value-type="string" calcext:value-type="string">
            <text:p>Marzo</text:p>
          </table:table-cell>
          <table:table-cell office:value-type="string" calcext:value-type="string">
            <text:p>Conecel Móvil</text:p>
          </table:table-cell>
          <table:table-cell office:value-type="float" office:value="434745.87" calcext:value-type="float">
            <text:p>434745.87</text:p>
          </table:table-cell>
          <table:table-cell table:style-name="ce250" office:value-type="float" office:value="4412.6705805" calcext:value-type="float">
            <text:p>4412.67</text:p>
          </table:table-cell>
          <table:table-cell table:style-name="ce250" office:value-type="float" office:value="715707.333333333" calcext:value-type="float">
            <text:p>715707.33</text:p>
          </table:table-cell>
          <table:table-cell table:style-name="ce253" office:value-type="float" office:value="6373.37380333333" calcext:value-type="float">
            <text:p>6373.37</text:p>
          </table:table-cell>
          <table:table-cell table:style-name="ce250" office:value-type="float" office:value="1960.70322283333" calcext:value-type="float">
            <text:p>1960.70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rzo</text:p>
          </table:table-cell>
          <table:table-cell office:value-type="string" calcext:value-type="string">
            <text:p>Otecel</text:p>
          </table:table-cell>
          <table:table-cell office:value-type="float" office:value="211564.87" calcext:value-type="float">
            <text:p>211564.87</text:p>
          </table:table-cell>
          <table:table-cell table:style-name="ce250" office:value-type="float" office:value="2133.92860741667" calcext:value-type="float">
            <text:p>2133.93</text:p>
          </table:table-cell>
          <table:table-cell table:style-name="ce250" office:value-type="float" office:value="516123.483333333" calcext:value-type="float">
            <text:p>516123.48</text:p>
          </table:table-cell>
          <table:table-cell table:style-name="ce253" office:value-type="float" office:value="4602.78702834167" calcext:value-type="float">
            <text:p>4602.79</text:p>
          </table:table-cell>
          <table:table-cell table:style-name="ce250" office:value-type="float" office:value="2468.858420925" calcext:value-type="float">
            <text:p>2468.86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rzo</text:p>
          </table:table-cell>
          <table:table-cell office:value-type="string" calcext:value-type="string">
            <text:p>Conecel Fijo</text:p>
          </table:table-cell>
          <table:table-cell office:value-type="float" office:value="12779.28" calcext:value-type="float">
            <text:p>12779.28</text:p>
          </table:table-cell>
          <table:table-cell table:style-name="ce250" office:value-type="float" office:value="113.458901833333" calcext:value-type="float">
            <text:p>113.46</text:p>
          </table:table-cell>
          <table:table-cell table:style-name="ce250" office:value-type="float" office:value="27150.5333333333" calcext:value-type="float">
            <text:p>27150.53</text:p>
          </table:table-cell>
          <table:table-cell table:style-name="ce253" office:value-type="float" office:value="241.775499333333" calcext:value-type="float">
            <text:p>241.78</text:p>
          </table:table-cell>
          <table:table-cell table:style-name="ce250" office:value-type="float" office:value="128.3165975" calcext:value-type="float">
            <text:p>128.3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rzo</text:p>
          </table:table-cell>
          <table:table-cell office:value-type="string" calcext:value-type="string">
            <text:p>Etapa</text:p>
          </table:table-cell>
          <table:table-cell office:value-type="float" office:value="3203.3" calcext:value-type="float">
            <text:p>3203.3</text:p>
          </table:table-cell>
          <table:table-cell table:style-name="ce250" office:value-type="float" office:value="28.5253865" calcext:value-type="float">
            <text:p>28.53</text:p>
          </table:table-cell>
          <table:table-cell table:style-name="ce250" office:value-type="float" office:value="7558.48333333333" calcext:value-type="float">
            <text:p>7558.48</text:p>
          </table:table-cell>
          <table:table-cell table:style-name="ce253" office:value-type="float" office:value="67.3082940833333" calcext:value-type="float">
            <text:p>67.31</text:p>
          </table:table-cell>
          <table:table-cell table:style-name="ce250" office:value-type="float" office:value="38.7829075833333" calcext:value-type="float">
            <text:p>38.7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rzo</text:p>
          </table:table-cell>
          <table:table-cell office:value-type="string" calcext:value-type="string">
            <text:p>Setel</text:p>
          </table:table-cell>
          <table:table-cell office:value-type="float" office:value="18197.12" calcext:value-type="float">
            <text:p>18197.12</text:p>
          </table:table-cell>
          <table:table-cell table:style-name="ce250" office:value-type="float" office:value="161.836946916667" calcext:value-type="float">
            <text:p>161.84</text:p>
          </table:table-cell>
          <table:table-cell table:style-name="ce250" office:value-type="float" office:value="31062.4166666667" calcext:value-type="float">
            <text:p>31062.42</text:p>
          </table:table-cell>
          <table:table-cell table:style-name="ce253" office:value-type="float" office:value="276.610820416667" calcext:value-type="float">
            <text:p>276.61</text:p>
          </table:table-cell>
          <table:table-cell table:style-name="ce250" office:value-type="float" office:value="114.7738735" calcext:value-type="float">
            <text:p>114.77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Marz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207769.35" calcext:value-type="float">
            <text:p>207769.35</text:p>
          </table:table-cell>
          <table:table-cell table:style-name="ce251" office:value-type="float" office:value="2473.49411175" calcext:value-type="float">
            <text:p>2473.49</text:p>
          </table:table-cell>
          <table:table-cell table:style-name="ce251" office:value-type="float" office:value="630872.19" calcext:value-type="float">
            <text:p>630872.19</text:p>
          </table:table-cell>
          <table:table-cell table:style-name="ce254" office:value-type="float" office:value="5617.91685195" calcext:value-type="float">
            <text:p>5617.92</text:p>
          </table:table-cell>
          <table:table-cell table:style-name="ce251" office:value-type="float" office:value="3144.4227402" calcext:value-type="float">
            <text:p>3144.4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bril</text:p>
          </table:table-cell>
          <table:table-cell office:value-type="string" calcext:value-type="string">
            <text:p>CNT Móvil</text:p>
          </table:table-cell>
          <table:table-cell office:value-type="float" office:value="38606.22" calcext:value-type="float">
            <text:p>38606.22</text:p>
          </table:table-cell>
          <table:table-cell table:style-name="ce250" office:value-type="float" office:value="520.0257834" calcext:value-type="float">
            <text:p>520.03</text:p>
          </table:table-cell>
          <table:table-cell table:style-name="ce250" office:value-type="float" office:value="96754.9666666667" calcext:value-type="float">
            <text:p>96754.97</text:p>
          </table:table-cell>
          <table:table-cell table:style-name="ce253" office:value-type="float" office:value="861.602978166667" calcext:value-type="float">
            <text:p>861.60</text:p>
          </table:table-cell>
          <table:table-cell table:style-name="ce250" office:value-type="float" office:value="341.577194766667" calcext:value-type="float">
            <text:p>341.5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bril</text:p>
          </table:table-cell>
          <table:table-cell office:value-type="string" calcext:value-type="string">
            <text:p>Conecel Móvil</text:p>
          </table:table-cell>
          <table:table-cell office:value-type="float" office:value="535171.12" calcext:value-type="float">
            <text:p>535171.12</text:p>
          </table:table-cell>
          <table:table-cell table:style-name="ce250" office:value-type="float" office:value="5431.986868" calcext:value-type="float">
            <text:p>5431.99</text:p>
          </table:table-cell>
          <table:table-cell table:style-name="ce250" office:value-type="float" office:value="756881.983333333" calcext:value-type="float">
            <text:p>756881.98</text:p>
          </table:table-cell>
          <table:table-cell table:style-name="ce253" office:value-type="float" office:value="6740.03406158333" calcext:value-type="float">
            <text:p>6740.03</text:p>
          </table:table-cell>
          <table:table-cell table:style-name="ce250" office:value-type="float" office:value="1308.04719358333" calcext:value-type="float">
            <text:p>1308.05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bril</text:p>
          </table:table-cell>
          <table:table-cell office:value-type="string" calcext:value-type="string">
            <text:p>Otecel</text:p>
          </table:table-cell>
          <table:table-cell office:value-type="float" office:value="244300.56" calcext:value-type="float">
            <text:p>244300.56</text:p>
          </table:table-cell>
          <table:table-cell table:style-name="ce250" office:value-type="float" office:value="2464.77695858333" calcext:value-type="float">
            <text:p>2464.78</text:p>
          </table:table-cell>
          <table:table-cell table:style-name="ce250" office:value-type="float" office:value="564021.683333333" calcext:value-type="float">
            <text:p>564021.68</text:p>
          </table:table-cell>
          <table:table-cell table:style-name="ce253" office:value-type="float" office:value="5020.50058661667" calcext:value-type="float">
            <text:p>5020.50</text:p>
          </table:table-cell>
          <table:table-cell table:style-name="ce250" office:value-type="float" office:value="2555.72362803333" calcext:value-type="float">
            <text:p>2555.7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bril</text:p>
          </table:table-cell>
          <table:table-cell office:value-type="string" calcext:value-type="string">
            <text:p>Conecel Fijo</text:p>
          </table:table-cell>
          <table:table-cell office:value-type="float" office:value="10660.17" calcext:value-type="float">
            <text:p>10660.17</text:p>
          </table:table-cell>
          <table:table-cell table:style-name="ce250" office:value-type="float" office:value="94.8063404166667" calcext:value-type="float">
            <text:p>94.81</text:p>
          </table:table-cell>
          <table:table-cell table:style-name="ce250" office:value-type="float" office:value="28937.25" calcext:value-type="float">
            <text:p>28937.25</text:p>
          </table:table-cell>
          <table:table-cell table:style-name="ce253" office:value-type="float" office:value="257.0063145" calcext:value-type="float">
            <text:p>257.01</text:p>
          </table:table-cell>
          <table:table-cell table:style-name="ce250" office:value-type="float" office:value="162.199974083333" calcext:value-type="float">
            <text:p>162.20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bril</text:p>
          </table:table-cell>
          <table:table-cell office:value-type="string" calcext:value-type="string">
            <text:p>Etapa</text:p>
          </table:table-cell>
          <table:table-cell office:value-type="float" office:value="2090.22" calcext:value-type="float">
            <text:p>2090.22</text:p>
          </table:table-cell>
          <table:table-cell table:style-name="ce250" office:value-type="float" office:value="18.6134091" calcext:value-type="float">
            <text:p>18.61</text:p>
          </table:table-cell>
          <table:table-cell table:style-name="ce250" office:value-type="float" office:value="7678.08333333333" calcext:value-type="float">
            <text:p>7678.08</text:p>
          </table:table-cell>
          <table:table-cell table:style-name="ce253" office:value-type="float" office:value="68.3733320833333" calcext:value-type="float">
            <text:p>68.37</text:p>
          </table:table-cell>
          <table:table-cell table:style-name="ce250" office:value-type="float" office:value="49.7599229833333" calcext:value-type="float">
            <text:p>49.76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bril</text:p>
          </table:table-cell>
          <table:table-cell office:value-type="string" calcext:value-type="string">
            <text:p>Setel</text:p>
          </table:table-cell>
          <table:table-cell office:value-type="float" office:value="15771.33" calcext:value-type="float">
            <text:p>15771.33</text:p>
          </table:table-cell>
          <table:table-cell table:style-name="ce250" office:value-type="float" office:value="140.44369365" calcext:value-type="float">
            <text:p>140.44</text:p>
          </table:table-cell>
          <table:table-cell table:style-name="ce250" office:value-type="float" office:value="30974.45" calcext:value-type="float">
            <text:p>30974.45</text:p>
          </table:table-cell>
          <table:table-cell table:style-name="ce253" office:value-type="float" office:value="275.82747725" calcext:value-type="float">
            <text:p>275.83</text:p>
          </table:table-cell>
          <table:table-cell table:style-name="ce250" office:value-type="float" office:value="135.3837836" calcext:value-type="float">
            <text:p>135.38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Abril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79550.48" calcext:value-type="float">
            <text:p>179550.48</text:p>
          </table:table-cell>
          <table:table-cell table:style-name="ce251" office:value-type="float" office:value="2137.5484644" calcext:value-type="float">
            <text:p>2137.55</text:p>
          </table:table-cell>
          <table:table-cell table:style-name="ce251" office:value-type="float" office:value="630449.56" calcext:value-type="float">
            <text:p>630449.56</text:p>
          </table:table-cell>
          <table:table-cell table:style-name="ce254" office:value-type="float" office:value="5614.1533318" calcext:value-type="float">
            <text:p>5614.15</text:p>
          </table:table-cell>
          <table:table-cell table:style-name="ce251" office:value-type="float" office:value="3476.6048674" calcext:value-type="float">
            <text:p>3476.60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yo</text:p>
          </table:table-cell>
          <table:table-cell office:value-type="string" calcext:value-type="string">
            <text:p>CNT Móvil</text:p>
          </table:table-cell>
          <table:table-cell office:value-type="float" office:value="23877.44" calcext:value-type="float">
            <text:p>23877.44</text:p>
          </table:table-cell>
          <table:table-cell table:style-name="ce250" office:value-type="float" office:value="321.6291168" calcext:value-type="float">
            <text:p>321.63</text:p>
          </table:table-cell>
          <table:table-cell table:style-name="ce250" office:value-type="float" office:value="104743.983333333" calcext:value-type="float">
            <text:p>104743.98</text:p>
          </table:table-cell>
          <table:table-cell table:style-name="ce253" office:value-type="float" office:value="932.745171583333" calcext:value-type="float">
            <text:p>932.75</text:p>
          </table:table-cell>
          <table:table-cell table:style-name="ce250" office:value-type="float" office:value="611.116054783333" calcext:value-type="float">
            <text:p>611.1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yo</text:p>
          </table:table-cell>
          <table:table-cell office:value-type="string" calcext:value-type="string">
            <text:p>Conecel Móvil</text:p>
          </table:table-cell>
          <table:table-cell office:value-type="float" office:value="233275.25" calcext:value-type="float">
            <text:p>233275.25</text:p>
          </table:table-cell>
          <table:table-cell table:style-name="ce250" office:value-type="float" office:value="2367.7437875" calcext:value-type="float">
            <text:p>2367.74</text:p>
          </table:table-cell>
          <table:table-cell table:style-name="ce250" office:value-type="float" office:value="844111.183333333" calcext:value-type="float">
            <text:p>844111.18</text:p>
          </table:table-cell>
          <table:table-cell table:style-name="ce253" office:value-type="float" office:value="7516.81008758333" calcext:value-type="float">
            <text:p>7516.81</text:p>
          </table:table-cell>
          <table:table-cell table:style-name="ce250" office:value-type="float" office:value="5149.06630008333" calcext:value-type="float">
            <text:p>5149.0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yo</text:p>
          </table:table-cell>
          <table:table-cell office:value-type="string" calcext:value-type="string">
            <text:p>Otecel</text:p>
          </table:table-cell>
          <table:table-cell office:value-type="float" office:value="140799.47" calcext:value-type="float">
            <text:p>140799.47</text:p>
          </table:table-cell>
          <table:table-cell table:style-name="ce250" office:value-type="float" office:value="1420.08969725" calcext:value-type="float">
            <text:p>1420.09</text:p>
          </table:table-cell>
          <table:table-cell table:style-name="ce250" office:value-type="float" office:value="620140.8" calcext:value-type="float">
            <text:p>620140.80</text:p>
          </table:table-cell>
          <table:table-cell table:style-name="ce253" office:value-type="float" office:value="5520.16274875" calcext:value-type="float">
            <text:p>5520.16</text:p>
          </table:table-cell>
          <table:table-cell table:style-name="ce250" office:value-type="float" office:value="4100.0730515" calcext:value-type="float">
            <text:p>4100.0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yo</text:p>
          </table:table-cell>
          <table:table-cell office:value-type="string" calcext:value-type="string">
            <text:p>Conecel Fijo</text:p>
          </table:table-cell>
          <table:table-cell office:value-type="float" office:value="10452.92" calcext:value-type="float">
            <text:p>10452.92</text:p>
          </table:table-cell>
          <table:table-cell table:style-name="ce250" office:value-type="float" office:value="92.8041995833333" calcext:value-type="float">
            <text:p>92.80</text:p>
          </table:table-cell>
          <table:table-cell table:style-name="ce250" office:value-type="float" office:value="35397.8333333333" calcext:value-type="float">
            <text:p>35397.83</text:p>
          </table:table-cell>
          <table:table-cell table:style-name="ce253" office:value-type="float" office:value="315.217705833333" calcext:value-type="float">
            <text:p>315.22</text:p>
          </table:table-cell>
          <table:table-cell table:style-name="ce250" office:value-type="float" office:value="222.41350625" calcext:value-type="float">
            <text:p>222.41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yo</text:p>
          </table:table-cell>
          <table:table-cell office:value-type="string" calcext:value-type="string">
            <text:p>Etapa</text:p>
          </table:table-cell>
          <table:table-cell office:value-type="float" office:value="3429.4" calcext:value-type="float">
            <text:p>3429.4</text:p>
          </table:table-cell>
          <table:table-cell table:style-name="ce250" office:value-type="float" office:value="30.538807" calcext:value-type="float">
            <text:p>30.54</text:p>
          </table:table-cell>
          <table:table-cell table:style-name="ce250" office:value-type="float" office:value="6804.4" calcext:value-type="float">
            <text:p>6804.40</text:p>
          </table:table-cell>
          <table:table-cell table:style-name="ce253" office:value-type="float" office:value="60.593182" calcext:value-type="float">
            <text:p>60.59</text:p>
          </table:table-cell>
          <table:table-cell table:style-name="ce250" office:value-type="float" office:value="30.054375" calcext:value-type="float">
            <text:p>30.05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Mayo</text:p>
          </table:table-cell>
          <table:table-cell office:value-type="string" calcext:value-type="string">
            <text:p>Setel</text:p>
          </table:table-cell>
          <table:table-cell office:value-type="float" office:value="16407.23" calcext:value-type="float">
            <text:p>16407.23</text:p>
          </table:table-cell>
          <table:table-cell table:style-name="ce250" office:value-type="float" office:value="146.10638315" calcext:value-type="float">
            <text:p>146.11</text:p>
          </table:table-cell>
          <table:table-cell table:style-name="ce250" office:value-type="float" office:value="33751.1333333333" calcext:value-type="float">
            <text:p>33751.13</text:p>
          </table:table-cell>
          <table:table-cell table:style-name="ce253" office:value-type="float" office:value="300.553842333333" calcext:value-type="float">
            <text:p>300.55</text:p>
          </table:table-cell>
          <table:table-cell table:style-name="ce250" office:value-type="float" office:value="154.447459183333" calcext:value-type="float">
            <text:p>154.45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May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76588.27" calcext:value-type="float">
            <text:p>176588.27</text:p>
          </table:table-cell>
          <table:table-cell table:style-name="ce251" office:value-type="float" office:value="2102.28335435" calcext:value-type="float">
            <text:p>2102.28</text:p>
          </table:table-cell>
          <table:table-cell table:style-name="ce251" office:value-type="float" office:value="707165.75" calcext:value-type="float">
            <text:p>707165.75</text:p>
          </table:table-cell>
          <table:table-cell table:style-name="ce254" office:value-type="float" office:value="6297.31100375" calcext:value-type="float">
            <text:p>6297.31</text:p>
          </table:table-cell>
          <table:table-cell table:style-name="ce251" office:value-type="float" office:value="4195.0276494" calcext:value-type="float">
            <text:p>4195.0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nio</text:p>
          </table:table-cell>
          <table:table-cell office:value-type="string" calcext:value-type="string">
            <text:p>CNT Móvil</text:p>
          </table:table-cell>
          <table:table-cell office:value-type="float" office:value="23477.52" calcext:value-type="float">
            <text:p>23477.52</text:p>
          </table:table-cell>
          <table:table-cell table:style-name="ce250" office:value-type="float" office:value="316.2421944" calcext:value-type="float">
            <text:p>316.24</text:p>
          </table:table-cell>
          <table:table-cell table:style-name="ce250" office:value-type="float" office:value="86452.7333333333" calcext:value-type="float">
            <text:p>86452.73</text:p>
          </table:table-cell>
          <table:table-cell table:style-name="ce253" office:value-type="float" office:value="769.861590333333" calcext:value-type="float">
            <text:p>769.86</text:p>
          </table:table-cell>
          <table:table-cell table:style-name="ce250" office:value-type="float" office:value="453.619395933333" calcext:value-type="float">
            <text:p>453.6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nio</text:p>
          </table:table-cell>
          <table:table-cell office:value-type="string" calcext:value-type="string">
            <text:p>Conecel Móvil</text:p>
          </table:table-cell>
          <table:table-cell office:value-type="float" office:value="258011.87" calcext:value-type="float">
            <text:p>258011.87</text:p>
          </table:table-cell>
          <table:table-cell table:style-name="ce250" office:value-type="float" office:value="2618.8204805" calcext:value-type="float">
            <text:p>2618.82</text:p>
          </table:table-cell>
          <table:table-cell table:style-name="ce250" office:value-type="float" office:value="731569.333333333" calcext:value-type="float">
            <text:p>731569.33</text:p>
          </table:table-cell>
          <table:table-cell table:style-name="ce253" office:value-type="float" office:value="6514.62491333333" calcext:value-type="float">
            <text:p>6514.62</text:p>
          </table:table-cell>
          <table:table-cell table:style-name="ce250" office:value-type="float" office:value="3895.80443283333" calcext:value-type="float">
            <text:p>3895.80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nio</text:p>
          </table:table-cell>
          <table:table-cell office:value-type="string" calcext:value-type="string">
            <text:p>Otecel</text:p>
          </table:table-cell>
          <table:table-cell office:value-type="float" office:value="140963.38" calcext:value-type="float">
            <text:p>140963.38</text:p>
          </table:table-cell>
          <table:table-cell table:style-name="ce250" office:value-type="float" office:value="1421.24606983333" calcext:value-type="float">
            <text:p>1421.25</text:p>
          </table:table-cell>
          <table:table-cell table:style-name="ce250" office:value-type="float" office:value="541016.85" calcext:value-type="float">
            <text:p>541016.85</text:p>
          </table:table-cell>
          <table:table-cell table:style-name="ce253" office:value-type="float" office:value="4820.87803275" calcext:value-type="float">
            <text:p>4820.88</text:p>
          </table:table-cell>
          <table:table-cell table:style-name="ce250" office:value-type="float" office:value="3399.63196291667" calcext:value-type="float">
            <text:p>3399.6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nio</text:p>
          </table:table-cell>
          <table:table-cell office:value-type="string" calcext:value-type="string">
            <text:p>Conecel Fijo</text:p>
          </table:table-cell>
          <table:table-cell office:value-type="float" office:value="11465.67" calcext:value-type="float">
            <text:p>11465.67</text:p>
          </table:table-cell>
          <table:table-cell table:style-name="ce250" office:value-type="float" office:value="101.730126333333" calcext:value-type="float">
            <text:p>101.73</text:p>
          </table:table-cell>
          <table:table-cell table:style-name="ce250" office:value-type="float" office:value="29191.7166666667" calcext:value-type="float">
            <text:p>29191.72</text:p>
          </table:table-cell>
          <table:table-cell table:style-name="ce253" office:value-type="float" office:value="259.952236916667" calcext:value-type="float">
            <text:p>259.95</text:p>
          </table:table-cell>
          <table:table-cell table:style-name="ce250" office:value-type="float" office:value="158.222110583333" calcext:value-type="float">
            <text:p>158.2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nio</text:p>
          </table:table-cell>
          <table:table-cell office:value-type="string" calcext:value-type="string">
            <text:p>Etapa</text:p>
          </table:table-cell>
          <table:table-cell office:value-type="float" office:value="4082.9" calcext:value-type="float">
            <text:p>4082.9</text:p>
          </table:table-cell>
          <table:table-cell table:style-name="ce250" office:value-type="float" office:value="36.3582245" calcext:value-type="float">
            <text:p>36.36</text:p>
          </table:table-cell>
          <table:table-cell table:style-name="ce250" office:value-type="float" office:value="7589.45" calcext:value-type="float">
            <text:p>7589.45</text:p>
          </table:table-cell>
          <table:table-cell table:style-name="ce253" office:value-type="float" office:value="67.58405225" calcext:value-type="float">
            <text:p>67.58</text:p>
          </table:table-cell>
          <table:table-cell table:style-name="ce250" office:value-type="float" office:value="31.22582775" calcext:value-type="float">
            <text:p>31.2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nio</text:p>
          </table:table-cell>
          <table:table-cell office:value-type="string" calcext:value-type="string">
            <text:p>Setel</text:p>
          </table:table-cell>
          <table:table-cell office:value-type="float" office:value="16399.45" calcext:value-type="float">
            <text:p>16399.45</text:p>
          </table:table-cell>
          <table:table-cell table:style-name="ce250" office:value-type="float" office:value="145.53557265" calcext:value-type="float">
            <text:p>145.54</text:p>
          </table:table-cell>
          <table:table-cell table:style-name="ce250" office:value-type="float" office:value="31078.95" calcext:value-type="float">
            <text:p>31078.95</text:p>
          </table:table-cell>
          <table:table-cell table:style-name="ce253" office:value-type="float" office:value="276.75804975" calcext:value-type="float">
            <text:p>276.76</text:p>
          </table:table-cell>
          <table:table-cell table:style-name="ce250" office:value-type="float" office:value="131.2224771" calcext:value-type="float">
            <text:p>131.22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Juni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81975.63" calcext:value-type="float">
            <text:p>181975.63</text:p>
          </table:table-cell>
          <table:table-cell table:style-name="ce251" office:value-type="float" office:value="2166.41987515" calcext:value-type="float">
            <text:p>2166.42</text:p>
          </table:table-cell>
          <table:table-cell table:style-name="ce251" office:value-type="float" office:value="612883.97" calcext:value-type="float">
            <text:p>612883.97</text:p>
          </table:table-cell>
          <table:table-cell table:style-name="ce254" office:value-type="float" office:value="5457.73175285" calcext:value-type="float">
            <text:p>5457.73</text:p>
          </table:table-cell>
          <table:table-cell table:style-name="ce251" office:value-type="float" office:value="3291.3118777" calcext:value-type="float">
            <text:p>3291.31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lio</text:p>
          </table:table-cell>
          <table:table-cell office:value-type="string" calcext:value-type="string">
            <text:p>CNT Móvil</text:p>
          </table:table-cell>
          <table:table-cell office:value-type="float" office:value="22437.72" calcext:value-type="float">
            <text:p>22437.72</text:p>
          </table:table-cell>
          <table:table-cell table:style-name="ce250" office:value-type="float" office:value="302.2360884" calcext:value-type="float">
            <text:p>302.24</text:p>
          </table:table-cell>
          <table:table-cell table:style-name="ce250" office:value-type="float" office:value="74888.1" calcext:value-type="float">
            <text:p>74888.10</text:p>
          </table:table-cell>
          <table:table-cell table:style-name="ce253" office:value-type="float" office:value="666.8785305" calcext:value-type="float">
            <text:p>666.88</text:p>
          </table:table-cell>
          <table:table-cell table:style-name="ce250" office:value-type="float" office:value="364.6424421" calcext:value-type="float">
            <text:p>364.64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lio</text:p>
          </table:table-cell>
          <table:table-cell office:value-type="string" calcext:value-type="string">
            <text:p>Conecel Móvil</text:p>
          </table:table-cell>
          <table:table-cell office:value-type="float" office:value="254361.65" calcext:value-type="float">
            <text:p>254361.65</text:p>
          </table:table-cell>
          <table:table-cell table:style-name="ce250" office:value-type="float" office:value="2581.7707475" calcext:value-type="float">
            <text:p>2581.77</text:p>
          </table:table-cell>
          <table:table-cell table:style-name="ce250" office:value-type="float" office:value="678504.716666667" calcext:value-type="float">
            <text:p>678504.72</text:p>
          </table:table-cell>
          <table:table-cell table:style-name="ce253" office:value-type="float" office:value="6042.08450191667" calcext:value-type="float">
            <text:p>6042.08</text:p>
          </table:table-cell>
          <table:table-cell table:style-name="ce250" office:value-type="float" office:value="3460.31375441667" calcext:value-type="float">
            <text:p>3460.31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lio</text:p>
          </table:table-cell>
          <table:table-cell office:value-type="string" calcext:value-type="string">
            <text:p>Otecel</text:p>
          </table:table-cell>
          <table:table-cell office:value-type="float" office:value="143095.77" calcext:value-type="float">
            <text:p>143095.77</text:p>
          </table:table-cell>
          <table:table-cell table:style-name="ce250" office:value-type="float" office:value="1442.985103" calcext:value-type="float">
            <text:p>1442.99</text:p>
          </table:table-cell>
          <table:table-cell table:style-name="ce250" office:value-type="float" office:value="521482.55" calcext:value-type="float">
            <text:p>521482.55</text:p>
          </table:table-cell>
          <table:table-cell table:style-name="ce253" office:value-type="float" office:value="4649.3081583" calcext:value-type="float">
            <text:p>4649.31</text:p>
          </table:table-cell>
          <table:table-cell table:style-name="ce250" office:value-type="float" office:value="3206.3230553" calcext:value-type="float">
            <text:p>3206.3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lio</text:p>
          </table:table-cell>
          <table:table-cell office:value-type="string" calcext:value-type="string">
            <text:p>Conecel Fijo</text:p>
          </table:table-cell>
          <table:table-cell office:value-type="float" office:value="11522.37" calcext:value-type="float">
            <text:p>11522.37</text:p>
          </table:table-cell>
          <table:table-cell table:style-name="ce250" office:value-type="float" office:value="102.438964333333" calcext:value-type="float">
            <text:p>102.44</text:p>
          </table:table-cell>
          <table:table-cell table:style-name="ce250" office:value-type="float" office:value="27834.3666666667" calcext:value-type="float">
            <text:p>27834.37</text:p>
          </table:table-cell>
          <table:table-cell table:style-name="ce253" office:value-type="float" office:value="247.4191915" calcext:value-type="float">
            <text:p>247.42</text:p>
          </table:table-cell>
          <table:table-cell table:style-name="ce250" office:value-type="float" office:value="144.980227166667" calcext:value-type="float">
            <text:p>144.9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lio</text:p>
          </table:table-cell>
          <table:table-cell office:value-type="string" calcext:value-type="string">
            <text:p>Etapa</text:p>
          </table:table-cell>
          <table:table-cell office:value-type="float" office:value="3480.62" calcext:value-type="float">
            <text:p>3480.62</text:p>
          </table:table-cell>
          <table:table-cell table:style-name="ce250" office:value-type="float" office:value="30.9949211" calcext:value-type="float">
            <text:p>30.99</text:p>
          </table:table-cell>
          <table:table-cell table:style-name="ce250" office:value-type="float" office:value="6729.96666666667" calcext:value-type="float">
            <text:p>6729.97</text:p>
          </table:table-cell>
          <table:table-cell table:style-name="ce253" office:value-type="float" office:value="59.9303531666667" calcext:value-type="float">
            <text:p>59.93</text:p>
          </table:table-cell>
          <table:table-cell table:style-name="ce250" office:value-type="float" office:value="28.9354320666667" calcext:value-type="float">
            <text:p>28.94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Julio</text:p>
          </table:table-cell>
          <table:table-cell office:value-type="string" calcext:value-type="string">
            <text:p>Setel</text:p>
          </table:table-cell>
          <table:table-cell office:value-type="float" office:value="14609.25" calcext:value-type="float">
            <text:p>14609.25</text:p>
          </table:table-cell>
          <table:table-cell table:style-name="ce250" office:value-type="float" office:value="129.870371583333" calcext:value-type="float">
            <text:p>129.87</text:p>
          </table:table-cell>
          <table:table-cell table:style-name="ce250" office:value-type="float" office:value="27552.8166666667" calcext:value-type="float">
            <text:p>27552.82</text:p>
          </table:table-cell>
          <table:table-cell table:style-name="ce253" office:value-type="float" office:value="245.357832416667" calcext:value-type="float">
            <text:p>245.36</text:p>
          </table:table-cell>
          <table:table-cell table:style-name="ce250" office:value-type="float" office:value="115.487460833333" calcext:value-type="float">
            <text:p>115.49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Juli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69513.65" calcext:value-type="float">
            <text:p>169513.65</text:p>
          </table:table-cell>
          <table:table-cell table:style-name="ce251" office:value-type="float" office:value="2018.06000325" calcext:value-type="float">
            <text:p>2018.06</text:p>
          </table:table-cell>
          <table:table-cell table:style-name="ce251" office:value-type="float" office:value="520666.56" calcext:value-type="float">
            <text:p>520666.56</text:p>
          </table:table-cell>
          <table:table-cell table:style-name="ce254" office:value-type="float" office:value="4636.5357168" calcext:value-type="float">
            <text:p>4636.54</text:p>
          </table:table-cell>
          <table:table-cell table:style-name="ce251" office:value-type="float" office:value="2618.47571355" calcext:value-type="float">
            <text:p>2618.4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gosto</text:p>
          </table:table-cell>
          <table:table-cell office:value-type="string" calcext:value-type="string">
            <text:p>CNT Móvil</text:p>
          </table:table-cell>
          <table:table-cell office:value-type="float" office:value="25336.54" calcext:value-type="float">
            <text:p>25336.54</text:p>
          </table:table-cell>
          <table:table-cell table:style-name="ce250" office:value-type="float" office:value="341.2831938" calcext:value-type="float">
            <text:p>341.28</text:p>
          </table:table-cell>
          <table:table-cell table:style-name="ce250" office:value-type="float" office:value="84088.6" calcext:value-type="float">
            <text:p>84088.60</text:p>
          </table:table-cell>
          <table:table-cell table:style-name="ce253" office:value-type="float" office:value="748.808983" calcext:value-type="float">
            <text:p>748.81</text:p>
          </table:table-cell>
          <table:table-cell table:style-name="ce250" office:value-type="float" office:value="407.5257892" calcext:value-type="float">
            <text:p>407.5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gosto</text:p>
          </table:table-cell>
          <table:table-cell office:value-type="string" calcext:value-type="string">
            <text:p>Conecel Móvil</text:p>
          </table:table-cell>
          <table:table-cell office:value-type="float" office:value="267783.98" calcext:value-type="float">
            <text:p>267783.98</text:p>
          </table:table-cell>
          <table:table-cell table:style-name="ce250" office:value-type="float" office:value="2718.007397" calcext:value-type="float">
            <text:p>2718.01</text:p>
          </table:table-cell>
          <table:table-cell table:style-name="ce250" office:value-type="float" office:value="750009.5" calcext:value-type="float">
            <text:p>750009.50</text:p>
          </table:table-cell>
          <table:table-cell table:style-name="ce253" office:value-type="float" office:value="6678.8345975" calcext:value-type="float">
            <text:p>6678.83</text:p>
          </table:table-cell>
          <table:table-cell table:style-name="ce250" office:value-type="float" office:value="3960.8272005" calcext:value-type="float">
            <text:p>3960.8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gosto</text:p>
          </table:table-cell>
          <table:table-cell office:value-type="string" calcext:value-type="string">
            <text:p>Otecel</text:p>
          </table:table-cell>
          <table:table-cell office:value-type="float" office:value="158376.25" calcext:value-type="float">
            <text:p>158376.25</text:p>
          </table:table-cell>
          <table:table-cell table:style-name="ce250" office:value-type="float" office:value="1596.20177208333" calcext:value-type="float">
            <text:p>1596.20</text:p>
          </table:table-cell>
          <table:table-cell table:style-name="ce250" office:value-type="float" office:value="598415.566666667" calcext:value-type="float">
            <text:p>598415.57</text:p>
          </table:table-cell>
          <table:table-cell table:style-name="ce253" office:value-type="float" office:value="5336.54795645833" calcext:value-type="float">
            <text:p>5336.55</text:p>
          </table:table-cell>
          <table:table-cell table:style-name="ce250" office:value-type="float" office:value="3740.346184375" calcext:value-type="float">
            <text:p>3740.35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gosto</text:p>
          </table:table-cell>
          <table:table-cell office:value-type="string" calcext:value-type="string">
            <text:p>Conecel Fijo</text:p>
          </table:table-cell>
          <table:table-cell office:value-type="float" office:value="12047.45" calcext:value-type="float">
            <text:p>12047.45</text:p>
          </table:table-cell>
          <table:table-cell table:style-name="ce250" office:value-type="float" office:value="106.17476025" calcext:value-type="float">
            <text:p>106.17</text:p>
          </table:table-cell>
          <table:table-cell table:style-name="ce250" office:value-type="float" office:value="29131.5166666667" calcext:value-type="float">
            <text:p>29131.52</text:p>
          </table:table-cell>
          <table:table-cell table:style-name="ce253" office:value-type="float" office:value="259.416155916667" calcext:value-type="float">
            <text:p>259.42</text:p>
          </table:table-cell>
          <table:table-cell table:style-name="ce250" office:value-type="float" office:value="153.241395666667" calcext:value-type="float">
            <text:p>153.24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gosto</text:p>
          </table:table-cell>
          <table:table-cell office:value-type="string" calcext:value-type="string">
            <text:p>Etapa</text:p>
          </table:table-cell>
          <table:table-cell office:value-type="float" office:value="2445.96" calcext:value-type="float">
            <text:p>2445.96</text:p>
          </table:table-cell>
          <table:table-cell table:style-name="ce250" office:value-type="float" office:value="21.7812738" calcext:value-type="float">
            <text:p>21.78</text:p>
          </table:table-cell>
          <table:table-cell table:style-name="ce250" office:value-type="float" office:value="6857.08333333333" calcext:value-type="float">
            <text:p>6857.08</text:p>
          </table:table-cell>
          <table:table-cell table:style-name="ce253" office:value-type="float" office:value="61.0623270833333" calcext:value-type="float">
            <text:p>61.06</text:p>
          </table:table-cell>
          <table:table-cell table:style-name="ce250" office:value-type="float" office:value="39.2810532833333" calcext:value-type="float">
            <text:p>39.2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Agosto</text:p>
          </table:table-cell>
          <table:table-cell office:value-type="string" calcext:value-type="string">
            <text:p>Setel</text:p>
          </table:table-cell>
          <table:table-cell office:value-type="float" office:value="12564.4" calcext:value-type="float">
            <text:p>12564.4</text:p>
          </table:table-cell>
          <table:table-cell table:style-name="ce250" office:value-type="float" office:value="111.2332455" calcext:value-type="float">
            <text:p>111.23</text:p>
          </table:table-cell>
          <table:table-cell table:style-name="ce250" office:value-type="float" office:value="29941.2166666667" calcext:value-type="float">
            <text:p>29941.22</text:p>
          </table:table-cell>
          <table:table-cell table:style-name="ce253" office:value-type="float" office:value="266.626534416667" calcext:value-type="float">
            <text:p>266.63</text:p>
          </table:table-cell>
          <table:table-cell table:style-name="ce250" office:value-type="float" office:value="155.393288916667" calcext:value-type="float">
            <text:p>155.39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Agosto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61537.93" calcext:value-type="float">
            <text:p>161537.93</text:p>
          </table:table-cell>
          <table:table-cell table:style-name="ce251" office:value-type="float" office:value="1923.10905665" calcext:value-type="float">
            <text:p>1923.11</text:p>
          </table:table-cell>
          <table:table-cell table:style-name="ce251" office:value-type="float" office:value="547005.2" calcext:value-type="float">
            <text:p>547005.20</text:p>
          </table:table-cell>
          <table:table-cell table:style-name="ce254" office:value-type="float" office:value="4871.081306" calcext:value-type="float">
            <text:p>4871.08</text:p>
          </table:table-cell>
          <table:table-cell table:style-name="ce251" office:value-type="float" office:value="2947.97224935" calcext:value-type="float">
            <text:p>2947.9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Septiembre</text:p>
          </table:table-cell>
          <table:table-cell office:value-type="string" calcext:value-type="string">
            <text:p>CNT Móvil</text:p>
          </table:table-cell>
          <table:table-cell office:value-type="float" office:value="32688.98" calcext:value-type="float">
            <text:p>32688.98</text:p>
          </table:table-cell>
          <table:table-cell table:style-name="ce250" office:value-type="float" office:value="440.3205606" calcext:value-type="float">
            <text:p>440.32</text:p>
          </table:table-cell>
          <table:table-cell table:style-name="ce250" office:value-type="float" office:value="81706.3" calcext:value-type="float">
            <text:p>81706.30</text:p>
          </table:table-cell>
          <table:table-cell table:style-name="ce253" office:value-type="float" office:value="727.5946015" calcext:value-type="float">
            <text:p>727.59</text:p>
          </table:table-cell>
          <table:table-cell table:style-name="ce250" office:value-type="float" office:value="287.2740409" calcext:value-type="float">
            <text:p>287.2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Septiembre</text:p>
          </table:table-cell>
          <table:table-cell office:value-type="string" calcext:value-type="string">
            <text:p>Conecel Móvil</text:p>
          </table:table-cell>
          <table:table-cell office:value-type="float" office:value="314322.98" calcext:value-type="float">
            <text:p>314322.98</text:p>
          </table:table-cell>
          <table:table-cell table:style-name="ce250" office:value-type="float" office:value="3190.378247" calcext:value-type="float">
            <text:p>3190.38</text:p>
          </table:table-cell>
          <table:table-cell table:style-name="ce250" office:value-type="float" office:value="741215.083333333" calcext:value-type="float">
            <text:p>741215.08</text:p>
          </table:table-cell>
          <table:table-cell table:style-name="ce253" office:value-type="float" office:value="6600.52031708333" calcext:value-type="float">
            <text:p>6600.52</text:p>
          </table:table-cell>
          <table:table-cell table:style-name="ce250" office:value-type="float" office:value="3410.14207008333" calcext:value-type="float">
            <text:p>3410.14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Septiembre</text:p>
          </table:table-cell>
          <table:table-cell office:value-type="string" calcext:value-type="string">
            <text:p>Otecel</text:p>
          </table:table-cell>
          <table:table-cell office:value-type="float" office:value="185720.71" calcext:value-type="float">
            <text:p>185720.71</text:p>
          </table:table-cell>
          <table:table-cell table:style-name="ce250" office:value-type="float" office:value="1870.10131525" calcext:value-type="float">
            <text:p>1870.10</text:p>
          </table:table-cell>
          <table:table-cell table:style-name="ce250" office:value-type="float" office:value="597508.83" calcext:value-type="float">
            <text:p>597508.83</text:p>
          </table:table-cell>
          <table:table-cell table:style-name="ce253" office:value-type="float" office:value="5336.5536705" calcext:value-type="float">
            <text:p>5336.55</text:p>
          </table:table-cell>
          <table:table-cell table:style-name="ce250" office:value-type="float" office:value="3466.45235525" calcext:value-type="float">
            <text:p>3466.45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Septiembre</text:p>
          </table:table-cell>
          <table:table-cell office:value-type="string" calcext:value-type="string">
            <text:p>Conecel Fijo</text:p>
          </table:table-cell>
          <table:table-cell office:value-type="float" office:value="12529.03" calcext:value-type="float">
            <text:p>12529.03</text:p>
          </table:table-cell>
          <table:table-cell table:style-name="ce250" office:value-type="float" office:value="110.913852833333" calcext:value-type="float">
            <text:p>110.91</text:p>
          </table:table-cell>
          <table:table-cell table:style-name="ce250" office:value-type="float" office:value="30318.35" calcext:value-type="float">
            <text:p>30318.35</text:p>
          </table:table-cell>
          <table:table-cell table:style-name="ce253" office:value-type="float" office:value="269.98490675" calcext:value-type="float">
            <text:p>269.98</text:p>
          </table:table-cell>
          <table:table-cell table:style-name="ce250" office:value-type="float" office:value="159.071053916667" calcext:value-type="float">
            <text:p>159.0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Septiembre</text:p>
          </table:table-cell>
          <table:table-cell office:value-type="string" calcext:value-type="string">
            <text:p>Etapa</text:p>
          </table:table-cell>
          <table:table-cell office:value-type="float" office:value="2498.82" calcext:value-type="float">
            <text:p>2498.82</text:p>
          </table:table-cell>
          <table:table-cell table:style-name="ce250" office:value-type="float" office:value="22.2519921" calcext:value-type="float">
            <text:p>22.25</text:p>
          </table:table-cell>
          <table:table-cell table:style-name="ce250" office:value-type="float" office:value="6542" calcext:value-type="float">
            <text:p>6542.00</text:p>
          </table:table-cell>
          <table:table-cell table:style-name="ce253" office:value-type="float" office:value="58.25651" calcext:value-type="float">
            <text:p>58.26</text:p>
          </table:table-cell>
          <table:table-cell table:style-name="ce250" office:value-type="float" office:value="36.0045179" calcext:value-type="float">
            <text:p>36.00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Septiembre</text:p>
          </table:table-cell>
          <table:table-cell office:value-type="string" calcext:value-type="string">
            <text:p>Setel</text:p>
          </table:table-cell>
          <table:table-cell office:value-type="float" office:value="12434.1" calcext:value-type="float">
            <text:p>12434.1</text:p>
          </table:table-cell>
          <table:table-cell table:style-name="ce250" office:value-type="float" office:value="109.79090265" calcext:value-type="float">
            <text:p>109.79</text:p>
          </table:table-cell>
          <table:table-cell table:style-name="ce250" office:value-type="float" office:value="27965.67" calcext:value-type="float">
            <text:p>27965.67</text:p>
          </table:table-cell>
          <table:table-cell table:style-name="ce253" office:value-type="float" office:value="249.03429135" calcext:value-type="float">
            <text:p>249.03</text:p>
          </table:table-cell>
          <table:table-cell table:style-name="ce250" office:value-type="float" office:value="139.2433887" calcext:value-type="float">
            <text:p>139.24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Septiembre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62276.32" calcext:value-type="float">
            <text:p>162276.32</text:p>
          </table:table-cell>
          <table:table-cell table:style-name="ce251" office:value-type="float" office:value="1931.8995896" calcext:value-type="float">
            <text:p>1931.90</text:p>
          </table:table-cell>
          <table:table-cell table:style-name="ce251" office:value-type="float" office:value="586588.23" calcext:value-type="float">
            <text:p>586588.23</text:p>
          </table:table-cell>
          <table:table-cell table:style-name="ce254" office:value-type="float" office:value="5223.56818815" calcext:value-type="float">
            <text:p>5223.57</text:p>
          </table:table-cell>
          <table:table-cell table:style-name="ce251" office:value-type="float" office:value="3291.66859855" calcext:value-type="float">
            <text:p>3291.6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Octubre</text:p>
          </table:table-cell>
          <table:table-cell table:style-name="ce245" office:value-type="string" calcext:value-type="string">
            <text:p>CNT Móvil</text:p>
          </table:table-cell>
          <table:table-cell office:value-type="float" office:value="26039.79" calcext:value-type="float">
            <text:p>26039.79</text:p>
          </table:table-cell>
          <table:table-cell table:style-name="ce250" office:value-type="float" office:value="350.7559713" calcext:value-type="float">
            <text:p>350.76</text:p>
          </table:table-cell>
          <table:table-cell table:style-name="ce250" office:value-type="float" office:value="79506.6166666667" calcext:value-type="float">
            <text:p>79506.62</text:p>
          </table:table-cell>
          <table:table-cell table:style-name="ce253" office:value-type="float" office:value="708.006421416667" calcext:value-type="float">
            <text:p>708.01</text:p>
          </table:table-cell>
          <table:table-cell table:style-name="ce250" office:value-type="float" office:value="357.250450116667" calcext:value-type="float">
            <text:p>357.25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Octubre</text:p>
          </table:table-cell>
          <table:table-cell office:value-type="string" calcext:value-type="string">
            <text:p>Conecel Móvil</text:p>
          </table:table-cell>
          <table:table-cell office:value-type="float" office:value="270869.77" calcext:value-type="float">
            <text:p>270869.77</text:p>
          </table:table-cell>
          <table:table-cell table:style-name="ce250" office:value-type="float" office:value="2749.3281655" calcext:value-type="float">
            <text:p>2749.33</text:p>
          </table:table-cell>
          <table:table-cell table:style-name="ce250" office:value-type="float" office:value="696768.566666667" calcext:value-type="float">
            <text:p>696768.57</text:p>
          </table:table-cell>
          <table:table-cell table:style-name="ce253" office:value-type="float" office:value="6204.72408616667" calcext:value-type="float">
            <text:p>6204.72</text:p>
          </table:table-cell>
          <table:table-cell table:style-name="ce250" office:value-type="float" office:value="3455.39592066667" calcext:value-type="float">
            <text:p>3455.40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Octubre</text:p>
          </table:table-cell>
          <table:table-cell office:value-type="string" calcext:value-type="string">
            <text:p>Otecel</text:p>
          </table:table-cell>
          <table:table-cell office:value-type="float" office:value="150410.486666667" calcext:value-type="float">
            <text:p>150410.486666667</text:p>
          </table:table-cell>
          <table:table-cell table:style-name="ce250" office:value-type="float" office:value="1526.66643966667" calcext:value-type="float">
            <text:p>1526.67</text:p>
          </table:table-cell>
          <table:table-cell table:style-name="ce250" office:value-type="float" office:value="557140.776666667" calcext:value-type="float">
            <text:p>557140.78</text:p>
          </table:table-cell>
          <table:table-cell table:style-name="ce253" office:value-type="float" office:value="4961.33861621667" calcext:value-type="float">
            <text:p>4961.34</text:p>
          </table:table-cell>
          <table:table-cell table:style-name="ce250" office:value-type="float" office:value="3434.67217655" calcext:value-type="float">
            <text:p>3434.6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Octubre</text:p>
          </table:table-cell>
          <table:table-cell office:value-type="string" calcext:value-type="string">
            <text:p>Conecel Fijo</text:p>
          </table:table-cell>
          <table:table-cell office:value-type="float" office:value="13634.4166666667" calcext:value-type="float">
            <text:p>13634.4166666667</text:p>
          </table:table-cell>
          <table:table-cell table:style-name="ce250" office:value-type="float" office:value="121.414480416667" calcext:value-type="float">
            <text:p>121.41</text:p>
          </table:table-cell>
          <table:table-cell table:style-name="ce250" office:value-type="float" office:value="29488.85" calcext:value-type="float">
            <text:p>29488.85</text:p>
          </table:table-cell>
          <table:table-cell table:style-name="ce253" office:value-type="float" office:value="262.59820925" calcext:value-type="float">
            <text:p>262.60</text:p>
          </table:table-cell>
          <table:table-cell table:style-name="ce250" office:value-type="float" office:value="141.183728833333" calcext:value-type="float">
            <text:p>141.1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Octubre</text:p>
          </table:table-cell>
          <table:table-cell office:value-type="string" calcext:value-type="string">
            <text:p>Etapa</text:p>
          </table:table-cell>
          <table:table-cell office:value-type="float" office:value="3038.8" calcext:value-type="float">
            <text:p>3038.8</text:p>
          </table:table-cell>
          <table:table-cell table:style-name="ce250" office:value-type="float" office:value="27.060514" calcext:value-type="float">
            <text:p>27.06</text:p>
          </table:table-cell>
          <table:table-cell table:style-name="ce250" office:value-type="float" office:value="6806.73333333333" calcext:value-type="float">
            <text:p>6806.73</text:p>
          </table:table-cell>
          <table:table-cell table:style-name="ce253" office:value-type="float" office:value="60.6139603333333" calcext:value-type="float">
            <text:p>60.61</text:p>
          </table:table-cell>
          <table:table-cell table:style-name="ce250" office:value-type="float" office:value="33.5534463333333" calcext:value-type="float">
            <text:p>33.55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Octubre</text:p>
          </table:table-cell>
          <table:table-cell office:value-type="string" calcext:value-type="string">
            <text:p>Setel</text:p>
          </table:table-cell>
          <table:table-cell office:value-type="float" office:value="12804.3833333333" calcext:value-type="float">
            <text:p>12804.3833333333</text:p>
          </table:table-cell>
          <table:table-cell table:style-name="ce250" office:value-type="float" office:value="114.023033583333" calcext:value-type="float">
            <text:p>114.02</text:p>
          </table:table-cell>
          <table:table-cell table:style-name="ce250" office:value-type="float" office:value="26077.9333333333" calcext:value-type="float">
            <text:p>26077.93</text:p>
          </table:table-cell>
          <table:table-cell table:style-name="ce253" office:value-type="float" office:value="232.223996333333" calcext:value-type="float">
            <text:p>232.22</text:p>
          </table:table-cell>
          <table:table-cell table:style-name="ce250" office:value-type="float" office:value="118.20096275" calcext:value-type="float">
            <text:p>118.20</text:p>
          </table:table-cell>
          <table:table-cell table:number-columns-repeated="7"/>
        </table:table-row>
        <table:table-row table:style-name="ro1">
          <table:table-cell table:style-name="ce240" office:value-type="string" calcext:value-type="string">
            <text:p>Octubre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63998.72" calcext:value-type="float">
            <text:p>163998.72</text:p>
          </table:table-cell>
          <table:table-cell table:style-name="ce251" office:value-type="float" office:value="1952.4047616" calcext:value-type="float">
            <text:p>1952.40</text:p>
          </table:table-cell>
          <table:table-cell table:style-name="ce251" office:value-type="float" office:value="533344.35" calcext:value-type="float">
            <text:p>533344.35</text:p>
          </table:table-cell>
          <table:table-cell table:style-name="ce254" office:value-type="float" office:value="4749.43143675" calcext:value-type="float">
            <text:p>4749.43</text:p>
          </table:table-cell>
          <table:table-cell table:style-name="ce251" office:value-type="float" office:value="2797.02667515" calcext:value-type="float">
            <text:p>2797.0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Noviembre</text:p>
          </table:table-cell>
          <table:table-cell office:value-type="string" calcext:value-type="string">
            <text:p>CNT Móvil</text:p>
          </table:table-cell>
          <table:table-cell office:value-type="float" office:value="23364.26" calcext:value-type="float">
            <text:p>23364.26</text:p>
          </table:table-cell>
          <table:table-cell table:style-name="ce250" office:value-type="float" office:value="314.7165822" calcext:value-type="float">
            <text:p>314.72</text:p>
          </table:table-cell>
          <table:table-cell table:style-name="ce250" office:value-type="float" office:value="67251.5166666667" calcext:value-type="float">
            <text:p>67251.52</text:p>
          </table:table-cell>
          <table:table-cell table:style-name="ce253" office:value-type="float" office:value="598.874755916667" calcext:value-type="float">
            <text:p>598.87</text:p>
          </table:table-cell>
          <table:table-cell table:style-name="ce250" office:value-type="float" office:value="284.158173716667" calcext:value-type="float">
            <text:p>284.16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Noviembre</text:p>
          </table:table-cell>
          <table:table-cell office:value-type="string" calcext:value-type="string">
            <text:p>Conecel Móvil</text:p>
          </table:table-cell>
          <table:table-cell office:value-type="float" office:value="264530.17" calcext:value-type="float">
            <text:p>264530.17</text:p>
          </table:table-cell>
          <table:table-cell table:style-name="ce250" office:value-type="float" office:value="2684.9812255" calcext:value-type="float">
            <text:p>2684.98</text:p>
          </table:table-cell>
          <table:table-cell table:style-name="ce250" office:value-type="float" office:value="616924.666666667" calcext:value-type="float">
            <text:p>616924.67</text:p>
          </table:table-cell>
          <table:table-cell table:style-name="ce253" office:value-type="float" office:value="5493.71415666667" calcext:value-type="float">
            <text:p>5493.71</text:p>
          </table:table-cell>
          <table:table-cell table:style-name="ce250" office:value-type="float" office:value="2808.73293116667" calcext:value-type="float">
            <text:p>2808.73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Noviembre</text:p>
          </table:table-cell>
          <table:table-cell office:value-type="string" calcext:value-type="string">
            <text:p>Otecel</text:p>
          </table:table-cell>
          <table:table-cell office:value-type="float" office:value="131000.276666667" calcext:value-type="float">
            <text:p>131000.276666667</text:p>
          </table:table-cell>
          <table:table-cell table:style-name="ce250" office:value-type="float" office:value="1329.65280816667" calcext:value-type="float">
            <text:p>1329.65</text:p>
          </table:table-cell>
          <table:table-cell table:style-name="ce250" office:value-type="float" office:value="497612.043333333" calcext:value-type="float">
            <text:p>497612.04</text:p>
          </table:table-cell>
          <table:table-cell table:style-name="ce253" office:value-type="float" office:value="4431.23524588333" calcext:value-type="float">
            <text:p>4431.24</text:p>
          </table:table-cell>
          <table:table-cell table:style-name="ce250" office:value-type="float" office:value="3101.58243771667" calcext:value-type="float">
            <text:p>3101.58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Noviembre</text:p>
          </table:table-cell>
          <table:table-cell office:value-type="string" calcext:value-type="string">
            <text:p>Conecel Fijo</text:p>
          </table:table-cell>
          <table:table-cell office:value-type="float" office:value="11359.0666666667" calcext:value-type="float">
            <text:p>11359.0666666667</text:p>
          </table:table-cell>
          <table:table-cell table:style-name="ce250" office:value-type="float" office:value="101.152488666667" calcext:value-type="float">
            <text:p>101.15</text:p>
          </table:table-cell>
          <table:table-cell table:style-name="ce250" office:value-type="float" office:value="27560.5833333333" calcext:value-type="float">
            <text:p>27560.58</text:p>
          </table:table-cell>
          <table:table-cell table:style-name="ce253" office:value-type="float" office:value="245.426994583333" calcext:value-type="float">
            <text:p>245.43</text:p>
          </table:table-cell>
          <table:table-cell table:style-name="ce250" office:value-type="float" office:value="144.274505916667" calcext:value-type="float">
            <text:p>144.27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Noviembre</text:p>
          </table:table-cell>
          <table:table-cell office:value-type="string" calcext:value-type="string">
            <text:p>Etapa</text:p>
          </table:table-cell>
          <table:table-cell office:value-type="float" office:value="2432.37" calcext:value-type="float">
            <text:p>2432.37</text:p>
          </table:table-cell>
          <table:table-cell table:style-name="ce250" office:value-type="float" office:value="21.66025485" calcext:value-type="float">
            <text:p>21.66</text:p>
          </table:table-cell>
          <table:table-cell table:style-name="ce250" office:value-type="float" office:value="5522.35" calcext:value-type="float">
            <text:p>5522.35</text:p>
          </table:table-cell>
          <table:table-cell table:style-name="ce253" office:value-type="float" office:value="49.17652675" calcext:value-type="float">
            <text:p>49.18</text:p>
          </table:table-cell>
          <table:table-cell table:style-name="ce250" office:value-type="float" office:value="27.5162719" calcext:value-type="float">
            <text:p>27.5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Noviembre</text:p>
          </table:table-cell>
          <table:table-cell office:value-type="string" calcext:value-type="string">
            <text:p>Setel</text:p>
          </table:table-cell>
          <table:table-cell office:value-type="float" office:value="11776.37" calcext:value-type="float">
            <text:p>11776.37</text:p>
          </table:table-cell>
          <table:table-cell table:style-name="ce250" office:value-type="float" office:value="104.86857485" calcext:value-type="float">
            <text:p>104.87</text:p>
          </table:table-cell>
          <table:table-cell table:style-name="ce250" office:value-type="float" office:value="25480.8" calcext:value-type="float">
            <text:p>25480.80</text:p>
          </table:table-cell>
          <table:table-cell table:style-name="ce253" office:value-type="float" office:value="226.906524" calcext:value-type="float">
            <text:p>226.91</text:p>
          </table:table-cell>
          <table:table-cell table:style-name="ce250" office:value-type="float" office:value="122.03794915" calcext:value-type="float">
            <text:p>122.04</text:p>
          </table:table-cell>
          <table:table-cell table:number-columns-repeated="7"/>
        </table:table-row>
        <table:table-row table:style-name="ro1">
          <table:table-cell table:style-name="ce241" office:value-type="string" calcext:value-type="string">
            <text:p>Noviembre</text:p>
          </table:table-cell>
          <table:table-cell table:style-name="ce246" office:value-type="string" calcext:value-type="string">
            <text:p>CNT-EP Fijo</text:p>
          </table:table-cell>
          <table:table-cell table:style-name="ce246" office:value-type="float" office:value="160928.82" calcext:value-type="float">
            <text:p>160928.82</text:p>
          </table:table-cell>
          <table:table-cell table:style-name="ce252" office:value-type="float" office:value="1915.8576021" calcext:value-type="float">
            <text:p>1915.86</text:p>
          </table:table-cell>
          <table:table-cell table:style-name="ce252" office:value-type="float" office:value="463692.23" calcext:value-type="float">
            <text:p>463692.23</text:p>
          </table:table-cell>
          <table:table-cell table:style-name="ce255" office:value-type="float" office:value="4129.17930815" calcext:value-type="float">
            <text:p>4129.18</text:p>
          </table:table-cell>
          <table:table-cell table:style-name="ce252" office:value-type="float" office:value="2213.32170605" calcext:value-type="float">
            <text:p>2213.32</text:p>
          </table:table-cell>
          <table:table-cell table:number-columns-repeated="7"/>
        </table:table-row>
        <table:table-row table:style-name="ro1">
          <table:table-cell table:style-name="ce239" office:value-type="string" calcext:value-type="string">
            <text:p>Diciembre</text:p>
          </table:table-cell>
          <table:table-cell office:value-type="string" calcext:value-type="string">
            <text:p>CNT Móvil</text:p>
          </table:table-cell>
          <table:table-cell office:value-type="float" office:value="29186.47" calcext:value-type="float">
            <text:p>29186.47</text:p>
          </table:table-cell>
          <table:table-cell table:style-name="ce250" office:value-type="float" office:value="393.1417509" calcext:value-type="float">
            <text:p>393.14</text:p>
          </table:table-cell>
          <table:table-cell table:style-name="ce250" office:value-type="float" office:value="67587.15" calcext:value-type="float">
            <text:p>67587.15</text:p>
          </table:table-cell>
          <table:table-cell table:style-name="ce253" office:value-type="float" office:value="601.86357075" calcext:value-type="float">
            <text:p>601.86</text:p>
          </table:table-cell>
          <table:table-cell table:style-name="ce250" office:value-type="float" office:value="208.72181985" calcext:value-type="float">
            <text:p>208.72</text:p>
          </table:table-cell>
          <table:table-cell table:number-columns-repeated="7"/>
        </table:table-row>
        <table:table-row table:style-name="ro1">
          <table:table-cell table:style-name="ce242" office:value-type="string" calcext:value-type="string">
            <text:p>Diciembre</text:p>
          </table:table-cell>
          <table:table-cell office:value-type="string" calcext:value-type="string">
            <text:p>Conecel Móvil</text:p>
          </table:table-cell>
          <table:table-cell office:value-type="float" office:value="440096.35" calcext:value-type="float">
            <text:p>440096.35</text:p>
          </table:table-cell>
          <table:table-cell table:style-name="ce250" office:value-type="float" office:value="4466.9779525" calcext:value-type="float">
            <text:p>4466.98</text:p>
          </table:table-cell>
          <table:table-cell table:style-name="ce250" office:value-type="float" office:value="662108" calcext:value-type="float">
            <text:p>662108.00</text:p>
          </table:table-cell>
          <table:table-cell table:style-name="ce253" office:value-type="float" office:value="5896.07174" calcext:value-type="float">
            <text:p>5896.07</text:p>
          </table:table-cell>
          <table:table-cell table:style-name="ce250" office:value-type="float" office:value="1429.0937875" calcext:value-type="float">
            <text:p>1429.09</text:p>
          </table:table-cell>
          <table:table-cell table:number-columns-repeated="7"/>
        </table:table-row>
        <table:table-row table:style-name="ro1">
          <table:table-cell table:style-name="ce242" office:value-type="string" calcext:value-type="string">
            <text:p>Diciembre</text:p>
          </table:table-cell>
          <table:table-cell office:value-type="string" calcext:value-type="string">
            <text:p>Otecel</text:p>
          </table:table-cell>
          <table:table-cell office:value-type="float" office:value="175744.35" calcext:value-type="float">
            <text:p>175744.35</text:p>
          </table:table-cell>
          <table:table-cell table:style-name="ce250" office:value-type="float" office:value="1783.8051525" calcext:value-type="float">
            <text:p>1783.81</text:p>
          </table:table-cell>
          <table:table-cell table:style-name="ce250" office:value-type="float" office:value="531249.4" calcext:value-type="float">
            <text:p>531249.40</text:p>
          </table:table-cell>
          <table:table-cell table:style-name="ce253" office:value-type="float" office:value="4730.775907" calcext:value-type="float">
            <text:p>4730.78</text:p>
          </table:table-cell>
          <table:table-cell table:style-name="ce250" office:value-type="float" office:value="2946.9707545" calcext:value-type="float">
            <text:p>2946.97</text:p>
          </table:table-cell>
          <table:table-cell table:number-columns-repeated="7"/>
        </table:table-row>
        <table:table-row table:style-name="ro1">
          <table:table-cell table:style-name="ce242" office:value-type="string" calcext:value-type="string">
            <text:p>Diciembre</text:p>
          </table:table-cell>
          <table:table-cell office:value-type="string" calcext:value-type="string">
            <text:p>Conecel Fijo</text:p>
          </table:table-cell>
          <table:table-cell office:value-type="float" office:value="11413.3833333333" calcext:value-type="float">
            <text:p>11413.3833333333</text:p>
          </table:table-cell>
          <table:table-cell table:style-name="ce250" office:value-type="float" office:value="101.636178583333" calcext:value-type="float">
            <text:p>101.64</text:p>
          </table:table-cell>
          <table:table-cell table:style-name="ce250" office:value-type="float" office:value="28311.0833333333" calcext:value-type="float">
            <text:p>28311.08</text:p>
          </table:table-cell>
          <table:table-cell table:style-name="ce253" office:value-type="float" office:value="252.110197083333" calcext:value-type="float">
            <text:p>252.11</text:p>
          </table:table-cell>
          <table:table-cell table:style-name="ce250" office:value-type="float" office:value="150.4740185" calcext:value-type="float">
            <text:p>150.47</text:p>
          </table:table-cell>
          <table:table-cell table:number-columns-repeated="7"/>
        </table:table-row>
        <table:table-row table:style-name="ro1">
          <table:table-cell table:style-name="ce242" office:value-type="string" calcext:value-type="string">
            <text:p>Diciembre</text:p>
          </table:table-cell>
          <table:table-cell office:value-type="string" calcext:value-type="string">
            <text:p>Etapa</text:p>
          </table:table-cell>
          <table:table-cell office:value-type="float" office:value="2215.28" calcext:value-type="float">
            <text:p>2215.28</text:p>
          </table:table-cell>
          <table:table-cell table:style-name="ce250" office:value-type="float" office:value="19.7270684" calcext:value-type="float">
            <text:p>19.73</text:p>
          </table:table-cell>
          <table:table-cell table:style-name="ce250" office:value-type="float" office:value="4963.31666666667" calcext:value-type="float">
            <text:p>4963.32</text:p>
          </table:table-cell>
          <table:table-cell table:style-name="ce253" office:value-type="float" office:value="44.1983349166667" calcext:value-type="float">
            <text:p>44.20</text:p>
          </table:table-cell>
          <table:table-cell table:style-name="ce250" office:value-type="float" office:value="24.4712665166667" calcext:value-type="float">
            <text:p>24.47</text:p>
          </table:table-cell>
          <table:table-cell table:number-columns-repeated="7"/>
        </table:table-row>
        <table:table-row table:style-name="ro1">
          <table:table-cell table:style-name="ce242" office:value-type="string" calcext:value-type="string">
            <text:p>Diciembre</text:p>
          </table:table-cell>
          <table:table-cell office:value-type="string" calcext:value-type="string">
            <text:p>Setel</text:p>
          </table:table-cell>
          <table:table-cell office:value-type="float" office:value="13092.4666666667" calcext:value-type="float">
            <text:p>13092.4666666667</text:p>
          </table:table-cell>
          <table:table-cell table:style-name="ce250" office:value-type="float" office:value="116.588415666667" calcext:value-type="float">
            <text:p>116.59</text:p>
          </table:table-cell>
          <table:table-cell table:style-name="ce250" office:value-type="float" office:value="25335.77" calcext:value-type="float">
            <text:p>25335.77</text:p>
          </table:table-cell>
          <table:table-cell table:style-name="ce253" office:value-type="float" office:value="225.61503185" calcext:value-type="float">
            <text:p>225.62</text:p>
          </table:table-cell>
          <table:table-cell table:style-name="ce250" office:value-type="float" office:value="109.026616183333" calcext:value-type="float">
            <text:p>109.03</text:p>
          </table:table-cell>
          <table:table-cell table:number-columns-repeated="7"/>
        </table:table-row>
        <table:table-row table:style-name="ro1">
          <table:table-cell table:style-name="ce243" office:value-type="string" calcext:value-type="string">
            <text:p>Diciembre</text:p>
          </table:table-cell>
          <table:table-cell table:style-name="ce244" office:value-type="string" calcext:value-type="string">
            <text:p>CNT-EP Fijo</text:p>
          </table:table-cell>
          <table:table-cell table:style-name="ce244" office:value-type="float" office:value="184090.545" calcext:value-type="float">
            <text:p>184090.545</text:p>
          </table:table-cell>
          <table:table-cell table:style-name="ce251" office:value-type="float" office:value="2191.597938225" calcext:value-type="float">
            <text:p>2191.60</text:p>
          </table:table-cell>
          <table:table-cell table:style-name="ce251" office:value-type="float" office:value="432272.13" calcext:value-type="float">
            <text:p>432272.13</text:p>
          </table:table-cell>
          <table:table-cell table:style-name="ce254" office:value-type="float" office:value="3849.38331765" calcext:value-type="float">
            <text:p>3849.38</text:p>
          </table:table-cell>
          <table:table-cell table:style-name="ce251" office:value-type="float" office:value="1657.785379425" calcext:value-type="float">
            <text:p>1657.79</text:p>
          </table:table-cell>
          <table:table-cell table:number-columns-repeated="7"/>
        </table:table-row>
        <table:table-row table:style-name="ro1" table:number-rows-repeated="104848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bla dinámica_Interconexiones_1" table:style-name="ta4">
        <table:table-column table:style-name="co26" table:default-cell-style-name="ce274"/>
        <table:table-column table:style-name="co27" table:default-cell-style-name="ce278"/>
        <table:table-row table:style-name="ro4">
          <table:table-cell table:style-name="ce272" office:value-type="string" calcext:value-type="string">
            <text:p>operadora</text:p>
          </table:table-cell>
          <table:table-cell table:style-name="ce276" office:value-type="string" calcext:value-type="string">
            <text:p>Suma - valor2</text:p>
          </table:table-cell>
        </table:table-row>
        <table:table-row table:style-name="ro4">
          <table:table-cell table:style-name="ce273" office:value-type="string" calcext:value-type="string">
            <text:p>CNT Móvil</text:p>
          </table:table-cell>
          <table:table-cell table:style-name="ce277" office:value-type="float" office:value="8840.7584395" calcext:value-type="float">
            <text:p>8840.76</text:p>
          </table:table-cell>
        </table:table-row>
        <table:table-row table:style-name="ro4">
          <table:table-cell office:value-type="string" calcext:value-type="string">
            <text:p>CNT-EP Fijo</text:p>
          </table:table-cell>
          <table:table-cell office:value-type="float" office:value="60384.75112475" calcext:value-type="float">
            <text:p>60384.75</text:p>
          </table:table-cell>
        </table:table-row>
        <table:table-row table:style-name="ro4">
          <table:table-cell office:value-type="string" calcext:value-type="string">
            <text:p>Conecel Fijo</text:p>
          </table:table-cell>
          <table:table-cell office:value-type="float" office:value="2892.08501291667" calcext:value-type="float">
            <text:p>2892.09</text:p>
          </table:table-cell>
        </table:table-row>
        <table:table-row table:style-name="ro4">
          <table:table-cell office:value-type="string" calcext:value-type="string">
            <text:p>Conecel Móvil</text:p>
          </table:table-cell>
          <table:table-cell office:value-type="float" office:value="75111.5802471667" calcext:value-type="float">
            <text:p>75111.58</text:p>
          </table:table-cell>
        </table:table-row>
        <table:table-row table:style-name="ro4">
          <table:table-cell office:value-type="string" calcext:value-type="string">
            <text:p>Etapa</text:p>
          </table:table-cell>
          <table:table-cell office:value-type="float" office:value="697.738065916667" calcext:value-type="float">
            <text:p>697.74</text:p>
          </table:table-cell>
        </table:table-row>
        <table:table-row table:style-name="ro4">
          <table:table-cell office:value-type="string" calcext:value-type="string">
            <text:p>Otecel</text:p>
          </table:table-cell>
          <table:table-cell office:value-type="float" office:value="57132.1043983083" calcext:value-type="float">
            <text:p>57132.10</text:p>
          </table:table-cell>
        </table:table-row>
        <table:table-row table:style-name="ro4">
          <table:table-cell office:value-type="string" calcext:value-type="string">
            <text:p>Setel</text:p>
          </table:table-cell>
          <table:table-cell table:style-name="ce279" office:value-type="float" office:value="3072.17148095" calcext:value-type="float">
            <text:p>3072.17</text:p>
          </table:table-cell>
        </table:table-row>
        <table:table-row table:style-name="ro4">
          <table:table-cell table:style-name="ce275" office:value-type="string" calcext:value-type="string">
            <text:p>Total Resultado</text:p>
          </table:table-cell>
          <table:table-cell table:style-name="ce280" office:value-type="float" office:value="208131.188769508" calcext:value-type="float">
            <text:p>208131.19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terconexiones_1'.A1:'Tabla dinámica_Interconexiones_1'.B9" table:buttons="'Tabla dinámica_Interconexiones_1'.A1" table:show-filter-button="false" table:drill-down-on-double-click="false">
          <table:source-cell-range table:cell-range-address="Interconexiones.B9:Interconexiones.F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dora" table:orientation="row" table:used-hierarchy="0" table:function="auto">
            <table:data-pilot-level table:show-empty="false" calcext:repeat-item-labels="false">
              <table:data-pilot-members>
                <table:data-pilot-member table:name="CNT Móvil" table:display="true" table:show-details="true"/>
                <table:data-pilot-member table:name="CNT-EP Fijo" table:display="true" table:show-details="true"/>
                <table:data-pilot-member table:name="Conecel Fijo" table:display="true" table:show-details="true"/>
                <table:data-pilot-member table:name="Conecel Móvil" table:display="true" table:show-details="true"/>
                <table:data-pilot-member table:name="Etapa" table:display="true" table:show-details="true"/>
                <table:data-pilot-member table:name="Otecel" table:display="true" table:show-details="true"/>
                <table:data-pilot-member table:name="Set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2" table:orientation="data" table:used-hierarchy="0" table:function="sum">
            <table:data-pilot-level table:show-empty="false" calcext:repeat-item-labels="false">
              <table:data-pilot-members>
                <table:data-pilot-member table:name="43.67" table:display="true" table:show-details="true"/>
                <table:data-pilot-member table:name="44.20" table:display="true" table:show-details="true"/>
                <table:data-pilot-member table:name="49.18" table:display="true" table:show-details="true"/>
                <table:data-pilot-member table:name="56.97" table:display="true" table:show-details="true"/>
                <table:data-pilot-member table:name="58.26" table:display="true" table:show-details="true"/>
                <table:data-pilot-member table:name="59.93" table:display="true" table:show-details="true"/>
                <table:data-pilot-member table:name="60.59" table:display="true" table:show-details="true"/>
                <table:data-pilot-member table:name="60.61" table:display="true" table:show-details="true"/>
                <table:data-pilot-member table:name="61.06" table:display="true" table:show-details="true"/>
                <table:data-pilot-member table:name="67.31" table:display="true" table:show-details="true"/>
                <table:data-pilot-member table:name="67.58" table:display="true" table:show-details="true"/>
                <table:data-pilot-member table:name="68.37" table:display="true" table:show-details="true"/>
                <table:data-pilot-member table:name="102.58" table:display="true" table:show-details="true"/>
                <table:data-pilot-member table:name="178.60" table:display="true" table:show-details="true"/>
                <table:data-pilot-member table:name="225.62" table:display="true" table:show-details="true"/>
                <table:data-pilot-member table:name="226.91" table:display="true" table:show-details="true"/>
                <table:data-pilot-member table:name="230.25" table:display="true" table:show-details="true"/>
                <table:data-pilot-member table:name="232.22" table:display="true" table:show-details="true"/>
                <table:data-pilot-member table:name="241.78" table:display="true" table:show-details="true"/>
                <table:data-pilot-member table:name="245.36" table:display="true" table:show-details="true"/>
                <table:data-pilot-member table:name="245.43" table:display="true" table:show-details="true"/>
                <table:data-pilot-member table:name="247.42" table:display="true" table:show-details="true"/>
                <table:data-pilot-member table:name="249.03" table:display="true" table:show-details="true"/>
                <table:data-pilot-member table:name="252.11" table:display="true" table:show-details="true"/>
                <table:data-pilot-member table:name="257.01" table:display="true" table:show-details="true"/>
                <table:data-pilot-member table:name="259.42" table:display="true" table:show-details="true"/>
                <table:data-pilot-member table:name="259.95" table:display="true" table:show-details="true"/>
                <table:data-pilot-member table:name="262.60" table:display="true" table:show-details="true"/>
                <table:data-pilot-member table:name="266.40" table:display="true" table:show-details="true"/>
                <table:data-pilot-member table:name="266.63" table:display="true" table:show-details="true"/>
                <table:data-pilot-member table:name="269.98" table:display="true" table:show-details="true"/>
                <table:data-pilot-member table:name="275.83" table:display="true" table:show-details="true"/>
                <table:data-pilot-member table:name="276.61" table:display="true" table:show-details="true"/>
                <table:data-pilot-member table:name="276.76" table:display="true" table:show-details="true"/>
                <table:data-pilot-member table:name="300.55" table:display="true" table:show-details="true"/>
                <table:data-pilot-member table:name="315.22" table:display="true" table:show-details="true"/>
                <table:data-pilot-member table:name="598.87" table:display="true" table:show-details="true"/>
                <table:data-pilot-member table:name="601.86" table:display="true" table:show-details="true"/>
                <table:data-pilot-member table:name="652.95" table:display="true" table:show-details="true"/>
                <table:data-pilot-member table:name="666.88" table:display="true" table:show-details="true"/>
                <table:data-pilot-member table:name="708.01" table:display="true" table:show-details="true"/>
                <table:data-pilot-member table:name="727.59" table:display="true" table:show-details="true"/>
                <table:data-pilot-member table:name="748.81" table:display="true" table:show-details="true"/>
                <table:data-pilot-member table:name="769.86" table:display="true" table:show-details="true"/>
                <table:data-pilot-member table:name="781.35" table:display="true" table:show-details="true"/>
                <table:data-pilot-member table:name="790.22" table:display="true" table:show-details="true"/>
                <table:data-pilot-member table:name="861.60" table:display="true" table:show-details="true"/>
                <table:data-pilot-member table:name="932.75" table:display="true" table:show-details="true"/>
                <table:data-pilot-member table:name="3655.16" table:display="true" table:show-details="true"/>
                <table:data-pilot-member table:name="3849.38" table:display="true" table:show-details="true"/>
                <table:data-pilot-member table:name="4066.86" table:display="true" table:show-details="true"/>
                <table:data-pilot-member table:name="4129.18" table:display="true" table:show-details="true"/>
                <table:data-pilot-member table:name="4431.24" table:display="true" table:show-details="true"/>
                <table:data-pilot-member table:name="4602.79" table:display="true" table:show-details="true"/>
                <table:data-pilot-member table:name="4636.54" table:display="true" table:show-details="true"/>
                <table:data-pilot-member table:name="4643.28" table:display="true" table:show-details="true"/>
                <table:data-pilot-member table:name="4649.31" table:display="true" table:show-details="true"/>
                <table:data-pilot-member table:name="4730.78" table:display="true" table:show-details="true"/>
                <table:data-pilot-member table:name="4749.43" table:display="true" table:show-details="true"/>
                <table:data-pilot-member table:name="4820.88" table:display="true" table:show-details="true"/>
                <table:data-pilot-member table:name="4871.08" table:display="true" table:show-details="true"/>
                <table:data-pilot-member table:name="4961.34" table:display="true" table:show-details="true"/>
                <table:data-pilot-member table:name="5020.50" table:display="true" table:show-details="true"/>
                <table:data-pilot-member table:name="5186.91" table:display="true" table:show-details="true"/>
                <table:data-pilot-member table:name="5223.57" table:display="true" table:show-details="true"/>
                <table:data-pilot-member table:name="5295.17" table:display="true" table:show-details="true"/>
                <table:data-pilot-member table:name="5336.55" table:display="true" table:show-details="true"/>
                <table:data-pilot-member table:name="5457.73" table:display="true" table:show-details="true"/>
                <table:data-pilot-member table:name="5493.71" table:display="true" table:show-details="true"/>
                <table:data-pilot-member table:name="5520.16" table:display="true" table:show-details="true"/>
                <table:data-pilot-member table:name="5614.15" table:display="true" table:show-details="true"/>
                <table:data-pilot-member table:name="5617.92" table:display="true" table:show-details="true"/>
                <table:data-pilot-member table:name="5863.88" table:display="true" table:show-details="true"/>
                <table:data-pilot-member table:name="5896.07" table:display="true" table:show-details="true"/>
                <table:data-pilot-member table:name="6042.08" table:display="true" table:show-details="true"/>
                <table:data-pilot-member table:name="6204.72" table:display="true" table:show-details="true"/>
                <table:data-pilot-member table:name="6297.31" table:display="true" table:show-details="true"/>
                <table:data-pilot-member table:name="6373.37" table:display="true" table:show-details="true"/>
                <table:data-pilot-member table:name="6514.62" table:display="true" table:show-details="true"/>
                <table:data-pilot-member table:name="6600.52" table:display="true" table:show-details="true"/>
                <table:data-pilot-member table:name="6678.83" table:display="true" table:show-details="true"/>
                <table:data-pilot-member table:name="6740.03" table:display="true" table:show-details="true"/>
                <table:data-pilot-member table:name="7516.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5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1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07">
      <style:table-cell-properties fo:background-color="transparent" style:vertical-align="automatic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0:15:43.2146426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22T13:54:23.648647304</dc:date>
    <meta:editing-cycles>16</meta:editing-cycles>
    <meta:editing-duration>PT4H2M49S</meta:editing-duration>
    <meta:document-statistic meta:table-count="4" meta:cell-count="1133" meta:object-count="0"/>
  </office:meta>
</office:document-meta>
</file>